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52in"/>
    </style:style>
    <style:style style:name="co2" style:family="table-column">
      <style:table-column-properties fo:break-before="auto" style:column-width="1.0035in"/>
    </style:style>
    <style:style style:name="co3" style:family="table-column">
      <style:table-column-properties fo:break-before="auto" style:column-width="5.1583in"/>
    </style:style>
    <style:style style:name="co4" style:family="table-column">
      <style:table-column-properties fo:break-before="auto" style:column-width="0.889in"/>
    </style:style>
    <style:style style:name="co5" style:family="table-column">
      <style:table-column-properties fo:break-before="auto" style:column-width="0.2744in"/>
    </style:style>
    <style:style style:name="co6" style:family="table-column">
      <style:table-column-properties fo:break-before="auto" style:column-width="3.6807in"/>
    </style:style>
    <style:style style:name="co7" style:family="table-column">
      <style:table-column-properties fo:break-before="auto" style:column-width="1.5043in"/>
    </style:style>
    <style:style style:name="co8" style:family="table-column">
      <style:table-column-properties fo:break-before="auto" style:column-width="5.2346in"/>
    </style:style>
    <style:style style:name="co9" style:family="table-column">
      <style:table-column-properties fo:break-before="auto" style:column-width="0.1543in"/>
    </style:style>
    <style:style style:name="co10" style:family="table-column">
      <style:table-column-properties fo:break-before="auto" style:column-width="0.5134in"/>
    </style:style>
    <style:style style:name="co11" style:family="table-column">
      <style:table-column-properties fo:break-before="auto" style:column-width="0.4917in"/>
    </style:style>
    <style:style style:name="co12" style:family="table-column">
      <style:table-column-properties fo:break-before="auto" style:column-width="2.7772in"/>
    </style:style>
    <style:style style:name="co16" style:family="table-column">
      <style:table-column-properties fo:break-before="auto" style:column-width="7.4335in"/>
    </style:style>
    <style:style style:name="co17" style:family="table-column">
      <style:table-column-properties fo:break-before="auto" style:column-width="1.7102in"/>
    </style:style>
    <style:style style:name="co18" style:family="table-column">
      <style:table-column-properties fo:break-before="auto" style:column-width="1.8736in"/>
    </style:style>
    <style:style style:name="co19" style:family="table-column">
      <style:table-column-properties fo:break-before="auto" style:column-width="0.5783in"/>
    </style:style>
    <style:style style:name="co20" style:family="table-column">
      <style:table-column-properties fo:break-before="auto" style:column-width="2.222in"/>
    </style:style>
    <style:style style:name="co21" style:family="table-column">
      <style:table-column-properties fo:break-before="auto" style:column-width="4.8862in"/>
    </style:style>
    <style:style style:name="ro1" style:family="table-row">
      <style:table-row-properties style:row-height="0.1756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1.2638in" fo:break-before="auto" style:use-optimal-row-height="true"/>
    </style:style>
    <style:style style:name="ro8"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in"/>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center" fo:margin-left="0in"/>
      <style:text-properties style:text-position=""/>
    </style:style>
    <style:style style:name="ce3" style:family="table-cell" style:parent-style-name="Default">
      <style:table-cell-properties style:vertical-align="top"/>
      <style:text-properties style:text-position="" fo:font-weight="bold" style:font-weight-asian="bold" style:font-weight-complex="bold"/>
    </style:style>
    <style:style style:name="ce4" style:family="table-cell" style:parent-style-name="Default">
      <style:table-cell-properties style:vertical-align="top"/>
      <style:text-properties style:text-position=""/>
    </style:style>
    <style:style style:name="ce5" style:family="table-cell" style:parent-style-name="Default">
      <style:table-cell-properties fo:wrap-option="wrap" style:vertical-align="top"/>
      <style:text-properties style:text-position="" fo:font-weight="bold" style:font-weight-asian="bold" style:font-weight-complex="bold"/>
    </style:style>
    <style:style style:name="ce6" style:family="table-cell" style:parent-style-name="Default">
      <style:table-cell-properties fo:wrap-option="wrap" style:vertical-align="top"/>
      <style:text-properties style:text-position=""/>
    </style:style>
    <style:style style:name="ce14" style:family="table-cell" style:parent-style-name="Default">
      <style:table-cell-properties fo:wrap-option="wrap" style:vertical-align="top"/>
      <style:text-properties style:use-window-font-color="true" style:text-outline="false" style:text-line-through-style="none" style:text-position=""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ext-properties style:text-position=""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in"/>
    </style:style>
    <style:style style:name="ce12" style:family="table-cell" style:parent-style-name="Defaul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able-cell-properties style:text-align-source="fix" style:repeat-content="false"/>
      <style:paragraph-properties fo:text-align="start" fo:margin-left="0in"/>
    </style:style>
    <style:style style:name="ce16" style:family="table-cell" style:parent-style-name="Default">
      <style:table-cell-properties style:text-align-source="fix" style:repeat-content="false"/>
      <style:paragraph-properties fo:text-align="start" fo:margin-left="0in"/>
      <style:text-properties style:font-name="Arial" style:font-name-asian="DejaVu Sans" style:font-name-complex="FreeSans"/>
    </style:style>
    <style:style style:name="ce17" style:family="table-cell" style:parent-style-name="Default">
      <style:text-properties style:use-window-font-color="true" style:text-outline="false" style:text-line-through-style="none"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language-complex="en" style:country-complex="US"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iteration table:maximum-difference="0.0001"/>
      </table:calculation-settings>
      <table:table table:name="Mission Areas" table:style-name="ta1">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number-columns-repeated="1021" table:default-cell-style-name="ce4"/>
        <table:table-row table:style-name="ro1">
          <table:table-cell table:style-name="ce1" office:value-type="string">
            <text:p>Id</text:p>
          </table:table-cell>
          <table:table-cell table:style-name="ce3" office:value-type="string">
            <text:p>Mission Area</text:p>
          </table:table-cell>
          <table:table-cell table:style-name="ce5" office:value-type="string">
            <text:p>Description</text:p>
          </table:table-cell>
          <table:table-cell table:style-name="ce3" office:value-type="string">
            <text:p>!</text:p>
          </table:table-cell>
          <table:table-cell table:style-name="ce3" table:number-columns-repeated="1020"/>
        </table:table-row>
        <table:table-row table:style-name="ro2">
          <table:table-cell office:value-type="float" office:value="1">
            <text:p>1</text:p>
          </table:table-cell>
          <table:table-cell office:value-type="string">
            <text:p>Prevention</text:p>
          </table:table-cell>
          <table:table-cell office:value-type="string">
            <text:p>The capabilities necessary to avoid, prevent or stop a threatened or actual act of terrorism. It is focused on ensuring we are optimally prepared to prevent an imminent terrorist attack within the United States.</text:p>
          </table:table-cell>
          <table:table-cell table:style-name="ce3" office:value-type="string">
            <text:p>!</text:p>
          </table:table-cell>
          <table:table-cell table:number-columns-repeated="1020"/>
        </table:table-row>
        <table:table-row table:style-name="ro3">
          <table:table-cell office:value-type="float" office:value="2">
            <text:p>2</text:p>
          </table:table-cell>
          <table:table-cell office:value-type="string">
            <text:p>Protection</text:p>
          </table:table-cell>
          <table:table-cell office:value-type="string">
            <text:p>The capabilities necessary to secure the homeland against acts of terrorism and manmade or natural disasters.</text:p>
          </table:table-cell>
          <table:table-cell table:style-name="ce3" office:value-type="string">
            <text:p>!</text:p>
          </table:table-cell>
          <table:table-cell table:number-columns-repeated="1020"/>
        </table:table-row>
        <table:table-row table:style-name="ro3">
          <table:table-cell office:value-type="float" office:value="3">
            <text:p>3</text:p>
          </table:table-cell>
          <table:table-cell office:value-type="string">
            <text:p>Mitigation</text:p>
          </table:table-cell>
          <table:table-cell office:value-type="string">
            <text:p>The capabilities necessary to reduce the loss of life and property by lessening the impact of disasters.</text:p>
          </table:table-cell>
          <table:table-cell table:style-name="ce3" office:value-type="string">
            <text:p>!</text:p>
          </table:table-cell>
          <table:table-cell table:number-columns-repeated="1020"/>
        </table:table-row>
        <table:table-row table:style-name="ro3">
          <table:table-cell office:value-type="float" office:value="4">
            <text:p>4</text:p>
          </table:table-cell>
          <table:table-cell office:value-type="string">
            <text:p>Response</text:p>
          </table:table-cell>
          <table:table-cell office:value-type="string">
            <text:p>The capabilities necessary to save lives, protect property and the environment, and meet basic human needs after an incident has occurred.</text:p>
          </table:table-cell>
          <table:table-cell table:style-name="ce3" office:value-type="string">
            <text:p>!</text:p>
          </table:table-cell>
          <table:table-cell table:number-columns-repeated="1020"/>
        </table:table-row>
        <table:table-row table:style-name="ro3">
          <table:table-cell office:value-type="float" office:value="5">
            <text:p>5</text:p>
          </table:table-cell>
          <table:table-cell office:value-type="string">
            <text:p>Recovery</text:p>
          </table:table-cell>
          <table:table-cell office:value-type="string">
            <text:p>The core capabilities necessary to assist communities affected by an incident to recover effectively.</text:p>
          </table:table-cell>
          <table:table-cell table:style-name="ce3" office:value-type="string">
            <text:p>!</text:p>
          </table:table-cell>
          <table:table-cell table:number-columns-repeated="1020"/>
        </table:table-row>
        <table:table-row table:style-name="ro4" table:number-rows-repeated="1048569">
          <table:table-cell table:number-columns-repeated="1024"/>
        </table:table-row>
        <table:table-row table:style-name="ro4">
          <table:table-cell table:number-columns-repeated="1024"/>
        </table:table-row>
      </table:table>
      <table:table table:name="Core Capabilities" table:style-name="ta1">
        <table:table-column table:style-name="co5" table:default-cell-style-name="ce2"/>
        <table:table-column table:style-name="co6" table:default-cell-style-name="ce4"/>
        <table:table-column table:style-name="co7" table:default-cell-style-name="ce4"/>
        <table:table-column table:style-name="co8" table:default-cell-style-name="ce6"/>
        <table:table-column table:style-name="co9" table:default-cell-style-name="ce4"/>
        <table:table-column table:style-name="co4" table:number-columns-repeated="1019" table:default-cell-style-name="ce4"/>
        <table:table-row table:style-name="ro1">
          <table:table-cell table:style-name="ce1" office:value-type="string">
            <text:p>Id</text:p>
          </table:table-cell>
          <table:table-cell table:style-name="ce3" office:value-type="string">
            <text:p>Name</text:p>
          </table:table-cell>
          <table:table-cell table:style-name="ce3" office:value-type="string">
            <text:p>Mission Areas</text:p>
          </table:table-cell>
          <table:table-cell table:style-name="ce5" office:value-type="string">
            <text:p>Description</text:p>
          </table:table-cell>
          <table:table-cell table:style-name="ce3" office:value-type="string">
            <text:p>!</text:p>
          </table:table-cell>
          <table:table-cell table:style-name="ce3" table:number-columns-repeated="1019"/>
        </table:table-row>
        <table:table-row table:style-name="ro2">
          <table:table-cell office:value-type="float" office:value="1">
            <text:p>1</text:p>
          </table:table-cell>
          <table:table-cell office:value-type="string">
            <text:p>Access Control and Identity Verification</text:p>
          </table:table-cell>
          <table:table-cell office:value-type="string">
            <text:p>Protection</text:p>
          </table:table-cell>
          <table:table-cell office:value-type="string">
            <text:p>Apply a broad range of physical, technological, and cyber measures to control admittance to critical locations and systems, limiting access to authorized individuals to carry out legitimate activities.</text:p>
          </table:table-cell>
          <table:table-cell office:value-type="string">
            <text:p>!</text:p>
          </table:table-cell>
          <table:table-cell table:number-columns-repeated="1019"/>
        </table:table-row>
        <table:table-row table:style-name="ro2">
          <table:table-cell office:value-type="float" office:value="2">
            <text:p>2</text:p>
          </table:table-cell>
          <table:table-cell office:value-type="string">
            <text:p>Community Resilience</text:p>
          </table:table-cell>
          <table:table-cell office:value-type="string">
            <text:p>Mitigation</text:p>
          </table:table-cell>
          <table:table-cell office:value-type="string">
            <text:p>Lead the integrated effort to recognize, understand, communicate, plan, and address risks so that the community can develop a set of actions to accomplish Mitigation and improve resilience.</text:p>
          </table:table-cell>
          <table:table-cell office:value-type="string">
            <text:p>!</text:p>
          </table:table-cell>
          <table:table-cell table:number-columns-repeated="1019"/>
        </table:table-row>
        <table:table-row table:style-name="ro5">
          <table:table-cell office:value-type="float" office:value="3">
            <text:p>3</text:p>
          </table:table-cell>
          <table:table-cell office:value-type="string">
            <text:p>Critical Transportation</text:p>
          </table:table-cell>
          <table:table-cell office:value-type="string">
            <text:p>Response</text:p>
          </table:table-cell>
          <table:table-cell office:value-type="string">
            <text:p>Provide transportation (including infrastructure access and accessible transportation services) for response priority objectives, including the evacuation of people and animals, and the delivery of vital response personnel, equipment, and services into the affected areas.</text:p>
          </table:table-cell>
          <table:table-cell office:value-type="string">
            <text:p>!</text:p>
          </table:table-cell>
          <table:table-cell table:number-columns-repeated="1019"/>
        </table:table-row>
        <table:table-row table:style-name="ro2">
          <table:table-cell office:value-type="float" office:value="4">
            <text:p>4</text:p>
          </table:table-cell>
          <table:table-cell office:value-type="string">
            <text:p>Cybersecurity</text:p>
          </table:table-cell>
          <table:table-cell office:value-type="string">
            <text:p>Protection</text:p>
          </table:table-cell>
          <table:table-cell office:value-type="string">
            <text:p>Protect against damage to, the unauthorized use of, and/or the exploitation of (and, if needed, the restoration of) electronic communications systems and services (and the information contained therein).</text:p>
          </table:table-cell>
          <table:table-cell office:value-type="string">
            <text:p>!</text:p>
          </table:table-cell>
          <table:table-cell table:number-columns-repeated="1019"/>
        </table:table-row>
        <table:table-row table:style-name="ro2">
          <table:table-cell office:value-type="float" office:value="5">
            <text:p>5</text:p>
          </table:table-cell>
          <table:table-cell office:value-type="string">
            <text:p>Economic Recovery</text:p>
          </table:table-cell>
          <table:table-cell office:value-type="string">
            <text:p>Recovery</text:p>
          </table:table-cell>
          <table:table-cell office:value-type="string">
            <text:p>Return economic and business activities (including food and agriculture) to a healthy state and develop new business and employment opportunities that result in a sustainable and economically viable community.</text:p>
          </table:table-cell>
          <table:table-cell office:value-type="string">
            <text:p>!</text:p>
          </table:table-cell>
          <table:table-cell table:number-columns-repeated="1019"/>
        </table:table-row>
        <table:table-row table:style-name="ro2">
          <table:table-cell office:value-type="float" office:value="6">
            <text:p>6</text:p>
          </table:table-cell>
          <table:table-cell office:value-type="string">
            <text:p>Environmental Response/Health and Safety</text:p>
          </table:table-cell>
          <table:table-cell office:value-type="string">
            <text:p>Response</text:p>
          </table:table-cell>
          <table:table-cell office:value-type="string">
            <text:p>Ensure the availability of guidance and resources to address all hazards including hazardous materials, acts of terrorism, and natural disasters in support of the responder operations and the affected communities.</text:p>
          </table:table-cell>
          <table:table-cell office:value-type="string">
            <text:p>!</text:p>
          </table:table-cell>
          <table:table-cell table:number-columns-repeated="1019"/>
        </table:table-row>
        <table:table-row table:style-name="ro6">
          <table:table-cell office:value-type="float" office:value="7">
            <text:p>7</text:p>
          </table:table-cell>
          <table:table-cell office:value-type="string">
            <text:p>Fatality Management Services</text:p>
          </table:table-cell>
          <table:table-cell office:value-type="string">
            <text:p>Response</text:p>
          </table:table-cell>
          <table:table-cell office:value-type="string">
            <text:p>Provide fatality management services, including body recovery and victim identification, working with state and local authorities to provide temporary mortuary solutions, sharing information with mass care services for the purpose of reunifying family members and caregivers with missing persons/remains, and providing counseling to the bereaved.</text:p>
          </table:table-cell>
          <table:table-cell office:value-type="string">
            <text:p>!</text:p>
          </table:table-cell>
          <table:table-cell table:number-columns-repeated="1019"/>
        </table:table-row>
        <table:table-row table:style-name="ro5">
          <table:table-cell office:value-type="float" office:value="8">
            <text:p>8</text:p>
          </table:table-cell>
          <table:table-cell office:value-type="string">
            <text:p>Forensics and Attribution</text:p>
          </table:table-cell>
          <table:table-cell office:value-type="string">
            <text:p>Prevention</text:p>
          </table:table-cell>
          <table:table-cell office:value-type="string">
            <text:p>Conduct forensic analysis and attribute terrorist acts (including the means and methods of terrorism) to their source, to include forensic analysis as well as attribution for an attack and for the preparation for an attack in an effort to prevent initial or follow-on acts and/or swiftly develop counter-options.</text:p>
          </table:table-cell>
          <table:table-cell office:value-type="string">
            <text:p>!</text:p>
          </table:table-cell>
          <table:table-cell table:number-columns-repeated="1019"/>
        </table:table-row>
        <table:table-row table:style-name="ro2">
          <table:table-cell office:value-type="float" office:value="9">
            <text:p>9</text:p>
          </table:table-cell>
          <table:table-cell office:value-type="string">
            <text:p>Health and Social Services</text:p>
          </table:table-cell>
          <table:table-cell office:value-type="string">
            <text:p>Recovery</text:p>
          </table:table-cell>
          <table:table-cell office:value-type="string">
            <text:p>Restore and improve health and social services networks to promote the resilience, independence, health (including behavioral health), and well-being of the whole community.</text:p>
          </table:table-cell>
          <table:table-cell office:value-type="string">
            <text:p>!</text:p>
          </table:table-cell>
          <table:table-cell table:number-columns-repeated="1019"/>
        </table:table-row>
        <table:table-row table:style-name="ro3">
          <table:table-cell office:value-type="float" office:value="10">
            <text:p>10</text:p>
          </table:table-cell>
          <table:table-cell office:value-type="string">
            <text:p>Housing</text:p>
          </table:table-cell>
          <table:table-cell office:value-type="string">
            <text:p>Recovery</text:p>
          </table:table-cell>
          <table:table-cell office:value-type="string">
            <text:p>Implement housing solutions that effectively support the needs of the whole community and contribute to its sustainability and resilience.</text:p>
          </table:table-cell>
          <table:table-cell office:value-type="string">
            <text:p>!</text:p>
          </table:table-cell>
          <table:table-cell table:number-columns-repeated="1019"/>
        </table:table-row>
        <table:table-row table:style-name="ro2">
          <table:table-cell office:value-type="float" office:value="11">
            <text:p>11</text:p>
          </table:table-cell>
          <table:table-cell office:value-type="string">
            <text:p>Infrastructure Systems</text:p>
          </table:table-cell>
          <table:table-cell office:value-type="string">
            <text:p>Response, Recovery</text:p>
          </table:table-cell>
          <table:table-cell office:value-type="string">
            <text:p>Stabilize critical infrastructure functions, minimize health and safety threats, and efficiently restore and revitalize systems and services to support a viable, resilient community.</text:p>
          </table:table-cell>
          <table:table-cell office:value-type="string">
            <text:p>!</text:p>
          </table:table-cell>
          <table:table-cell table:number-columns-repeated="1019"/>
        </table:table-row>
        <table:table-row table:style-name="ro7">
          <table:table-cell office:value-type="float" office:value="12">
            <text:p>12</text:p>
          </table:table-cell>
          <table:table-cell office:value-type="string">
            <text:p>Intelligence and Information Sharing</text:p>
          </table:table-cell>
          <table:table-cell office:value-type="string">
            <text:p>Prevention, Protection</text:p>
          </table:table-cell>
          <table:table-cell office:value-type="string">
            <text:p>Provide timely, accurate, and actionable information resulting from the planning, direction, collection, exploitation, processing, analysis, production, dissemination, evaluation, and feedback of available information concerning threats to the United States, its people, property, or interests; the development, proliferation, or use of WMDs; or any other matter bearing on U.S. national or homeland security by Federal, state, local, and other stakeholders. Information sharing is the ability to exchange intelligence, information, data, or knowledge among Federal, state, local, or private sector entities, as appropriate.</text:p>
          </table:table-cell>
          <table:table-cell office:value-type="string">
            <text:p>!</text:p>
          </table:table-cell>
          <table:table-cell table:number-columns-repeated="1019"/>
        </table:table-row>
        <table:table-row table:style-name="ro1">
          <table:table-cell office:value-type="float" office:value="13">
            <text:p>13</text:p>
          </table:table-cell>
          <table:table-cell office:value-type="string">
            <text:p>Interdiction and Disruption</text:p>
          </table:table-cell>
          <table:table-cell office:value-type="string">
            <text:p>Prevention, Protection</text:p>
          </table:table-cell>
          <table:table-cell office:value-type="string">
            <text:p>Delay, divert, intercept, halt, apprehend, or secure threats and/or hazards.</text:p>
          </table:table-cell>
          <table:table-cell office:value-type="string">
            <text:p>!</text:p>
          </table:table-cell>
          <table:table-cell table:number-columns-repeated="1019"/>
        </table:table-row>
        <table:table-row table:style-name="ro5">
          <table:table-cell office:value-type="float" office:value="14">
            <text:p>14</text:p>
          </table:table-cell>
          <table:table-cell office:value-type="string">
            <text:p>Long-term Vulnerability Reduction</text:p>
          </table:table-cell>
          <table:table-cell office:value-type="string">
            <text:p>Mitigation</text:p>
          </table:table-cell>
          <table:table-cell office:value-type="string">
            <text:p>Build and sustain resilient systems, communities, and critical infrastructure and key resources lifelines so as to reduce their vulnerability to natural, technological, and human-caused incidents by lessening the likelihood, severity, and duration of the adverse consequences related to these incidents.</text:p>
          </table:table-cell>
          <table:table-cell office:value-type="string">
            <text:p>!</text:p>
          </table:table-cell>
          <table:table-cell table:number-columns-repeated="1019"/>
        </table:table-row>
        <table:table-row table:style-name="ro2">
          <table:table-cell office:value-type="float" office:value="15">
            <text:p>15</text:p>
          </table:table-cell>
          <table:table-cell office:value-type="string">
            <text:p>Mass Care Services</text:p>
          </table:table-cell>
          <table:table-cell office:value-type="string">
            <text:p>Response</text:p>
          </table:table-cell>
          <table:table-cell office:value-type="string">
            <text:p>Provide life-sustaining services to the affected population with a focus on hydration, feeding, and sheltering to those who have the most need, as well as support for reunifying families.</text:p>
          </table:table-cell>
          <table:table-cell office:value-type="string">
            <text:p>!</text:p>
          </table:table-cell>
          <table:table-cell table:number-columns-repeated="1019"/>
        </table:table-row>
        <table:table-row table:style-name="ro2">
          <table:table-cell office:value-type="float" office:value="16">
            <text:p>16</text:p>
          </table:table-cell>
          <table:table-cell office:value-type="string">
            <text:p>Mass Search and Rescue Operations</text:p>
          </table:table-cell>
          <table:table-cell office:value-type="string">
            <text:p>Response</text:p>
          </table:table-cell>
          <table:table-cell office:value-type="string">
            <text:p>Deliver traditional and atypical search and rescue capabilities, including personnel, services, animals, and assets to survivors in need, with the goal of saving the greatest number of endangered lives in the shortest time possible.</text:p>
          </table:table-cell>
          <table:table-cell office:value-type="string">
            <text:p>!</text:p>
          </table:table-cell>
          <table:table-cell table:number-columns-repeated="1019"/>
        </table:table-row>
        <table:table-row table:style-name="ro6">
          <table:table-cell office:value-type="float" office:value="17">
            <text:p>17</text:p>
          </table:table-cell>
          <table:table-cell office:value-type="string">
            <text:p>Natural and Cultural Resources</text:p>
          </table:table-cell>
          <table:table-cell office:value-type="string">
            <text:p>Recovery</text:p>
          </table:table-cell>
          <table:table-cell office:value-type="string">
            <text:p>Protect natural and cultural resources and historic properties through appropriate planning, mitigation, response, and recovery actions to preserve, conserve, rehabilitate, and restore them consistent with post-disaster community priorities and best practices and in compliance with appropriate environmental and historical preservation laws and executive orders.</text:p>
          </table:table-cell>
          <table:table-cell office:value-type="string">
            <text:p>!</text:p>
          </table:table-cell>
          <table:table-cell table:number-columns-repeated="1019"/>
        </table:table-row>
        <table:table-row table:style-name="ro5">
          <table:table-cell office:value-type="float" office:value="18">
            <text:p>18</text:p>
          </table:table-cell>
          <table:table-cell office:value-type="string">
            <text:p>On-scene Security and Protection</text:p>
          </table:table-cell>
          <table:table-cell office:value-type="string">
            <text:p>Response</text:p>
          </table:table-cell>
          <table:table-cell office:value-type="string">
            <text:p>Ensure a safe and secure environment through law enforcement and related security and protection operations for people and communities located within affected areas and also for all traditional and atypical response personnel engaged in lifesaving and life-sustaining operations.</text:p>
          </table:table-cell>
          <table:table-cell office:value-type="string">
            <text:p>!</text:p>
          </table:table-cell>
          <table:table-cell table:number-columns-repeated="1019"/>
        </table:table-row>
        <table:table-row table:style-name="ro2">
          <table:table-cell office:value-type="float" office:value="19">
            <text:p>19</text:p>
          </table:table-cell>
          <table:table-cell office:value-type="string">
            <text:p>Operational Communications</text:p>
          </table:table-cell>
          <table:table-cell office:value-type="string">
            <text:p>Response</text:p>
          </table:table-cell>
          <table:table-cell office:value-type="string">
            <text:p>Ensure the capacity for timely communications in support of security, situational awareness, and operations by any and all means available, among and between affected communities in the impact area and all response forces.</text:p>
          </table:table-cell>
          <table:table-cell office:value-type="string">
            <text:p>!</text:p>
          </table:table-cell>
          <table:table-cell table:number-columns-repeated="1019"/>
        </table:table-row>
        <table:table-row table:style-name="ro2">
          <table:table-cell office:value-type="float" office:value="20">
            <text:p>20</text:p>
          </table:table-cell>
          <table:table-cell office:value-type="string">
            <text:p>Operational Coordination</text:p>
          </table:table-cell>
          <table:table-cell office:value-type="string">
            <text:p>All</text:p>
          </table:table-cell>
          <table:table-cell office:value-type="string">
            <text:p>Establish and maintain a unified and coordinated operational structure and process that appropriately integrates all critical stakeholders and supports the execution of core capabilities.</text:p>
          </table:table-cell>
          <table:table-cell office:value-type="string">
            <text:p>!</text:p>
          </table:table-cell>
          <table:table-cell table:number-columns-repeated="1019"/>
        </table:table-row>
        <table:table-row table:style-name="ro2">
          <table:table-cell office:value-type="float" office:value="21">
            <text:p>21</text:p>
          </table:table-cell>
          <table:table-cell office:value-type="string">
            <text:p>Physical Protective Measures</text:p>
          </table:table-cell>
          <table:table-cell office:value-type="string">
            <text:p>Protection</text:p>
          </table:table-cell>
          <table:table-cell office:value-type="string">
            <text:p>Reduce or mitigate risks, including actions targeted at threats, vulnerabilities, and/or consequences, by controlling movement and protecting borders, critical infrastructure, and the homeland.</text:p>
          </table:table-cell>
          <table:table-cell office:value-type="string">
            <text:p>!</text:p>
          </table:table-cell>
          <table:table-cell table:number-columns-repeated="1019"/>
        </table:table-row>
        <table:table-row table:style-name="ro2">
          <table:table-cell office:value-type="float" office:value="22">
            <text:p>22</text:p>
          </table:table-cell>
          <table:table-cell office:value-type="string">
            <text:p>Planning</text:p>
          </table:table-cell>
          <table:table-cell office:value-type="string">
            <text:p>All</text:p>
          </table:table-cell>
          <table:table-cell office:value-type="string">
            <text:p>Conduct a systematic process engaging the whole community as appropriate in the development of executable strategic, operational, and/or community-based approaches to meet defined objectives.</text:p>
          </table:table-cell>
          <table:table-cell office:value-type="string">
            <text:p>!</text:p>
          </table:table-cell>
          <table:table-cell table:number-columns-repeated="1019"/>
        </table:table-row>
        <table:table-row table:style-name="ro6">
          <table:table-cell office:value-type="float" office:value="23">
            <text:p>23</text:p>
          </table:table-cell>
          <table:table-cell office:value-type="string">
            <text:p>Public and Private Services and Resources</text:p>
          </table:table-cell>
          <table:table-cell office:value-type="string">
            <text:p>Response</text:p>
          </table:table-cell>
          <table:table-cell office:value-type="string">
            <text:p>Provide essential public and private services and resources to the affected population and surrounding communities, to include emergency power to critical facilities, fuel support for emergency responders, and access to community staples (e.g., grocery stores, pharmacies, and banks) and fire and other first response services.</text:p>
          </table:table-cell>
          <table:table-cell office:value-type="string">
            <text:p>!</text:p>
          </table:table-cell>
          <table:table-cell table:number-columns-repeated="1019"/>
        </table:table-row>
        <table:table-row table:style-name="ro5">
          <table:table-cell office:value-type="float" office:value="24">
            <text:p>24</text:p>
          </table:table-cell>
          <table:table-cell office:value-type="string">
            <text:p>Public Health and Medical Services</text:p>
          </table:table-cell>
          <table:table-cell office:value-type="string">
            <text:p>Response</text:p>
          </table:table-cell>
          <table:table-cell office:value-type="string">
            <text:p>Provide lifesaving medical treatment via emergency medical services and related operations and avoid additional disease and injury by providing targeted public health and medical support and products to all people in need within the affected area.</text:p>
          </table:table-cell>
          <table:table-cell office:value-type="string">
            <text:p>!</text:p>
          </table:table-cell>
          <table:table-cell table:number-columns-repeated="1019"/>
        </table:table-row>
        <table:table-row table:style-name="ro6">
          <table:table-cell office:value-type="float" office:value="25">
            <text:p>25</text:p>
          </table:table-cell>
          <table:table-cell office:value-type="string">
            <text:p>Public Information and Warning</text:p>
          </table:table-cell>
          <table:table-cell office:value-type="string">
            <text:p>All</text:p>
          </table:table-cell>
          <table:table-cell office:value-type="string">
            <text:p>Deliver coordinated, prompt, reliable, and actionable information to the whole community through the use of clear, consistent, accessible, and culturally and linguistically appropriate methods to effectively relay information regarding any threat or hazard, as well as the actions being taken and the assistance being made available, as appropriate.</text:p>
          </table:table-cell>
          <table:table-cell office:value-type="string">
            <text:p>!</text:p>
          </table:table-cell>
          <table:table-cell table:number-columns-repeated="1019"/>
        </table:table-row>
        <table:table-row table:style-name="ro2">
          <table:table-cell office:value-type="float" office:value="26">
            <text:p>26</text:p>
          </table:table-cell>
          <table:table-cell office:value-type="string">
            <text:p>Risk and Disaster Resilience Assessment</text:p>
          </table:table-cell>
          <table:table-cell office:value-type="string">
            <text:p>Mitigation</text:p>
          </table:table-cell>
          <table:table-cell office:value-type="string">
            <text:p>Assess risk and disaster resilience so that decision makers, responders, and community members can take informed action to reduce their entity's risk and increase their resilience.</text:p>
          </table:table-cell>
          <table:table-cell office:value-type="string">
            <text:p>!</text:p>
          </table:table-cell>
          <table:table-cell table:number-columns-repeated="1019"/>
        </table:table-row>
        <table:table-row table:style-name="ro3">
          <table:table-cell office:value-type="float" office:value="27">
            <text:p>27</text:p>
          </table:table-cell>
          <table:table-cell office:value-type="string">
            <text:p>Risk Management for Protection Programs and Activities</text:p>
          </table:table-cell>
          <table:table-cell office:value-type="string">
            <text:p>Protection</text:p>
          </table:table-cell>
          <table:table-cell office:value-type="string">
            <text:p>Identify, assess, and prioritize risks to inform Protection activities and investments.</text:p>
          </table:table-cell>
          <table:table-cell office:value-type="string">
            <text:p>!</text:p>
          </table:table-cell>
          <table:table-cell table:number-columns-repeated="1019"/>
        </table:table-row>
        <table:table-row table:style-name="ro5">
          <table:table-cell office:value-type="float" office:value="28">
            <text:p>28</text:p>
          </table:table-cell>
          <table:table-cell office:value-type="string">
            <text:p>Screening, Search, and Detection</text:p>
          </table:table-cell>
          <table:table-cell office:value-type="string">
            <text:p>Prevention, Protection</text:p>
          </table:table-cell>
          <table:table-cell office:value-type="string">
            <text:p>Identify, discover, or locate threats and/or hazards through active and passive surveillance and search procedures. This may include the use of systematic examinations and assessments, sensor technologies, or physical investigation and intelligence.</text:p>
          </table:table-cell>
          <table:table-cell office:value-type="string">
            <text:p>!</text:p>
          </table:table-cell>
          <table:table-cell table:number-columns-repeated="1019"/>
        </table:table-row>
        <table:table-row table:style-name="ro3">
          <table:table-cell office:value-type="float" office:value="29">
            <text:p>29</text:p>
          </table:table-cell>
          <table:table-cell office:value-type="string">
            <text:p>Situational Assessment</text:p>
          </table:table-cell>
          <table:table-cell office:value-type="string">
            <text:p>Response</text:p>
          </table:table-cell>
          <table:table-cell office:value-type="string">
            <text:p>Provide all decision makers with decision-relevant information regarding the nature and extent of the hazard, any cascading effects, and the status of the response.</text:p>
          </table:table-cell>
          <table:table-cell office:value-type="string">
            <text:p>!</text:p>
          </table:table-cell>
          <table:table-cell table:number-columns-repeated="1019"/>
        </table:table-row>
        <table:table-row table:style-name="ro1">
          <table:table-cell office:value-type="float" office:value="30">
            <text:p>30</text:p>
          </table:table-cell>
          <table:table-cell office:value-type="string">
            <text:p>Supply Chain Integrity and Security</text:p>
          </table:table-cell>
          <table:table-cell office:value-type="string">
            <text:p>Protection</text:p>
          </table:table-cell>
          <table:table-cell office:value-type="string">
            <text:p>Strengthen the security and resilience of the supply chain.</text:p>
          </table:table-cell>
          <table:table-cell office:value-type="string">
            <text:p>!</text:p>
          </table:table-cell>
          <table:table-cell table:number-columns-repeated="1019"/>
        </table:table-row>
        <table:table-row table:style-name="ro2">
          <table:table-cell office:value-type="float" office:value="31">
            <text:p>31</text:p>
          </table:table-cell>
          <table:table-cell office:value-type="string">
            <text:p>Threats and Hazard Identification</text:p>
          </table:table-cell>
          <table:table-cell office:value-type="string">
            <text:p>Mitigation</text:p>
          </table:table-cell>
          <table:table-cell office:value-type="string">
            <text:p>Identify the threats and hazards that occur in the geographic area; determine the frequency and magnitude; and incorporate this into analysis and planning processes so as to clearly understand the needs of a community or entity.</text:p>
          </table:table-cell>
          <table:table-cell office:value-type="string">
            <text:p>!</text:p>
          </table:table-cell>
          <table:table-cell table:number-columns-repeated="1019"/>
        </table:table-row>
        <table:table-row table:style-name="ro4" table:number-rows-repeated="1048543">
          <table:table-cell table:number-columns-repeated="1024"/>
        </table:table-row>
        <table:table-row table:style-name="ro4">
          <table:table-cell table:number-columns-repeated="1024"/>
        </table:table-row>
      </table:table>
      <table:table table:name="CC-MA" table:style-name="ta1">
        <table:table-column table:style-name="co5" table:default-cell-style-name="ce2"/>
        <table:table-column table:style-name="co10" table:default-cell-style-name="ce2"/>
        <table:table-column table:style-name="co9" table:default-cell-style-name="ce4"/>
        <table:table-column table:style-name="co4" table:number-columns-repeated="1018" table:default-cell-style-name="ce4"/>
        <table:table-row table:style-name="ro4">
          <table:table-cell table:style-name="ce1" office:value-type="string">
            <text:p>Id</text:p>
          </table:table-cell>
          <table:table-cell table:style-name="ce1" office:value-type="string">
            <text:p>MA id</text:p>
          </table:table-cell>
          <table:table-cell table:style-name="ce3" office:value-type="string">
            <text:p>!</text:p>
          </table:table-cell>
          <table:table-cell table:style-name="ce3" table:number-columns-repeated="1018"/>
        </table:table-row>
        <table:table-row table:style-name="ro4">
          <table:table-cell office:value-type="float" office:value="1">
            <text:p>1</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2">
            <text:p>2</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3">
            <text:p>3</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4">
            <text:p>4</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5">
            <text:p>5</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6">
            <text:p>6</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7">
            <text:p>7</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8">
            <text:p>8</text:p>
          </table:table-cell>
          <table:table-cell office:value-type="float" office:value="1">
            <text:p>1</text:p>
          </table:table-cell>
          <table:table-cell office:value-type="string">
            <text:p>!</text:p>
          </table:table-cell>
          <table:table-cell table:number-columns-repeated="1018"/>
        </table:table-row>
        <table:table-row table:style-name="ro4">
          <table:table-cell office:value-type="float" office:value="9">
            <text:p>9</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10">
            <text:p>10</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11">
            <text:p>11</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11">
            <text:p>11</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12">
            <text:p>12</text:p>
          </table:table-cell>
          <table:table-cell office:value-type="float" office:value="1">
            <text:p>1</text:p>
          </table:table-cell>
          <table:table-cell office:value-type="string">
            <text:p>!</text:p>
          </table:table-cell>
          <table:table-cell table:number-columns-repeated="1018"/>
        </table:table-row>
        <table:table-row table:style-name="ro4">
          <table:table-cell office:value-type="float" office:value="12">
            <text:p>12</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13">
            <text:p>13</text:p>
          </table:table-cell>
          <table:table-cell office:value-type="float" office:value="1">
            <text:p>1</text:p>
          </table:table-cell>
          <table:table-cell office:value-type="string">
            <text:p>!</text:p>
          </table:table-cell>
          <table:table-cell table:number-columns-repeated="1018"/>
        </table:table-row>
        <table:table-row table:style-name="ro4">
          <table:table-cell office:value-type="float" office:value="13">
            <text:p>13</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14">
            <text:p>14</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15">
            <text:p>15</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16">
            <text:p>16</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17">
            <text:p>17</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18">
            <text:p>18</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19">
            <text:p>19</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20">
            <text:p>20</text:p>
          </table:table-cell>
          <table:table-cell office:value-type="float" office:value="1">
            <text:p>1</text:p>
          </table:table-cell>
          <table:table-cell office:value-type="string">
            <text:p>!</text:p>
          </table:table-cell>
          <table:table-cell table:number-columns-repeated="1018"/>
        </table:table-row>
        <table:table-row table:style-name="ro4">
          <table:table-cell office:value-type="float" office:value="20">
            <text:p>20</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20">
            <text:p>20</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20">
            <text:p>20</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20">
            <text:p>20</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21">
            <text:p>21</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22">
            <text:p>22</text:p>
          </table:table-cell>
          <table:table-cell office:value-type="float" office:value="1">
            <text:p>1</text:p>
          </table:table-cell>
          <table:table-cell office:value-type="string">
            <text:p>!</text:p>
          </table:table-cell>
          <table:table-cell table:number-columns-repeated="1018"/>
        </table:table-row>
        <table:table-row table:style-name="ro4">
          <table:table-cell office:value-type="float" office:value="22">
            <text:p>22</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22">
            <text:p>22</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22">
            <text:p>22</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22">
            <text:p>22</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23">
            <text:p>23</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24">
            <text:p>24</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25">
            <text:p>25</text:p>
          </table:table-cell>
          <table:table-cell office:value-type="float" office:value="1">
            <text:p>1</text:p>
          </table:table-cell>
          <table:table-cell office:value-type="string">
            <text:p>!</text:p>
          </table:table-cell>
          <table:table-cell table:number-columns-repeated="1018"/>
        </table:table-row>
        <table:table-row table:style-name="ro4">
          <table:table-cell office:value-type="float" office:value="25">
            <text:p>25</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25">
            <text:p>25</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25">
            <text:p>25</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25">
            <text:p>25</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26">
            <text:p>26</text:p>
          </table:table-cell>
          <table:table-cell office:value-type="float" office:value="3">
            <text:p>3</text:p>
          </table:table-cell>
          <table:table-cell office:value-type="string">
            <text:p>!</text:p>
          </table:table-cell>
          <table:table-cell table:number-columns-repeated="1018"/>
        </table:table-row>
        <table:table-row table:style-name="ro4">
          <table:table-cell office:value-type="float" office:value="27">
            <text:p>27</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28">
            <text:p>28</text:p>
          </table:table-cell>
          <table:table-cell office:value-type="float" office:value="1">
            <text:p>1</text:p>
          </table:table-cell>
          <table:table-cell office:value-type="string">
            <text:p>!</text:p>
          </table:table-cell>
          <table:table-cell table:number-columns-repeated="1018"/>
        </table:table-row>
        <table:table-row table:style-name="ro4">
          <table:table-cell office:value-type="float" office:value="28">
            <text:p>28</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29">
            <text:p>29</text:p>
          </table:table-cell>
          <table:table-cell office:value-type="float" office:value="4">
            <text:p>4</text:p>
          </table:table-cell>
          <table:table-cell office:value-type="string">
            <text:p>!</text:p>
          </table:table-cell>
          <table:table-cell table:number-columns-repeated="1018"/>
        </table:table-row>
        <table:table-row table:style-name="ro4">
          <table:table-cell office:value-type="float" office:value="30">
            <text:p>30</text:p>
          </table:table-cell>
          <table:table-cell office:value-type="float" office:value="2">
            <text:p>2</text:p>
          </table:table-cell>
          <table:table-cell office:value-type="string">
            <text:p>!</text:p>
          </table:table-cell>
          <table:table-cell table:number-columns-repeated="1018"/>
        </table:table-row>
        <table:table-row table:style-name="ro4">
          <table:table-cell office:value-type="float" office:value="31">
            <text:p>31</text:p>
          </table:table-cell>
          <table:table-cell office:value-type="float" office:value="3">
            <text:p>3</text:p>
          </table:table-cell>
          <table:table-cell office:value-type="string">
            <text:p>!</text:p>
          </table:table-cell>
          <table:table-cell table:number-columns-repeated="1018"/>
        </table:table-row>
        <table:table-row table:style-name="ro4" table:number-rows-repeated="1048527">
          <table:table-cell table:number-columns-repeated="1021"/>
        </table:table-row>
        <table:table-row table:style-name="ro4">
          <table:table-cell table:number-columns-repeated="1021"/>
        </table:table-row>
      </table:table>
      <table:table table:name="Critical Tasks" table:style-name="ta1">
        <office:forms form:automatic-focus="false" form:apply-design-mode="false"/>
        <table:table-column table:style-name="co11" table:number-columns-repeated="2" table:default-cell-style-name="ce11"/>
        <table:table-column table:style-name="co12" table:default-cell-style-name="Default"/>
        <table:table-column table:style-name="co19" table:default-cell-style-name="ce11"/>
        <table:table-column table:style-name="co20" table:default-cell-style-name="ce15"/>
        <table:table-column table:style-name="co21" table:default-cell-style-name="Default"/>
        <table:table-column table:style-name="co4" table:number-columns-repeated="1018" table:default-cell-style-name="Default"/>
        <table:table-row table:style-name="ro4">
          <table:table-cell table:style-name="ce10" office:value-type="string">
            <text:p>Id</text:p>
          </table:table-cell>
          <table:table-cell table:style-name="ce10" office:value-type="string">
            <text:p>CC Id</text:p>
          </table:table-cell>
          <table:table-cell table:style-name="ce12" office:value-type="string">
            <text:p>Core Capability</text:p>
          </table:table-cell>
          <table:table-cell table:style-name="ce10" office:value-type="string">
            <text:p>Parent</text:p>
          </table:table-cell>
          <table:table-cell table:style-name="ce13" office:value-type="string">
            <text:p>Type</text:p>
          </table:table-cell>
          <table:table-cell table:number-columns-repeated="2" table:style-name="ce17" office:value-type="string">
            <text:p>Critical Task</text:p>
          </table:table-cell>
          <table:table-cell table:style-name="ce12" table:number-columns-repeated="1017"/>
        </table:table-row>
        <table:table-row table:style-name="ro4">
          <table:table-cell office:value-type="float" office:value="1">
            <text:p>1</text:p>
          </table:table-cell>
          <table:table-cell table:formula="of:=LOOKUP([.C2];[$'Core Capabilities'.$B$2:.$B$32];[$'Core Capabilities'.$A$2:.$A$32])" office:value-type="float" office:value="12">
            <text:p>12</text:p>
          </table:table-cell>
          <table:table-cell office:value-type="string">
            <text:p>Intelligence and Information Sharing</text:p>
          </table:table-cell>
          <table:table-cell/>
          <table:table-cell office:value-type="string">
            <text:p>Planning and Direction</text:p>
          </table:table-cell>
          <table:table-cell office:value-type="string">
            <text:p>Establish the intelligence and information requirements of the consumer.</text:p>
          </table:table-cell>
          <table:table-cell office:value-type="string">
            <text:p> Planning and Direction: Establish the intelligence and information requirements of the consumer.</text:p>
          </table:table-cell>
          <table:table-cell table:number-columns-repeated="1017"/>
        </table:table-row>
        <table:table-row table:style-name="ro1">
          <table:table-cell office:value-type="float" office:value="2">
            <text:p>2</text:p>
          </table:table-cell>
          <table:table-cell table:formula="of:=LOOKUP([.C3];[$'Core Capabilities'.$B$2:.$B$32];[$'Core Capabilities'.$A$2:.$A$32])" office:value-type="float" office:value="12">
            <text:p>12</text:p>
          </table:table-cell>
          <table:table-cell office:value-type="string">
            <text:p>Intelligence and Information Sharing</text:p>
          </table:table-cell>
          <table:table-cell office:value-type="float" office:value="1">
            <text:p>1</text:p>
          </table:table-cell>
          <table:table-cell office:value-type="string">
            <text:p>Planning and Direction</text:p>
          </table:table-cell>
          <table:table-cell office:value-type="string">
            <text:p>Rapidly reprioritize law enforcement and intelligence assets as necessary and appropriate.</text:p>
          </table:table-cell>
          <table:table-cell office:value-type="string">
            <text:p>• Rapidly reprioritize law enforcement and intelligence assets as necessary and appropriate.</text:p>
          </table:table-cell>
          <table:table-cell table:number-columns-repeated="1017"/>
        </table:table-row>
        <table:table-row table:style-name="ro1">
          <table:table-cell office:value-type="float" office:value="3">
            <text:p>3</text:p>
          </table:table-cell>
          <table:table-cell table:formula="of:=LOOKUP([.C4];[$'Core Capabilities'.$B$2:.$B$32];[$'Core Capabilities'.$A$2:.$A$32])" office:value-type="float" office:value="12">
            <text:p>12</text:p>
          </table:table-cell>
          <table:table-cell office:value-type="string">
            <text:p>Intelligence and Information Sharing</text:p>
          </table:table-cell>
          <table:table-cell office:value-type="float" office:value="1">
            <text:p>1</text:p>
          </table:table-cell>
          <table:table-cell office:value-type="string">
            <text:p>Planning and Direction</text:p>
          </table:table-cell>
          <table:table-cell office:value-type="string">
            <text:p>Engage with public and private sector partners in order to determine what intelligence and information assets may be available for reprioritization.</text:p>
          </table:table-cell>
          <table:table-cell office:value-type="string">
            <text:p>• Engage with public and private sector partners in order to determine what intelligence and information assets may be available for reprioritization.</text:p>
          </table:table-cell>
          <table:table-cell table:number-columns-repeated="1017"/>
        </table:table-row>
        <table:table-row table:style-name="ro4">
          <table:table-cell office:value-type="float" office:value="4">
            <text:p>4</text:p>
          </table:table-cell>
          <table:table-cell table:formula="of:=LOOKUP([.C5];[$'Core Capabilities'.$B$2:.$B$32];[$'Core Capabilities'.$A$2:.$A$32])" office:value-type="float" office:value="12">
            <text:p>12</text:p>
          </table:table-cell>
          <table:table-cell office:value-type="string">
            <text:p>Intelligence and Information Sharing</text:p>
          </table:table-cell>
          <table:table-cell office:value-type="float" office:value="1">
            <text:p>1</text:p>
          </table:table-cell>
          <table:table-cell office:value-type="string">
            <text:p>Planning and Direction</text:p>
          </table:table-cell>
          <table:table-cell office:value-type="string">
            <text:p>Obtain additional information through avenues such as law enforcement deployment, questioning of witnesses and suspects, increased surveillance activity, and community policing and outreach.</text:p>
          </table:table-cell>
          <table:table-cell office:value-type="string">
            <text:p>• Obtain additional information through avenues such as law enforcement deployment, questioning of witnesses and suspects, increased surveillance activity, and community policing and outreach.</text:p>
          </table:table-cell>
          <table:table-cell table:number-columns-repeated="1017"/>
        </table:table-row>
        <table:table-row table:style-name="ro4">
          <table:table-cell office:value-type="float" office:value="5">
            <text:p>5</text:p>
          </table:table-cell>
          <table:table-cell table:formula="of:=LOOKUP([.C6];[$'Core Capabilities'.$B$2:.$B$32];[$'Core Capabilities'.$A$2:.$A$32])" office:value-type="float" office:value="12">
            <text:p>12</text:p>
          </table:table-cell>
          <table:table-cell office:value-type="string">
            <text:p>Intelligence and Information Sharing</text:p>
          </table:table-cell>
          <table:table-cell/>
          <table:table-cell office:value-type="string">
            <text:p>Collection</text:p>
          </table:table-cell>
          <table:table-cell office:value-type="string">
            <text:p>Gather the required raw data to produce the desired finished intelligence and information products.</text:p>
          </table:table-cell>
          <table:table-cell office:value-type="string">
            <text:p> Collection: Gather the required raw data to produce the desired finished intelligence and information products.</text:p>
          </table:table-cell>
          <table:table-cell table:number-columns-repeated="1017"/>
        </table:table-row>
        <table:table-row table:style-name="ro4">
          <table:table-cell office:value-type="float" office:value="6">
            <text:p>6</text:p>
          </table:table-cell>
          <table:table-cell table:formula="of:=LOOKUP([.C7];[$'Core Capabilities'.$B$2:.$B$32];[$'Core Capabilities'.$A$2:.$A$32])" office:value-type="float" office:value="12">
            <text:p>12</text:p>
          </table:table-cell>
          <table:table-cell office:value-type="string">
            <text:p>Intelligence and Information Sharing</text:p>
          </table:table-cell>
          <table:table-cell office:value-type="float" office:value="5">
            <text:p>5</text:p>
          </table:table-cell>
          <table:table-cell office:value-type="string">
            <text:p>Collection</text:p>
          </table:table-cell>
          <table:table-cell office:value-type="string">
            <text:p>Gather/collect information via law enforcement operations, suspicious activity reporting, surveillance, community engagement, and other activities and sources as necessary.</text:p>
          </table:table-cell>
          <table:table-cell office:value-type="string">
            <text:p>• Gather/collect information via law enforcement operations, suspicious activity reporting, surveillance, community engagement, and other activities and sources as necessary.</text:p>
          </table:table-cell>
          <table:table-cell table:number-columns-repeated="1017"/>
        </table:table-row>
        <table:table-row table:style-name="ro4">
          <table:table-cell office:value-type="float" office:value="7">
            <text:p>7</text:p>
          </table:table-cell>
          <table:table-cell table:formula="of:=LOOKUP([.C8];[$'Core Capabilities'.$B$2:.$B$32];[$'Core Capabilities'.$A$2:.$A$32])" office:value-type="float" office:value="12">
            <text:p>12</text:p>
          </table:table-cell>
          <table:table-cell office:value-type="string">
            <text:p>Intelligence and Information Sharing</text:p>
          </table:table-cell>
          <table:table-cell/>
          <table:table-cell office:value-type="string">
            <text:p>Exploitation and Processing</text:p>
          </table:table-cell>
          <table:table-cell office:value-type="string">
            <text:p>Convert raw data into comprehensible information.</text:p>
          </table:table-cell>
          <table:table-cell office:value-type="string">
            <text:p> Exploitation and Processing: Convert raw data into comprehensible information.</text:p>
          </table:table-cell>
          <table:table-cell table:number-columns-repeated="1017"/>
        </table:table-row>
        <table:table-row table:style-name="ro4">
          <table:table-cell office:value-type="float" office:value="8">
            <text:p>8</text:p>
          </table:table-cell>
          <table:table-cell table:formula="of:=LOOKUP([.C9];[$'Core Capabilities'.$B$2:.$B$32];[$'Core Capabilities'.$A$2:.$A$32])" office:value-type="float" office:value="12">
            <text:p>12</text:p>
          </table:table-cell>
          <table:table-cell office:value-type="string">
            <text:p>Intelligence and Information Sharing</text:p>
          </table:table-cell>
          <table:table-cell/>
          <table:table-cell table:style-name="ce16" office:value-type="string">
            <text:p>Analysis and Production</text:p>
          </table:table-cell>
          <table:table-cell office:value-type="string">
            <text:p>Integrate, evaluate, analyze, and prepare the processed information for inclusion in the finished product.</text:p>
          </table:table-cell>
          <table:table-cell office:value-type="string">
            <text:p> Analysis and Production: Integrate, evaluate, analyze, and prepare the processed information for inclusion in the finished product.</text:p>
          </table:table-cell>
          <table:table-cell table:number-columns-repeated="1017"/>
        </table:table-row>
        <table:table-row table:style-name="ro4">
          <table:table-cell office:value-type="float" office:value="9">
            <text:p>9</text:p>
          </table:table-cell>
          <table:table-cell table:formula="of:=LOOKUP([.C10];[$'Core Capabilities'.$B$2:.$B$32];[$'Core Capabilities'.$A$2:.$A$32])" office:value-type="float" office:value="12">
            <text:p>12</text:p>
          </table:table-cell>
          <table:table-cell office:value-type="string">
            <text:p>Intelligence and Information Sharing</text:p>
          </table:table-cell>
          <table:table-cell/>
          <table:table-cell office:value-type="string">
            <text:p>Dissemination</text:p>
          </table:table-cell>
          <table:table-cell office:value-type="string">
            <text:p>Deliver finished intelligence and information products to the consumer and others as applicable.</text:p>
          </table:table-cell>
          <table:table-cell office:value-type="string">
            <text:p> Dissemination: Deliver finished intelligence and information products to the consumer and others as applicable.</text:p>
          </table:table-cell>
          <table:table-cell table:number-columns-repeated="1017"/>
        </table:table-row>
        <table:table-row table:style-name="ro4">
          <table:table-cell office:value-type="float" office:value="10">
            <text:p>10</text:p>
          </table:table-cell>
          <table:table-cell table:formula="of:=LOOKUP([.C11];[$'Core Capabilities'.$B$2:.$B$32];[$'Core Capabilities'.$A$2:.$A$32])" office:value-type="float" office:value="12">
            <text:p>12</text:p>
          </table:table-cell>
          <table:table-cell office:value-type="string">
            <text:p>Intelligence and Information Sharing</text:p>
          </table:table-cell>
          <table:table-cell office:value-type="float" office:value="9">
            <text:p>9</text:p>
          </table:table-cell>
          <table:table-cell office:value-type="string">
            <text:p>Dissemination</text:p>
          </table:table-cell>
          <table:table-cell office:value-type="string">
            <text:p>Develop appropriately classified/unclassified products to disseminate threat information to local, state, tribal, territorial, Federal, international, private sector, nonprofit sector, faith-based organizations, and public partners.</text:p>
          </table:table-cell>
          <table:table-cell office:value-type="string">
            <text:p>• Develop appropriately classified/unclassified products to disseminate threat information to local, state, tribal, territorial, Federal, international, private sector, nonprofit sector, faith-based organizations, and public partners.</text:p>
          </table:table-cell>
          <table:table-cell table:number-columns-repeated="1017"/>
        </table:table-row>
        <table:table-row table:style-name="ro4">
          <table:table-cell office:value-type="float" office:value="11">
            <text:p>11</text:p>
          </table:table-cell>
          <table:table-cell table:formula="of:=LOOKUP([.C12];[$'Core Capabilities'.$B$2:.$B$32];[$'Core Capabilities'.$A$2:.$A$32])" office:value-type="float" office:value="12">
            <text:p>12</text:p>
          </table:table-cell>
          <table:table-cell office:value-type="string">
            <text:p>Intelligence and Information Sharing</text:p>
          </table:table-cell>
          <table:table-cell/>
          <table:table-cell office:value-type="string">
            <text:p>Feedback and Evaluation</text:p>
          </table:table-cell>
          <table:table-cell office:value-type="string">
            <text:p>Acquire continual feedback during the intelligence cycle that aids in refining each individual stage and the cycle as a whole.</text:p>
          </table:table-cell>
          <table:table-cell office:value-type="string">
            <text:p> Feedback and Evaluation: Acquire continual feedback during the intelligence cycle that aids in refining each individual stage and the cycle as a whole.</text:p>
          </table:table-cell>
          <table:table-cell table:number-columns-repeated="1017"/>
        </table:table-row>
        <table:table-row table:style-name="ro4">
          <table:table-cell office:value-type="float" office:value="12">
            <text:p>12</text:p>
          </table:table-cell>
          <table:table-cell table:formula="of:=LOOKUP([.C13];[$'Core Capabilities'.$B$2:.$B$32];[$'Core Capabilities'.$A$2:.$A$32])" office:value-type="float" office:value="12">
            <text:p>12</text:p>
          </table:table-cell>
          <table:table-cell office:value-type="string">
            <text:p>Intelligence and Information Sharing</text:p>
          </table:table-cell>
          <table:table-cell/>
          <table:table-cell table:style-name="ce16" office:value-type="string">
            <text:p>Assessment</text:p>
          </table:table-cell>
          <table:table-cell office:value-type="string">
            <text:p>Continually assess threat information to inform continued prevention operations and ongoing response activities.</text:p>
          </table:table-cell>
          <table:table-cell office:value-type="string">
            <text:p> Assessment: Continually assess threat information to inform continued prevention operations and ongoing response activities.</text:p>
          </table:table-cell>
          <table:table-cell table:number-columns-repeated="1017"/>
        </table:table-row>
        <table:table-row table:style-name="ro4">
          <table:table-cell office:value-type="float" office:value="13">
            <text:p>13</text:p>
          </table:table-cell>
          <table:table-cell table:formula="of:=LOOKUP([.C14];[$'Core Capabilities'.$B$2:.$B$32];[$'Core Capabilities'.$A$2:.$A$32])" office:value-type="float" office:value="28">
            <text:p>28</text:p>
          </table:table-cell>
          <table:table-cell office:value-type="string">
            <text:p>Screening, Search, and Detection</text:p>
          </table:table-cell>
          <table:table-cell table:number-columns-repeated="2"/>
          <table:table-cell office:value-type="string">
            <text:p>Locate persons and networks associated with imminent terrorist threats.</text:p>
          </table:table-cell>
          <table:table-cell office:value-type="string">
            <text:p> Locate persons and networks associated with imminent terrorist threats.</text:p>
          </table:table-cell>
          <table:table-cell table:number-columns-repeated="1017"/>
        </table:table-row>
        <table:table-row table:style-name="ro1">
          <table:table-cell office:value-type="float" office:value="14">
            <text:p>14</text:p>
          </table:table-cell>
          <table:table-cell table:formula="of:=LOOKUP([.C15];[$'Core Capabilities'.$B$2:.$B$32];[$'Core Capabilities'.$A$2:.$A$32])" office:value-type="float" office:value="28">
            <text:p>28</text:p>
          </table:table-cell>
          <table:table-cell office:value-type="string">
            <text:p>Screening, Search, and Detection</text:p>
          </table:table-cell>
          <table:table-cell table:number-columns-repeated="2"/>
          <table:table-cell office:value-type="string">
            <text:p>Develop and engage an observant Nation (i.e., individuals and families; communities; NGOs; private sector entities; and local, state, tribal, and territorial partners).</text:p>
          </table:table-cell>
          <table:table-cell office:value-type="string">
            <text:p> Develop and engage an observant Nation (i.e., individuals and families; communities; NGOs; private sector entities; and local, state, tribal, and territorial partners).</text:p>
          </table:table-cell>
          <table:table-cell table:number-columns-repeated="1017"/>
        </table:table-row>
        <table:table-row table:style-name="ro4">
          <table:table-cell office:value-type="float" office:value="15">
            <text:p>15</text:p>
          </table:table-cell>
          <table:table-cell table:formula="of:=LOOKUP([.C16];[$'Core Capabilities'.$B$2:.$B$32];[$'Core Capabilities'.$A$2:.$A$32])" office:value-type="float" office:value="28">
            <text:p>28</text:p>
          </table:table-cell>
          <table:table-cell office:value-type="string">
            <text:p>Screening, Search, and Detection</text:p>
          </table:table-cell>
          <table:table-cell table:number-columns-repeated="2"/>
          <table:table-cell office:value-type="string">
            <text:p>Screen and/or scan inbound and outbound persons, baggage, mail, cargo, and conveyances using technical, non-technical, intrusive, and non-intrusive means without unduly hampering commerce.</text:p>
          </table:table-cell>
          <table:table-cell office:value-type="string">
            <text:p> Screen and/or scan inbound and outbound persons, baggage, mail, cargo, and conveyances using technical, non-technical, intrusive, and non-intrusive means without unduly hampering commerce.</text:p>
          </table:table-cell>
          <table:table-cell table:number-columns-repeated="1017"/>
        </table:table-row>
        <table:table-row table:style-name="ro4">
          <table:table-cell office:value-type="float" office:value="16">
            <text:p>16</text:p>
          </table:table-cell>
          <table:table-cell table:formula="of:=LOOKUP([.C17];[$'Core Capabilities'.$B$2:.$B$32];[$'Core Capabilities'.$A$2:.$A$32])" office:value-type="float" office:value="28">
            <text:p>28</text:p>
          </table:table-cell>
          <table:table-cell office:value-type="string">
            <text:p>Screening, Search, and Detection</text:p>
          </table:table-cell>
          <table:table-cell office:value-type="float" office:value="15">
            <text:p>15</text:p>
          </table:table-cell>
          <table:table-cell/>
          <table:table-cell office:value-type="string">
            <text:p>Apply additional measures for high risk persons, conveyances, or items.</text:p>
          </table:table-cell>
          <table:table-cell office:value-type="string">
            <text:p>• Apply additional measures for high risk persons, conveyances, or items.</text:p>
          </table:table-cell>
          <table:table-cell table:number-columns-repeated="1017"/>
        </table:table-row>
        <table:table-row table:style-name="ro4">
          <table:table-cell office:value-type="float" office:value="17">
            <text:p>17</text:p>
          </table:table-cell>
          <table:table-cell table:formula="of:=LOOKUP([.C18];[$'Core Capabilities'.$B$2:.$B$32];[$'Core Capabilities'.$A$2:.$A$32])" office:value-type="float" office:value="28">
            <text:p>28</text:p>
          </table:table-cell>
          <table:table-cell office:value-type="string">
            <text:p>Screening, Search, and Detection</text:p>
          </table:table-cell>
          <table:table-cell table:number-columns-repeated="2"/>
          <table:table-cell office:value-type="string">
            <text:p>Conduct physical searches.</text:p>
          </table:table-cell>
          <table:table-cell office:value-type="string">
            <text:p> Conduct physical searches.</text:p>
          </table:table-cell>
          <table:table-cell table:number-columns-repeated="1017"/>
        </table:table-row>
        <table:table-row table:style-name="ro4">
          <table:table-cell office:value-type="float" office:value="18">
            <text:p>18</text:p>
          </table:table-cell>
          <table:table-cell table:formula="of:=LOOKUP([.C19];[$'Core Capabilities'.$B$2:.$B$32];[$'Core Capabilities'.$A$2:.$A$32])" office:value-type="float" office:value="28">
            <text:p>28</text:p>
          </table:table-cell>
          <table:table-cell office:value-type="string">
            <text:p>Screening, Search, and Detection</text:p>
          </table:table-cell>
          <table:table-cell table:number-columns-repeated="2"/>
          <table:table-cell office:value-type="string">
            <text:p>Conduct chemical, biological, radiological, nuclear, and explosive (CBRNE) surveillance search and detection operations.</text:p>
          </table:table-cell>
          <table:table-cell office:value-type="string">
            <text:p> Conduct chemical, biological, radiological, nuclear, and explosive (CBRNE) surveillance search and detection operations.</text:p>
          </table:table-cell>
          <table:table-cell table:number-columns-repeated="1017"/>
        </table:table-row>
        <table:table-row table:style-name="ro4">
          <table:table-cell office:value-type="float" office:value="19">
            <text:p>19</text:p>
          </table:table-cell>
          <table:table-cell table:formula="of:=LOOKUP([.C20];[$'Core Capabilities'.$B$2:.$B$32];[$'Core Capabilities'.$A$2:.$A$32])" office:value-type="float" office:value="28">
            <text:p>28</text:p>
          </table:table-cell>
          <table:table-cell office:value-type="string">
            <text:p>Screening, Search, and Detection</text:p>
          </table:table-cell>
          <table:table-cell office:value-type="float" office:value="18">
            <text:p>18</text:p>
          </table:table-cell>
          <table:table-cell/>
          <table:table-cell office:value-type="string">
            <text:p>Conduct ambient and active detection of CBRNE.</text:p>
          </table:table-cell>
          <table:table-cell office:value-type="string">
            <text:p>• Conduct ambient and active detection of CBRNE.</text:p>
          </table:table-cell>
          <table:table-cell table:number-columns-repeated="1017"/>
        </table:table-row>
        <table:table-row table:style-name="ro4">
          <table:table-cell office:value-type="float" office:value="20">
            <text:p>20</text:p>
          </table:table-cell>
          <table:table-cell table:formula="of:=LOOKUP([.C21];[$'Core Capabilities'.$B$2:.$B$32];[$'Core Capabilities'.$A$2:.$A$32])" office:value-type="float" office:value="28">
            <text:p>28</text:p>
          </table:table-cell>
          <table:table-cell office:value-type="string">
            <text:p>Screening, Search, and Detection</text:p>
          </table:table-cell>
          <table:table-cell office:value-type="float" office:value="18">
            <text:p>18</text:p>
          </table:table-cell>
          <table:table-cell/>
          <table:table-cell office:value-type="string">
            <text:p>Operate in a hazardous environment.</text:p>
          </table:table-cell>
          <table:table-cell office:value-type="string">
            <text:p>• Operate in a hazardous environment.</text:p>
          </table:table-cell>
          <table:table-cell table:number-columns-repeated="1017"/>
        </table:table-row>
        <table:table-row table:style-name="ro4">
          <table:table-cell office:value-type="float" office:value="21">
            <text:p>21</text:p>
          </table:table-cell>
          <table:table-cell table:formula="of:=LOOKUP([.C22];[$'Core Capabilities'.$B$2:.$B$32];[$'Core Capabilities'.$A$2:.$A$32])" office:value-type="float" office:value="28">
            <text:p>28</text:p>
          </table:table-cell>
          <table:table-cell office:value-type="string">
            <text:p>Screening, Search, and Detection</text:p>
          </table:table-cell>
          <table:table-cell office:value-type="float" office:value="18">
            <text:p>18</text:p>
          </table:table-cell>
          <table:table-cell/>
          <table:table-cell office:value-type="string">
            <text:p>Conduct technical search/detection operations.</text:p>
          </table:table-cell>
          <table:table-cell office:value-type="string">
            <text:p>• Conduct technical search/detection operations.</text:p>
          </table:table-cell>
          <table:table-cell table:number-columns-repeated="1017"/>
        </table:table-row>
        <table:table-row table:style-name="ro4">
          <table:table-cell office:value-type="float" office:value="22">
            <text:p>22</text:p>
          </table:table-cell>
          <table:table-cell table:formula="of:=LOOKUP([.C23];[$'Core Capabilities'.$B$2:.$B$32];[$'Core Capabilities'.$A$2:.$A$32])" office:value-type="float" office:value="28">
            <text:p>28</text:p>
          </table:table-cell>
          <table:table-cell office:value-type="string">
            <text:p>Screening, Search, and Detection</text:p>
          </table:table-cell>
          <table:table-cell office:value-type="float" office:value="18">
            <text:p>18</text:p>
          </table:table-cell>
          <table:table-cell/>
          <table:table-cell office:value-type="string">
            <text:p>Conduct non-technical search/detection operations.</text:p>
          </table:table-cell>
          <table:table-cell office:value-type="string">
            <text:p>• Conduct non-technical search/detection operations.</text:p>
          </table:table-cell>
          <table:table-cell table:number-columns-repeated="1017"/>
        </table:table-row>
        <table:table-row table:style-name="ro1">
          <table:table-cell office:value-type="float" office:value="23">
            <text:p>23</text:p>
          </table:table-cell>
          <table:table-cell table:formula="of:=LOOKUP([.C24];[$'Core Capabilities'.$B$2:.$B$32];[$'Core Capabilities'.$A$2:.$A$32])" office:value-type="float" office:value="28">
            <text:p>28</text:p>
          </table:table-cell>
          <table:table-cell office:value-type="string">
            <text:p>Screening, Search, and Detection</text:p>
          </table:table-cell>
          <table:table-cell table:number-columns-repeated="2"/>
          <table:table-cell office:value-type="string">
            <text:p>Conduct biosurveillance. Biosurveillance includes medical, public health, animal health, and the environment.</text:p>
          </table:table-cell>
          <table:table-cell office:value-type="string">
            <text:p> Conduct biosurveillance.11</text:p>
          </table:table-cell>
          <table:table-cell table:number-columns-repeated="1017"/>
        </table:table-row>
        <table:table-row table:style-name="ro4">
          <table:table-cell office:value-type="float" office:value="24">
            <text:p>24</text:p>
          </table:table-cell>
          <table:table-cell table:formula="of:=LOOKUP([.C25];[$'Core Capabilities'.$B$2:.$B$32];[$'Core Capabilities'.$A$2:.$A$32])" office:value-type="float" office:value="28">
            <text:p>28</text:p>
          </table:table-cell>
          <table:table-cell office:value-type="string">
            <text:p>Screening, Search, and Detection</text:p>
          </table:table-cell>
          <table:table-cell table:number-columns-repeated="2"/>
          <table:table-cell office:value-type="string">
            <text:p>Search databases and other information and intelligence sources.</text:p>
          </table:table-cell>
          <table:table-cell office:value-type="string">
            <text:p> Search databases and other information and intelligence sources.</text:p>
          </table:table-cell>
          <table:table-cell table:number-columns-repeated="1017"/>
        </table:table-row>
        <table:table-row table:style-name="ro4">
          <table:table-cell office:value-type="float" office:value="25">
            <text:p>25</text:p>
          </table:table-cell>
          <table:table-cell table:formula="of:=LOOKUP([.C26];[$'Core Capabilities'.$B$2:.$B$32];[$'Core Capabilities'.$A$2:.$A$32])" office:value-type="float" office:value="28">
            <text:p>28</text:p>
          </table:table-cell>
          <table:table-cell office:value-type="string">
            <text:p>Screening, Search, and Detection</text:p>
          </table:table-cell>
          <table:table-cell table:number-columns-repeated="2"/>
          <table:table-cell office:value-type="string">
            <text:p>Employ wide-area search and detection assets in targeted region in concert with state and local personnel or other Federal agencies (depending on the threat).</text:p>
          </table:table-cell>
          <table:table-cell office:value-type="string">
            <text:p> Employ wide-area search and detection assets in targeted region in concert with state and local personnel or other Federal agencies (depending on the threat).</text:p>
          </table:table-cell>
          <table:table-cell table:number-columns-repeated="1017"/>
        </table:table-row>
        <table:table-row table:style-name="ro4">
          <table:table-cell office:value-type="float" office:value="26">
            <text:p>26</text:p>
          </table:table-cell>
          <table:table-cell table:formula="of:=LOOKUP([.C27];[$'Core Capabilities'.$B$2:.$B$32];[$'Core Capabilities'.$A$2:.$A$32])" office:value-type="float" office:value="13">
            <text:p>13</text:p>
          </table:table-cell>
          <table:table-cell office:value-type="string">
            <text:p>Interdiction and Disruption</text:p>
          </table:table-cell>
          <table:table-cell table:number-columns-repeated="2"/>
          <table:table-cell office:value-type="string">
            <text:p>Interdict conveyances, cargo, and persons associated with an imminent terrorist threat or act.</text:p>
          </table:table-cell>
          <table:table-cell office:value-type="string">
            <text:p> Interdict conveyances, cargo, and persons associated with an imminent terrorist threat or act.</text:p>
          </table:table-cell>
          <table:table-cell table:number-columns-repeated="1017"/>
        </table:table-row>
        <table:table-row table:style-name="ro4">
          <table:table-cell office:value-type="float" office:value="27">
            <text:p>27</text:p>
          </table:table-cell>
          <table:table-cell table:formula="of:=LOOKUP([.C28];[$'Core Capabilities'.$B$2:.$B$32];[$'Core Capabilities'.$A$2:.$A$32])" office:value-type="float" office:value="13">
            <text:p>13</text:p>
          </table:table-cell>
          <table:table-cell office:value-type="string">
            <text:p>Interdiction and Disruption</text:p>
          </table:table-cell>
          <table:table-cell table:number-columns-repeated="2"/>
          <table:table-cell office:value-type="string">
            <text:p>Prevent terrorist entry into the United States and its territories.</text:p>
          </table:table-cell>
          <table:table-cell office:value-type="string">
            <text:p> Prevent terrorist entry into the United States and its territories.</text:p>
          </table:table-cell>
          <table:table-cell table:number-columns-repeated="1017"/>
        </table:table-row>
        <table:table-row table:style-name="ro4">
          <table:table-cell office:value-type="float" office:value="28">
            <text:p>28</text:p>
          </table:table-cell>
          <table:table-cell table:formula="of:=LOOKUP([.C29];[$'Core Capabilities'.$B$2:.$B$32];[$'Core Capabilities'.$A$2:.$A$32])" office:value-type="float" office:value="13">
            <text:p>13</text:p>
          </table:table-cell>
          <table:table-cell office:value-type="string">
            <text:p>Interdiction and Disruption</text:p>
          </table:table-cell>
          <table:table-cell table:number-columns-repeated="2"/>
          <table:table-cell office:value-type="string">
            <text:p>Prevent movement and operation of terrorists within the United States.</text:p>
          </table:table-cell>
          <table:table-cell office:value-type="string">
            <text:p> Prevent movement and operation of terrorists within the United States.</text:p>
          </table:table-cell>
          <table:table-cell table:number-columns-repeated="1017"/>
        </table:table-row>
        <table:table-row table:style-name="ro4">
          <table:table-cell office:value-type="float" office:value="29">
            <text:p>29</text:p>
          </table:table-cell>
          <table:table-cell table:formula="of:=LOOKUP([.C30];[$'Core Capabilities'.$B$2:.$B$32];[$'Core Capabilities'.$A$2:.$A$32])" office:value-type="float" office:value="13">
            <text:p>13</text:p>
          </table:table-cell>
          <table:table-cell office:value-type="string">
            <text:p>Interdiction and Disruption</text:p>
          </table:table-cell>
          <table:table-cell table:number-columns-repeated="2"/>
          <table:table-cell office:value-type="string">
            <text:p>Render safe and dispose of CBRNE hazards in multiple locations and in all environments consistent with established protocols.</text:p>
          </table:table-cell>
          <table:table-cell office:value-type="string">
            <text:p> Render safe and dispose of CBRNE hazards in multiple locations and in all environments consistent with established protocols.</text:p>
          </table:table-cell>
          <table:table-cell table:number-columns-repeated="1017"/>
        </table:table-row>
        <table:table-row table:style-name="ro4">
          <table:table-cell office:value-type="float" office:value="30">
            <text:p>30</text:p>
          </table:table-cell>
          <table:table-cell table:formula="of:=LOOKUP([.C31];[$'Core Capabilities'.$B$2:.$B$32];[$'Core Capabilities'.$A$2:.$A$32])" office:value-type="float" office:value="13">
            <text:p>13</text:p>
          </table:table-cell>
          <table:table-cell office:value-type="string">
            <text:p>Interdiction and Disruption</text:p>
          </table:table-cell>
          <table:table-cell table:number-columns-repeated="2"/>
          <table:table-cell office:value-type="string">
            <text:p>Disrupt terrorist financing or prevent other material support from reaching its target.</text:p>
          </table:table-cell>
          <table:table-cell office:value-type="string">
            <text:p> Disrupt terrorist financing or prevent other material support from reaching its target.</text:p>
          </table:table-cell>
          <table:table-cell table:number-columns-repeated="1017"/>
        </table:table-row>
        <table:table-row table:style-name="ro4">
          <table:table-cell office:value-type="float" office:value="31">
            <text:p>31</text:p>
          </table:table-cell>
          <table:table-cell table:formula="of:=LOOKUP([.C32];[$'Core Capabilities'.$B$2:.$B$32];[$'Core Capabilities'.$A$2:.$A$32])" office:value-type="float" office:value="13">
            <text:p>13</text:p>
          </table:table-cell>
          <table:table-cell office:value-type="string">
            <text:p>Interdiction and Disruption</text:p>
          </table:table-cell>
          <table:table-cell table:number-columns-repeated="2"/>
          <table:table-cell office:value-type="string">
            <text:p>Prevent terrorist acquisition and transfer of CBRNE materials, precursors, and related technology.</text:p>
          </table:table-cell>
          <table:table-cell office:value-type="string">
            <text:p> Prevent terrorist acquisition and transfer of CBRNE materials, precursors, and related technology.</text:p>
          </table:table-cell>
          <table:table-cell table:number-columns-repeated="1017"/>
        </table:table-row>
        <table:table-row table:style-name="ro4">
          <table:table-cell office:value-type="float" office:value="32">
            <text:p>32</text:p>
          </table:table-cell>
          <table:table-cell table:formula="of:=LOOKUP([.C33];[$'Core Capabilities'.$B$2:.$B$32];[$'Core Capabilities'.$A$2:.$A$32])" office:value-type="float" office:value="13">
            <text:p>13</text:p>
          </table:table-cell>
          <table:table-cell office:value-type="string">
            <text:p>Interdiction and Disruption</text:p>
          </table:table-cell>
          <table:table-cell table:number-columns-repeated="2"/>
          <table:table-cell office:value-type="string">
            <text:p>Conduct anti-terrorism operations in the United States.</text:p>
          </table:table-cell>
          <table:table-cell office:value-type="string">
            <text:p> Conduct anti-terrorism operations in the United States.</text:p>
          </table:table-cell>
          <table:table-cell table:number-columns-repeated="1017"/>
        </table:table-row>
        <table:table-row table:style-name="ro1">
          <table:table-cell office:value-type="float" office:value="33">
            <text:p>33</text:p>
          </table:table-cell>
          <table:table-cell table:formula="of:=LOOKUP([.C34];[$'Core Capabilities'.$B$2:.$B$32];[$'Core Capabilities'.$A$2:.$A$32])" office:value-type="float" office:value="13">
            <text:p>13</text:p>
          </table:table-cell>
          <table:table-cell office:value-type="string">
            <text:p>Interdiction and Disruption</text:p>
          </table:table-cell>
          <table:table-cell table:number-columns-repeated="2"/>
          <table:table-cell office:value-type="string">
            <text:p>Conduct tactical counterterrorism operations in the United States, potentially in multiple locations and in all environments.</text:p>
          </table:table-cell>
          <table:table-cell office:value-type="string">
            <text:p> Conduct tactical counterterrorism operations in the United States, potentially in multiple locations and in all environments.</text:p>
          </table:table-cell>
          <table:table-cell table:number-columns-repeated="1017"/>
        </table:table-row>
        <table:table-row table:style-name="ro4">
          <table:table-cell office:value-type="float" office:value="34">
            <text:p>34</text:p>
          </table:table-cell>
          <table:table-cell table:formula="of:=LOOKUP([.C35];[$'Core Capabilities'.$B$2:.$B$32];[$'Core Capabilities'.$A$2:.$A$32])" office:value-type="float" office:value="13">
            <text:p>13</text:p>
          </table:table-cell>
          <table:table-cell office:value-type="string">
            <text:p>Interdiction and Disruption</text:p>
          </table:table-cell>
          <table:table-cell table:number-columns-repeated="2"/>
          <table:table-cell office:value-type="string">
            <text:p>Strategically deploy assets to interdict, deter, or disrupt threats from reaching potential target(s).</text:p>
          </table:table-cell>
          <table:table-cell office:value-type="string">
            <text:p> Strategically deploy assets to interdict, deter, or disrupt threats from reaching potential target(s).</text:p>
          </table:table-cell>
          <table:table-cell table:number-columns-repeated="1017"/>
        </table:table-row>
        <table:table-row table:style-name="ro4">
          <table:table-cell office:value-type="float" office:value="35">
            <text:p>35</text:p>
          </table:table-cell>
          <table:table-cell table:formula="of:=LOOKUP([.C36];[$'Core Capabilities'.$B$2:.$B$32];[$'Core Capabilities'.$A$2:.$A$32])" office:value-type="float" office:value="8">
            <text:p>8</text:p>
          </table:table-cell>
          <table:table-cell office:value-type="string">
            <text:p>Forensics and Attribution</text:p>
          </table:table-cell>
          <table:table-cell table:number-columns-repeated="2"/>
          <table:table-cell office:value-type="string">
            <text:p>Preserve the crime scene and conduct site exploitation for intelligence collection.</text:p>
          </table:table-cell>
          <table:table-cell office:value-type="string">
            <text:p> Preserve the crime scene and conduct site exploitation for intelligence collection.</text:p>
          </table:table-cell>
          <table:table-cell table:number-columns-repeated="1017"/>
        </table:table-row>
        <table:table-row table:style-name="ro4">
          <table:table-cell office:value-type="float" office:value="36">
            <text:p>36</text:p>
          </table:table-cell>
          <table:table-cell table:formula="of:=LOOKUP([.C37];[$'Core Capabilities'.$B$2:.$B$32];[$'Core Capabilities'.$A$2:.$A$32])" office:value-type="float" office:value="8">
            <text:p>8</text:p>
          </table:table-cell>
          <table:table-cell office:value-type="string">
            <text:p>Forensics and Attribution</text:p>
          </table:table-cell>
          <table:table-cell table:number-columns-repeated="2"/>
          <table:table-cell office:value-type="string">
            <text:p>Conduct crime scene investigation.</text:p>
          </table:table-cell>
          <table:table-cell office:value-type="string">
            <text:p> Conduct crime scene investigation.</text:p>
          </table:table-cell>
          <table:table-cell table:number-columns-repeated="1017"/>
        </table:table-row>
        <table:table-row table:style-name="ro4">
          <table:table-cell office:value-type="float" office:value="37">
            <text:p>37</text:p>
          </table:table-cell>
          <table:table-cell table:formula="of:=LOOKUP([.C38];[$'Core Capabilities'.$B$2:.$B$32];[$'Core Capabilities'.$A$2:.$A$32])" office:value-type="float" office:value="8">
            <text:p>8</text:p>
          </table:table-cell>
          <table:table-cell office:value-type="string">
            <text:p>Forensics and Attribution</text:p>
          </table:table-cell>
          <table:table-cell table:number-columns-repeated="2"/>
          <table:table-cell office:value-type="string">
            <text:p>Conduct forensic evidence examination, including biometric and DNA analysis.</text:p>
          </table:table-cell>
          <table:table-cell office:value-type="string">
            <text:p> Conduct forensic evidence examination, including biometric and DNA analysis.</text:p>
          </table:table-cell>
          <table:table-cell table:number-columns-repeated="1017"/>
        </table:table-row>
        <table:table-row table:style-name="ro4">
          <table:table-cell office:value-type="float" office:value="38">
            <text:p>38</text:p>
          </table:table-cell>
          <table:table-cell table:formula="of:=LOOKUP([.C39];[$'Core Capabilities'.$B$2:.$B$32];[$'Core Capabilities'.$A$2:.$A$32])" office:value-type="float" office:value="8">
            <text:p>8</text:p>
          </table:table-cell>
          <table:table-cell office:value-type="string">
            <text:p>Forensics and Attribution</text:p>
          </table:table-cell>
          <table:table-cell table:number-columns-repeated="2"/>
          <table:table-cell office:value-type="string">
            <text:p>Conduct CBRNE material analysis.</text:p>
          </table:table-cell>
          <table:table-cell office:value-type="string">
            <text:p> Conduct CBRNE material analysis.</text:p>
          </table:table-cell>
          <table:table-cell table:number-columns-repeated="1017"/>
        </table:table-row>
        <table:table-row table:style-name="ro4">
          <table:table-cell office:value-type="float" office:value="39">
            <text:p>39</text:p>
          </table:table-cell>
          <table:table-cell table:formula="of:=LOOKUP([.C40];[$'Core Capabilities'.$B$2:.$B$32];[$'Core Capabilities'.$A$2:.$A$32])" office:value-type="float" office:value="8">
            <text:p>8</text:p>
          </table:table-cell>
          <table:table-cell office:value-type="string">
            <text:p>Forensics and Attribution</text:p>
          </table:table-cell>
          <table:table-cell table:number-columns-repeated="2"/>
          <table:table-cell office:value-type="string">
            <text:p>Conduct digital media and network exploitation.</text:p>
          </table:table-cell>
          <table:table-cell office:value-type="string">
            <text:p> Conduct digital media and network exploitation.</text:p>
          </table:table-cell>
          <table:table-cell table:number-columns-repeated="1017"/>
        </table:table-row>
        <table:table-row table:style-name="ro4">
          <table:table-cell office:value-type="float" office:value="40">
            <text:p>40</text:p>
          </table:table-cell>
          <table:table-cell table:formula="of:=LOOKUP([.C41];[$'Core Capabilities'.$B$2:.$B$32];[$'Core Capabilities'.$A$2:.$A$32])" office:value-type="float" office:value="8">
            <text:p>8</text:p>
          </table:table-cell>
          <table:table-cell office:value-type="string">
            <text:p>Forensics and Attribution</text:p>
          </table:table-cell>
          <table:table-cell table:number-columns-repeated="2"/>
          <table:table-cell office:value-type="string">
            <text:p>Assess capabilities of perpetrating terrorists with known terrorist capabilities and methods of operation.</text:p>
          </table:table-cell>
          <table:table-cell office:value-type="string">
            <text:p> Assess capabilities of perpetrating terrorists with known terrorist capabilities and methods of operation.</text:p>
          </table:table-cell>
          <table:table-cell table:number-columns-repeated="1017"/>
        </table:table-row>
        <table:table-row table:style-name="ro4">
          <table:table-cell office:value-type="float" office:value="41">
            <text:p>41</text:p>
          </table:table-cell>
          <table:table-cell table:formula="of:=LOOKUP([.C42];[$'Core Capabilities'.$B$2:.$B$32];[$'Core Capabilities'.$A$2:.$A$32])" office:value-type="float" office:value="8">
            <text:p>8</text:p>
          </table:table-cell>
          <table:table-cell office:value-type="string">
            <text:p>Forensics and Attribution</text:p>
          </table:table-cell>
          <table:table-cell table:number-columns-repeated="2"/>
          <table:table-cell office:value-type="string">
            <text:p>Conduct investigations to identify the perpetrator(s), conspirator(s), and sponsorship.</text:p>
          </table:table-cell>
          <table:table-cell office:value-type="string">
            <text:p> Conduct investigations to identify the perpetrator(s), conspirator(s), and sponsorship.</text:p>
          </table:table-cell>
          <table:table-cell table:number-columns-repeated="1017"/>
        </table:table-row>
        <table:table-row table:style-name="ro4">
          <table:table-cell office:value-type="float" office:value="42">
            <text:p>42</text:p>
          </table:table-cell>
          <table:table-cell table:formula="of:=LOOKUP([.C43];[$'Core Capabilities'.$B$2:.$B$32];[$'Core Capabilities'.$A$2:.$A$32])" office:value-type="float" office:value="8">
            <text:p>8</text:p>
          </table:table-cell>
          <table:table-cell office:value-type="string">
            <text:p>Forensics and Attribution</text:p>
          </table:table-cell>
          <table:table-cell table:number-columns-repeated="2"/>
          <table:table-cell office:value-type="string">
            <text:p>Interview witnesses, potential associates, and/or perpetrators.</text:p>
          </table:table-cell>
          <table:table-cell office:value-type="string">
            <text:p> Interview witnesses, potential associates, and/or perpetrators.</text:p>
          </table:table-cell>
          <table:table-cell table:number-columns-repeated="1017"/>
        </table:table-row>
        <table:table-row table:style-name="ro4">
          <table:table-cell office:value-type="float" office:value="43">
            <text:p>43</text:p>
          </table:table-cell>
          <table:table-cell table:formula="of:=LOOKUP([.C44];[$'Core Capabilities'.$B$2:.$B$32];[$'Core Capabilities'.$A$2:.$A$32])" office:value-type="float" office:value="8">
            <text:p>8</text:p>
          </table:table-cell>
          <table:table-cell office:value-type="string">
            <text:p>Forensics and Attribution</text:p>
          </table:table-cell>
          <table:table-cell table:number-columns-repeated="2"/>
          <table:table-cell office:value-type="string">
            <text:p>Analyze intelligence and forensics results to refine/confirm investigative leads.</text:p>
          </table:table-cell>
          <table:table-cell office:value-type="string">
            <text:p> Analyze intelligence and forensics results to refine/confirm investigative leads.</text:p>
          </table:table-cell>
          <table:table-cell table:number-columns-repeated="1017"/>
        </table:table-row>
        <table:table-row table:style-name="ro4">
          <table:table-cell office:value-type="float" office:value="44">
            <text:p>44</text:p>
          </table:table-cell>
          <table:table-cell table:formula="of:=LOOKUP([.C45];[$'Core Capabilities'.$B$2:.$B$32];[$'Core Capabilities'.$A$2:.$A$32])" office:value-type="float" office:value="8">
            <text:p>8</text:p>
          </table:table-cell>
          <table:table-cell office:value-type="string">
            <text:p>Forensics and Attribution</text:p>
          </table:table-cell>
          <table:table-cell table:number-columns-repeated="2"/>
          <table:table-cell office:value-type="string">
            <text:p>Fuse intelligence, law enforcement information, and technical forensic conclusions to develop attribution assessments.</text:p>
          </table:table-cell>
          <table:table-cell office:value-type="string">
            <text:p> Fuse intelligence, law enforcement information, and technical forensic conclusions to develop attribution assessments.</text:p>
          </table:table-cell>
          <table:table-cell table:number-columns-repeated="1017"/>
        </table:table-row>
        <table:table-row table:style-name="ro4">
          <table:table-cell office:value-type="float" office:value="45">
            <text:p>45</text:p>
          </table:table-cell>
          <table:table-cell table:formula="of:=LOOKUP([.C46];[$'Core Capabilities'.$B$2:.$B$32];[$'Core Capabilities'.$A$2:.$A$32])" office:value-type="float" office:value="8">
            <text:p>8</text:p>
          </table:table-cell>
          <table:table-cell office:value-type="string">
            <text:p>Forensics and Attribution</text:p>
          </table:table-cell>
          <table:table-cell table:number-columns-repeated="2"/>
          <table:table-cell office:value-type="string">
            <text:p>Interpret and communicate attribution results, confidence levels, and their significance to national decision makers.</text:p>
          </table:table-cell>
          <table:table-cell office:value-type="string">
            <text:p> Interpret and communicate attribution results, confidence levels, and their significance to national decision makers.</text:p>
          </table:table-cell>
          <table:table-cell table:number-columns-repeated="1017"/>
        </table:table-row>
        <table:table-row table:style-name="ro4">
          <table:table-cell office:value-type="float" office:value="46">
            <text:p>46</text:p>
          </table:table-cell>
          <table:table-cell table:formula="of:=LOOKUP([.C47];[$'Core Capabilities'.$B$2:.$B$32];[$'Core Capabilities'.$A$2:.$A$32])" office:value-type="float" office:value="22">
            <text:p>22</text:p>
          </table:table-cell>
          <table:table-cell office:value-type="string">
            <text:p>Planning</text:p>
          </table:table-cell>
          <table:table-cell table:number-columns-repeated="2"/>
          <table:table-cell office:value-type="string">
            <text:p>Initiate a time-sensitive, flexible planning process that builds on existing plans and incorporates real-time intelligence.</text:p>
          </table:table-cell>
          <table:table-cell office:value-type="string">
            <text:p> Initiate a time-sensitive, flexible planning process that builds on existing plans and incorporates real-time intelligence.</text:p>
          </table:table-cell>
          <table:table-cell table:number-columns-repeated="1017"/>
        </table:table-row>
        <table:table-row table:style-name="ro1">
          <table:table-cell office:value-type="float" office:value="47">
            <text:p>47</text:p>
          </table:table-cell>
          <table:table-cell table:formula="of:=LOOKUP([.C48];[$'Core Capabilities'.$B$2:.$B$32];[$'Core Capabilities'.$A$2:.$A$32])" office:value-type="float" office:value="22">
            <text:p>22</text:p>
          </table:table-cell>
          <table:table-cell office:value-type="string">
            <text:p>Planning</text:p>
          </table:table-cell>
          <table:table-cell table:number-columns-repeated="2"/>
          <table:table-cell office:value-type="string">
            <text:p>Make appropriate assumptions to inform decision makers and counterterrorism professionals’ actions to prevent imminent attacks on the homeland.</text:p>
          </table:table-cell>
          <table:table-cell office:value-type="string">
            <text:p> Make appropriate assumptions to inform decision makers and counterterrorism professionals’ actions to prevent imminent attacks on the homeland.</text:p>
          </table:table-cell>
          <table:table-cell table:number-columns-repeated="1017"/>
        </table:table-row>
        <table:table-row table:style-name="ro4">
          <table:table-cell office:value-type="float" office:value="48">
            <text:p>48</text:p>
          </table:table-cell>
          <table:table-cell table:formula="of:=LOOKUP([.C49];[$'Core Capabilities'.$B$2:.$B$32];[$'Core Capabilities'.$A$2:.$A$32])" office:value-type="float" office:value="22">
            <text:p>22</text:p>
          </table:table-cell>
          <table:table-cell office:value-type="string">
            <text:p>Planning</text:p>
          </table:table-cell>
          <table:table-cell table:number-columns-repeated="2"/>
          <table:table-cell office:value-type="string">
            <text:p>Evaluate current intelligence and coordinate the development of options as appropriate.</text:p>
          </table:table-cell>
          <table:table-cell office:value-type="string">
            <text:p> Evaluate current intelligence and coordinate the development of options as appropriate.</text:p>
          </table:table-cell>
          <table:table-cell table:number-columns-repeated="1017"/>
        </table:table-row>
        <table:table-row table:style-name="ro4">
          <table:table-cell office:value-type="float" office:value="49">
            <text:p>49</text:p>
          </table:table-cell>
          <table:table-cell table:formula="of:=LOOKUP([.C50];[$'Core Capabilities'.$B$2:.$B$32];[$'Core Capabilities'.$A$2:.$A$32])" office:value-type="float" office:value="22">
            <text:p>22</text:p>
          </table:table-cell>
          <table:table-cell office:value-type="string">
            <text:p>Planning</text:p>
          </table:table-cell>
          <table:table-cell table:number-columns-repeated="2"/>
          <table:table-cell office:value-type="string">
            <text:p>Identify possible terrorism targets and vulnerabilities.</text:p>
          </table:table-cell>
          <table:table-cell office:value-type="string">
            <text:p> Identify possible terrorism targets and vulnerabilities.</text:p>
          </table:table-cell>
          <table:table-cell table:number-columns-repeated="1017"/>
        </table:table-row>
        <table:table-row table:style-name="ro4">
          <table:table-cell office:value-type="float" office:value="50">
            <text:p>50</text:p>
          </table:table-cell>
          <table:table-cell table:formula="of:=LOOKUP([.C51];[$'Core Capabilities'.$B$2:.$B$32];[$'Core Capabilities'.$A$2:.$A$32])" office:value-type="float" office:value="22">
            <text:p>22</text:p>
          </table:table-cell>
          <table:table-cell office:value-type="string">
            <text:p>Planning</text:p>
          </table:table-cell>
          <table:table-cell table:number-columns-repeated="2"/>
          <table:table-cell office:value-type="string">
            <text:p>Identify law enforcement, intelligence, diplomatic, private sector, economic, and/or military options designed to prevent, deter, or disrupt imminent terrorist attacks in the homeland.</text:p>
          </table:table-cell>
          <table:table-cell office:value-type="string">
            <text:p> Identify law enforcement, intelligence, diplomatic, private sector, economic, and/or military options designed to prevent, deter, or disrupt imminent terrorist attacks in the homeland.</text:p>
          </table:table-cell>
          <table:table-cell table:number-columns-repeated="1017"/>
        </table:table-row>
        <table:table-row table:style-name="ro4">
          <table:table-cell office:value-type="float" office:value="51">
            <text:p>51</text:p>
          </table:table-cell>
          <table:table-cell table:formula="of:=LOOKUP([.C52];[$'Core Capabilities'.$B$2:.$B$32];[$'Core Capabilities'.$A$2:.$A$32])" office:value-type="float" office:value="22">
            <text:p>22</text:p>
          </table:table-cell>
          <table:table-cell office:value-type="string">
            <text:p>Planning</text:p>
          </table:table-cell>
          <table:table-cell table:number-columns-repeated="2"/>
          <table:table-cell office:value-type="string">
            <text:p>Present courses of action to decision makers to locate, interdict, deter, or disrupt or prevent imminent attacks in the homeland.</text:p>
          </table:table-cell>
          <table:table-cell office:value-type="string">
            <text:p> Present courses of action to decision makers to locate, interdict, deter, or disrupt or prevent imminent attacks in the homeland.</text:p>
          </table:table-cell>
          <table:table-cell table:number-columns-repeated="1017"/>
        </table:table-row>
        <table:table-row table:style-name="ro4">
          <table:table-cell office:value-type="float" office:value="52">
            <text:p>52</text:p>
          </table:table-cell>
          <table:table-cell table:formula="of:=LOOKUP([.C53];[$'Core Capabilities'.$B$2:.$B$32];[$'Core Capabilities'.$A$2:.$A$32])" office:value-type="float" office:value="25">
            <text:p>25</text:p>
          </table:table-cell>
          <table:table-cell office:value-type="string">
            <text:p>Public Information and Warning</text:p>
          </table:table-cell>
          <table:table-cell table:number-columns-repeated="2"/>
          <table:table-cell office:value-type="string">
            <text:p>Increase public awareness of indicators of terrorism and terrorism-related crime; for example, through the “If You See Something, Say Something”™ public awareness program.</text:p>
          </table:table-cell>
          <table:table-cell office:value-type="string">
            <text:p> Increase public awareness of indicators of terrorism and terrorism-related crime; for example, through the “If You See Something, Say Something”™ public awareness program.</text:p>
          </table:table-cell>
          <table:table-cell table:number-columns-repeated="1017"/>
        </table:table-row>
        <table:table-row table:style-name="ro1">
          <table:table-cell office:value-type="float" office:value="53">
            <text:p>53</text:p>
          </table:table-cell>
          <table:table-cell table:formula="of:=LOOKUP([.C54];[$'Core Capabilities'.$B$2:.$B$32];[$'Core Capabilities'.$A$2:.$A$32])" office:value-type="float" office:value="25">
            <text:p>25</text:p>
          </table:table-cell>
          <table:table-cell office:value-type="string">
            <text:p>Public Information and Warning</text:p>
          </table:table-cell>
          <table:table-cell table:number-columns-repeated="2"/>
          <table:table-cell office:value-type="string">
            <text:p>Refine and consider options to release pre-event information publicly, and take action accordingly.</text:p>
          </table:table-cell>
          <table:table-cell office:value-type="string">
            <text:p> Refine and consider options to release pre-event information publicly, and take action accordingly.</text:p>
          </table:table-cell>
          <table:table-cell table:number-columns-repeated="1017"/>
        </table:table-row>
        <table:table-row table:style-name="ro1">
          <table:table-cell office:value-type="float" office:value="54">
            <text:p>54</text:p>
          </table:table-cell>
          <table:table-cell table:formula="of:=LOOKUP([.C55];[$'Core Capabilities'.$B$2:.$B$32];[$'Core Capabilities'.$A$2:.$A$32])" office:value-type="float" office:value="25">
            <text:p>25</text:p>
          </table:table-cell>
          <table:table-cell office:value-type="string">
            <text:p>Public Information and Warning</text:p>
          </table:table-cell>
          <table:table-cell table:number-columns-repeated="2"/>
          <table:table-cell office:value-type="string">
            <text:p>Protect information so as not to compromise ongoing prevention operations (e.g., intelligence activities and investigation).</text:p>
          </table:table-cell>
          <table:table-cell office:value-type="string">
            <text:p> Protect information so as not to compromise ongoing prevention operations (e.g., intelligence activities and investigation).</text:p>
          </table:table-cell>
          <table:table-cell table:number-columns-repeated="1017"/>
        </table:table-row>
        <table:table-row table:style-name="ro4">
          <table:table-cell office:value-type="float" office:value="55">
            <text:p>55</text:p>
          </table:table-cell>
          <table:table-cell table:formula="of:=LOOKUP([.C56];[$'Core Capabilities'.$B$2:.$B$32];[$'Core Capabilities'.$A$2:.$A$32])" office:value-type="float" office:value="25">
            <text:p>25</text:p>
          </table:table-cell>
          <table:table-cell office:value-type="string">
            <text:p>Public Information and Warning</text:p>
          </table:table-cell>
          <table:table-cell table:number-columns-repeated="2"/>
          <table:table-cell office:value-type="string">
            <text:p>Share prompt and actionable messages, to include NTAS alerts, with the public and other stakeholders, as appropriate, to aid in the prevention of imminent or follow-on terrorist attacks.</text:p>
          </table:table-cell>
          <table:table-cell office:value-type="string">
            <text:p> Share prompt and actionable messages, to include NTAS alerts, with the public and other stakeholders, as appropriate, to aid in the prevention of imminent or follow-on terrorist attacks.</text:p>
          </table:table-cell>
          <table:table-cell table:number-columns-repeated="1017"/>
        </table:table-row>
        <table:table-row table:style-name="ro4">
          <table:table-cell office:value-type="float" office:value="56">
            <text:p>56</text:p>
          </table:table-cell>
          <table:table-cell table:formula="of:=LOOKUP([.C57];[$'Core Capabilities'.$B$2:.$B$32];[$'Core Capabilities'.$A$2:.$A$32])" office:value-type="float" office:value="25">
            <text:p>25</text:p>
          </table:table-cell>
          <table:table-cell office:value-type="string">
            <text:p>Public Information and Warning</text:p>
          </table:table-cell>
          <table:table-cell table:number-columns-repeated="2"/>
          <table:table-cell office:value-type="string">
            <text:p>Use all appropriate communication means, such as the Integrated Public Alert and Warning System (IPAWS)14 and social media.</text:p>
          </table:table-cell>
          <table:table-cell office:value-type="string">
            <text:p> Use all appropriate communication means, such as the Integrated Public Alert and Warning System (IPAWS)14 and social media.</text:p>
          </table:table-cell>
          <table:table-cell table:number-columns-repeated="1017"/>
        </table:table-row>
        <table:table-row table:style-name="ro4">
          <table:table-cell office:value-type="float" office:value="57">
            <text:p>57</text:p>
          </table:table-cell>
          <table:table-cell table:formula="of:=LOOKUP([.C58];[$'Core Capabilities'.$B$2:.$B$32];[$'Core Capabilities'.$A$2:.$A$32])" office:value-type="float" office:value="20">
            <text:p>20</text:p>
          </table:table-cell>
          <table:table-cell office:value-type="string">
            <text:p>Operational Coordination</text:p>
          </table:table-cell>
          <table:table-cell table:number-columns-repeated="2"/>
          <table:table-cell office:value-type="string">
            <text:p>Collaborate with all relevant stakeholders.</text:p>
          </table:table-cell>
          <table:table-cell office:value-type="string">
            <text:p> Collaborate with all relevant stakeholders.</text:p>
          </table:table-cell>
          <table:table-cell table:number-columns-repeated="1017"/>
        </table:table-row>
        <table:table-row table:style-name="ro4">
          <table:table-cell office:value-type="float" office:value="58">
            <text:p>58</text:p>
          </table:table-cell>
          <table:table-cell table:formula="of:=LOOKUP([.C59];[$'Core Capabilities'.$B$2:.$B$32];[$'Core Capabilities'.$A$2:.$A$32])" office:value-type="float" office:value="20">
            <text:p>20</text:p>
          </table:table-cell>
          <table:table-cell office:value-type="string">
            <text:p>Operational Coordination</text:p>
          </table:table-cell>
          <table:table-cell table:number-columns-repeated="2"/>
          <table:table-cell office:value-type="string">
            <text:p>Ensure clear lines and modes of communication among participating organizations and jurisdictions, both horizontally and vertically.</text:p>
          </table:table-cell>
          <table:table-cell office:value-type="string">
            <text:p> Ensure clear lines and modes of communication among participating organizations and jurisdictions, both horizontally and vertically.</text:p>
          </table:table-cell>
          <table:table-cell table:number-columns-repeated="1017"/>
        </table:table-row>
        <table:table-row table:style-name="ro4">
          <table:table-cell office:value-type="float" office:value="59">
            <text:p>59</text:p>
          </table:table-cell>
          <table:table-cell table:formula="of:=LOOKUP([.C60];[$'Core Capabilities'.$B$2:.$B$32];[$'Core Capabilities'.$A$2:.$A$32])" office:value-type="float" office:value="20">
            <text:p>20</text:p>
          </table:table-cell>
          <table:table-cell office:value-type="string">
            <text:p>Operational Coordination</text:p>
          </table:table-cell>
          <table:table-cell table:number-columns-repeated="2"/>
          <table:table-cell office:value-type="string">
            <text:p>Facilitate effective intelligence and information sharing.</text:p>
          </table:table-cell>
          <table:table-cell office:value-type="string">
            <text:p> Facilitate effective intelligence and information sharing.</text:p>
          </table:table-cell>
          <table:table-cell table:number-columns-repeated="1017"/>
        </table:table-row>
        <table:table-row table:style-name="ro4">
          <table:table-cell office:value-type="float" office:value="60">
            <text:p>60</text:p>
          </table:table-cell>
          <table:table-cell table:formula="of:=LOOKUP([.C61];[$'Core Capabilities'.$B$2:.$B$32];[$'Core Capabilities'.$A$2:.$A$32])" office:value-type="float" office:value="20">
            <text:p>20</text:p>
          </table:table-cell>
          <table:table-cell office:value-type="string">
            <text:p>Operational Coordination</text:p>
          </table:table-cell>
          <table:table-cell table:number-columns-repeated="2"/>
          <table:table-cell office:value-type="string">
            <text:p>Define and communicate clear roles and responsibilities relative to courses of action.</text:p>
          </table:table-cell>
          <table:table-cell office:value-type="string">
            <text:p> Define and communicate clear roles and responsibilities relative to courses of action.</text:p>
          </table:table-cell>
          <table:table-cell table:number-columns-repeated="1017"/>
        </table:table-row>
        <table:table-row table:style-name="ro4">
          <table:table-cell office:value-type="float" office:value="61">
            <text:p>61</text:p>
          </table:table-cell>
          <table:table-cell table:formula="of:=LOOKUP([.C62];[$'Core Capabilities'.$B$2:.$B$32];[$'Core Capabilities'.$A$2:.$A$32])" office:value-type="float" office:value="20">
            <text:p>20</text:p>
          </table:table-cell>
          <table:table-cell office:value-type="string">
            <text:p>Operational Coordination</text:p>
          </table:table-cell>
          <table:table-cell table:number-columns-repeated="2"/>
          <table:table-cell office:value-type="string">
            <text:p>Integrate and synchronize actions of participating organizations and jurisdictions to ensure unity of effort.</text:p>
          </table:table-cell>
          <table:table-cell office:value-type="string">
            <text:p> Integrate and synchronize actions of participating organizations and jurisdictions to ensure unity of effort.</text:p>
          </table:table-cell>
          <table:table-cell table:number-columns-repeated="1017"/>
        </table:table-row>
        <table:table-row table:style-name="ro4">
          <table:table-cell office:value-type="float" office:value="62">
            <text:p>62</text:p>
          </table:table-cell>
          <table:table-cell table:formula="of:=LOOKUP([.C63];[$'Core Capabilities'.$B$2:.$B$32];[$'Core Capabilities'.$A$2:.$A$32])" office:value-type="float" office:value="20">
            <text:p>20</text:p>
          </table:table-cell>
          <table:table-cell office:value-type="string">
            <text:p>Operational Coordination</text:p>
          </table:table-cell>
          <table:table-cell table:number-columns-repeated="2"/>
          <table:table-cell office:value-type="string">
            <text:p>Determine priorities, objectives, strategies, and resource allocations.</text:p>
          </table:table-cell>
          <table:table-cell office:value-type="string">
            <text:p> Determine priorities, objectives, strategies, and resource allocations.</text:p>
          </table:table-cell>
          <table:table-cell table:number-columns-repeated="1017"/>
        </table:table-row>
        <table:table-row table:style-name="ro4">
          <table:table-cell office:value-type="float" office:value="63">
            <text:p>63</text:p>
          </table:table-cell>
          <table:table-cell table:formula="of:=LOOKUP([.C64];[$'Core Capabilities'.$B$2:.$B$32];[$'Core Capabilities'.$A$2:.$A$32])" office:value-type="float" office:value="20">
            <text:p>20</text:p>
          </table:table-cell>
          <table:table-cell office:value-type="string">
            <text:p>Operational Coordination</text:p>
          </table:table-cell>
          <table:table-cell table:number-columns-repeated="2"/>
          <table:table-cell office:value-type="string">
            <text:p>Coordinate activities across and among all levels of government and with critical nonprofit and private sector partners to prevent imminent terrorist threats and/or conduct law enforcement investigative and response activities after an act of terrorism.</text:p>
          </table:table-cell>
          <table:table-cell office:value-type="string">
            <text:p> Coordinate activities across and among all levels of government and with critical nonprofit and private sector partners to prevent imminent terrorist threats and/or conduct law enforcement investigative and response activities after an act of terrorism.</text:p>
          </table:table-cell>
          <table:table-cell table:number-columns-repeated="1017"/>
        </table:table-row>
        <table:table-row table:style-name="ro4">
          <table:table-cell office:value-type="float" office:value="64">
            <text:p>64</text:p>
          </table:table-cell>
          <table:table-cell table:formula="of:=LOOKUP([.C65];[$'Core Capabilities'.$B$2:.$B$32];[$'Core Capabilities'.$A$2:.$A$32])" office:value-type="float" office:value="31">
            <text:p>31</text:p>
          </table:table-cell>
          <table:table-cell office:value-type="string">
            <text:p>Threats and Hazard Identification</text:p>
          </table:table-cell>
          <table:table-cell table:number-columns-repeated="2"/>
          <table:table-cell office:value-type="string">
            <text:p>Identify data requirements across stakeholders.</text:p>
          </table:table-cell>
          <table:table-cell office:value-type="string">
            <text:p> Identify data requirements across stakeholders.</text:p>
          </table:table-cell>
          <table:table-cell table:number-columns-repeated="1017"/>
        </table:table-row>
        <table:table-row table:style-name="ro4">
          <table:table-cell office:value-type="float" office:value="65">
            <text:p>65</text:p>
          </table:table-cell>
          <table:table-cell table:formula="of:=LOOKUP([.C66];[$'Core Capabilities'.$B$2:.$B$32];[$'Core Capabilities'.$A$2:.$A$32])" office:value-type="float" office:value="31">
            <text:p>31</text:p>
          </table:table-cell>
          <table:table-cell office:value-type="string">
            <text:p>Threats and Hazard Identification</text:p>
          </table:table-cell>
          <table:table-cell table:number-columns-repeated="2"/>
          <table:table-cell office:value-type="string">
            <text:p>Gather required data in a timely and accurate manner in order to effectively identify threats and hazards.</text:p>
          </table:table-cell>
          <table:table-cell office:value-type="string">
            <text:p> Gather required data in a timely and accurate manner in order to effectively identify threats and hazards.</text:p>
          </table:table-cell>
          <table:table-cell table:number-columns-repeated="1017"/>
        </table:table-row>
        <table:table-row table:style-name="ro4">
          <table:table-cell office:value-type="float" office:value="66">
            <text:p>66</text:p>
          </table:table-cell>
          <table:table-cell table:formula="of:=LOOKUP([.C67];[$'Core Capabilities'.$B$2:.$B$32];[$'Core Capabilities'.$A$2:.$A$32])" office:value-type="float" office:value="31">
            <text:p>31</text:p>
          </table:table-cell>
          <table:table-cell office:value-type="string">
            <text:p>Threats and Hazard Identification</text:p>
          </table:table-cell>
          <table:table-cell table:number-columns-repeated="2"/>
          <table:table-cell office:value-type="string">
            <text:p>Ensure that the right data are received by the right people at the right time.</text:p>
          </table:table-cell>
          <table:table-cell office:value-type="string">
            <text:p> Ensure that the right data are received by the right people at the right time.</text:p>
          </table:table-cell>
          <table:table-cell table:number-columns-repeated="1017"/>
        </table:table-row>
        <table:table-row table:style-name="ro1">
          <table:table-cell office:value-type="float" office:value="67">
            <text:p>67</text:p>
          </table:table-cell>
          <table:table-cell table:formula="of:=LOOKUP([.C68];[$'Core Capabilities'.$B$2:.$B$32];[$'Core Capabilities'.$A$2:.$A$32])" office:value-type="float" office:value="31">
            <text:p>31</text:p>
          </table:table-cell>
          <table:table-cell office:value-type="string">
            <text:p>Threats and Hazard Identification</text:p>
          </table:table-cell>
          <table:table-cell table:number-columns-repeated="2"/>
          <table:table-cell office:value-type="string">
            <text:p>Share appropriate data on natural and manmade hazards in a transparent and usable manner.</text:p>
          </table:table-cell>
          <table:table-cell office:value-type="string">
            <text:p> Share appropriate data on natural and manmade hazards in a transparent and usable manner.</text:p>
          </table:table-cell>
          <table:table-cell table:number-columns-repeated="1017"/>
        </table:table-row>
        <table:table-row table:style-name="ro4">
          <table:table-cell office:value-type="float" office:value="68">
            <text:p>68</text:p>
          </table:table-cell>
          <table:table-cell table:formula="of:=LOOKUP([.C69];[$'Core Capabilities'.$B$2:.$B$32];[$'Core Capabilities'.$A$2:.$A$32])" office:value-type="float" office:value="31">
            <text:p>31</text:p>
          </table:table-cell>
          <table:table-cell office:value-type="string">
            <text:p>Threats and Hazard Identification</text:p>
          </table:table-cell>
          <table:table-cell table:number-columns-repeated="2"/>
          <table:table-cell office:value-type="string">
            <text:p>Strike a proper balance between dissemination and classification of national security and intelligence information.</text:p>
          </table:table-cell>
          <table:table-cell office:value-type="string">
            <text:p> Strike a proper balance between dissemination and classification of national security and intelligence information.</text:p>
          </table:table-cell>
          <table:table-cell table:number-columns-repeated="1017"/>
        </table:table-row>
        <table:table-row table:style-name="ro4">
          <table:table-cell office:value-type="float" office:value="69">
            <text:p>69</text:p>
          </table:table-cell>
          <table:table-cell table:formula="of:=LOOKUP([.C70];[$'Core Capabilities'.$B$2:.$B$32];[$'Core Capabilities'.$A$2:.$A$32])" office:value-type="float" office:value="31">
            <text:p>31</text:p>
          </table:table-cell>
          <table:table-cell office:value-type="string">
            <text:p>Threats and Hazard Identification</text:p>
          </table:table-cell>
          <table:table-cell table:number-columns-repeated="2"/>
          <table:table-cell office:value-type="string">
            <text:p>Build cooperation among private and public sectors by protecting internal interests but sharing threats and hazard identification resources and benefits.</text:p>
          </table:table-cell>
          <table:table-cell office:value-type="string">
            <text:p> Build cooperation among private and public sectors by protecting internal interests but sharing threats and hazard identification resources and benefits.</text:p>
          </table:table-cell>
          <table:table-cell table:number-columns-repeated="1017"/>
        </table:table-row>
        <table:table-row table:style-name="ro4">
          <table:table-cell office:value-type="float" office:value="70">
            <text:p>70</text:p>
          </table:table-cell>
          <table:table-cell table:formula="of:=LOOKUP([.C71];[$'Core Capabilities'.$B$2:.$B$32];[$'Core Capabilities'.$A$2:.$A$32])" office:value-type="float" office:value="31">
            <text:p>31</text:p>
          </table:table-cell>
          <table:table-cell office:value-type="string">
            <text:p>Threats and Hazard Identification</text:p>
          </table:table-cell>
          <table:table-cell table:number-columns-repeated="2"/>
          <table:table-cell office:value-type="string">
            <text:p>Leverage available third-party data, tools, and information; social media; and open-source technology.</text:p>
          </table:table-cell>
          <table:table-cell office:value-type="string">
            <text:p> Leverage available third-party data, tools, and information; social media; and open-source technology.</text:p>
          </table:table-cell>
          <table:table-cell table:number-columns-repeated="1017"/>
        </table:table-row>
        <table:table-row table:style-name="ro4">
          <table:table-cell office:value-type="float" office:value="71">
            <text:p>71</text:p>
          </table:table-cell>
          <table:table-cell table:formula="of:=LOOKUP([.C72];[$'Core Capabilities'.$B$2:.$B$32];[$'Core Capabilities'.$A$2:.$A$32])" office:value-type="float" office:value="31">
            <text:p>31</text:p>
          </table:table-cell>
          <table:table-cell office:value-type="string">
            <text:p>Threats and Hazard Identification</text:p>
          </table:table-cell>
          <table:table-cell table:number-columns-repeated="2"/>
          <table:table-cell office:value-type="string">
            <text:p>Translate data into meaningful and actionable information through appropriate analysis and collection tools to aid in preparing the public.</text:p>
          </table:table-cell>
          <table:table-cell office:value-type="string">
            <text:p> Translate data into meaningful and actionable information through appropriate analysis and collection tools to aid in preparing the public.</text:p>
          </table:table-cell>
          <table:table-cell table:number-columns-repeated="1017"/>
        </table:table-row>
        <table:table-row table:style-name="ro4">
          <table:table-cell office:value-type="float" office:value="72">
            <text:p>72</text:p>
          </table:table-cell>
          <table:table-cell table:formula="of:=LOOKUP([.C73];[$'Core Capabilities'.$B$2:.$B$32];[$'Core Capabilities'.$A$2:.$A$32])" office:value-type="float" office:value="26">
            <text:p>26</text:p>
          </table:table-cell>
          <table:table-cell office:value-type="string">
            <text:p>Risk and Disaster Resilience Assessment</text:p>
          </table:table-cell>
          <table:table-cell table:number-columns-repeated="2"/>
          <table:table-cell table:number-columns-repeated="2" office:value-type="string">
            <text:p>Data</text:p>
          </table:table-cell>
          <table:table-cell table:number-columns-repeated="1017"/>
        </table:table-row>
        <table:table-row table:style-name="ro4">
          <table:table-cell office:value-type="float" office:value="73">
            <text:p>73</text:p>
          </table:table-cell>
          <table:table-cell table:formula="of:=LOOKUP([.C74];[$'Core Capabilities'.$B$2:.$B$32];[$'Core Capabilities'.$A$2:.$A$32])" office:value-type="float" office:value="26">
            <text:p>26</text:p>
          </table:table-cell>
          <table:table-cell office:value-type="string">
            <text:p>Risk and Disaster Resilience Assessment</text:p>
          </table:table-cell>
          <table:table-cell office:value-type="float" office:value="72">
            <text:p>72</text:p>
          </table:table-cell>
          <table:table-cell table:style-name="Default" office:value-type="string">
            <text:p>Data</text:p>
          </table:table-cell>
          <table:table-cell office:value-type="string">
            <text:p>Share risk assessment data, both new and existing, to establish common operations across mission areas and standardized data requirements and guidance. Secure sensitive data as appropriate.</text:p>
          </table:table-cell>
          <table:table-cell office:value-type="string">
            <text:p> Share risk assessment data, both new and existing, to establish common operations across mission areas and standardized data requirements and guidance. Secure sensitive data as appropriate.</text:p>
          </table:table-cell>
          <table:table-cell table:number-columns-repeated="1017"/>
        </table:table-row>
        <table:table-row table:style-name="ro4">
          <table:table-cell office:value-type="float" office:value="74">
            <text:p>74</text:p>
          </table:table-cell>
          <table:table-cell table:formula="of:=LOOKUP([.C75];[$'Core Capabilities'.$B$2:.$B$32];[$'Core Capabilities'.$A$2:.$A$32])" office:value-type="float" office:value="26">
            <text:p>26</text:p>
          </table:table-cell>
          <table:table-cell office:value-type="string">
            <text:p>Risk and Disaster Resilience Assessment</text:p>
          </table:table-cell>
          <table:table-cell office:value-type="float" office:value="72">
            <text:p>72</text:p>
          </table:table-cell>
          <table:table-cell table:style-name="Default" office:value-type="string">
            <text:p>Data</text:p>
          </table:table-cell>
          <table:table-cell office:value-type="string">
            <text:p>Establish standard data formats to enable sharing of vulnerability data and risk assessment outputs.</text:p>
          </table:table-cell>
          <table:table-cell office:value-type="string">
            <text:p> Establish standard data formats to enable sharing of vulnerability data and risk assessment outputs.</text:p>
          </table:table-cell>
          <table:table-cell table:number-columns-repeated="1017"/>
        </table:table-row>
        <table:table-row table:style-name="ro4">
          <table:table-cell office:value-type="float" office:value="75">
            <text:p>75</text:p>
          </table:table-cell>
          <table:table-cell table:formula="of:=LOOKUP([.C76];[$'Core Capabilities'.$B$2:.$B$32];[$'Core Capabilities'.$A$2:.$A$32])" office:value-type="float" office:value="26">
            <text:p>26</text:p>
          </table:table-cell>
          <table:table-cell office:value-type="string">
            <text:p>Risk and Disaster Resilience Assessment</text:p>
          </table:table-cell>
          <table:table-cell office:value-type="float" office:value="72">
            <text:p>72</text:p>
          </table:table-cell>
          <table:table-cell table:style-name="Default" office:value-type="string">
            <text:p>Data</text:p>
          </table:table-cell>
          <table:table-cell office:value-type="string">
            <text:p>Provide the right data to the right people at the right time.</text:p>
          </table:table-cell>
          <table:table-cell office:value-type="string">
            <text:p> Provide the right data to the right people at the right time.</text:p>
          </table:table-cell>
          <table:table-cell table:number-columns-repeated="1017"/>
        </table:table-row>
        <table:table-row table:style-name="ro4">
          <table:table-cell office:value-type="float" office:value="76">
            <text:p>76</text:p>
          </table:table-cell>
          <table:table-cell table:formula="of:=LOOKUP([.C77];[$'Core Capabilities'.$B$2:.$B$32];[$'Core Capabilities'.$A$2:.$A$32])" office:value-type="float" office:value="26">
            <text:p>26</text:p>
          </table:table-cell>
          <table:table-cell office:value-type="string">
            <text:p>Risk and Disaster Resilience Assessment</text:p>
          </table:table-cell>
          <table:table-cell office:value-type="float" office:value="72">
            <text:p>72</text:p>
          </table:table-cell>
          <table:table-cell table:style-name="Default" office:value-type="string">
            <text:p>Data</text:p>
          </table:table-cell>
          <table:table-cell office:value-type="string">
            <text:p>Incorporate vulnerability data sets, such as population, demographic, infrastructure inventory and condition assessment information; climatological, geological, and environmental factors; critical infrastructure, lifelines, and key resources; building stock; and economic data to calculate the risk from the threats and hazards identified.</text:p>
          </table:table-cell>
          <table:table-cell office:value-type="string">
            <text:p> Incorporate vulnerability data sets, such as population, demographic, infrastructure inventory and condition assessment information; climatological, geological, and environmental factors; critical infrastructure, lifelines, and key resources; building stock; and economic data to calculate the risk from the threats and hazards identified.</text:p>
          </table:table-cell>
          <table:table-cell table:number-columns-repeated="1017"/>
        </table:table-row>
        <table:table-row table:style-name="ro4">
          <table:table-cell office:value-type="float" office:value="77">
            <text:p>77</text:p>
          </table:table-cell>
          <table:table-cell table:formula="of:=LOOKUP([.C78];[$'Core Capabilities'.$B$2:.$B$32];[$'Core Capabilities'.$A$2:.$A$32])" office:value-type="float" office:value="26">
            <text:p>26</text:p>
          </table:table-cell>
          <table:table-cell office:value-type="string">
            <text:p>Risk and Disaster Resilience Assessment</text:p>
          </table:table-cell>
          <table:table-cell office:value-type="float" office:value="72">
            <text:p>72</text:p>
          </table:table-cell>
          <table:table-cell table:style-name="Default" office:value-type="string">
            <text:p>Data</text:p>
          </table:table-cell>
          <table:table-cell office:value-type="string">
            <text:p>Incorporate data from lessons learned and statistical information to target consideration of populations (such as for individuals with disabilities or access and functional needs, LEP populations, and racially and ethnically diverse communities).</text:p>
          </table:table-cell>
          <table:table-cell office:value-type="string">
            <text:p> Incorporate data from lessons learned and statistical information to target consideration of populations (such as for individuals with disabilities or access and functional needs, LEP populations, and racially and ethnically diverse communities).</text:p>
          </table:table-cell>
          <table:table-cell table:number-columns-repeated="1017"/>
        </table:table-row>
        <table:table-row table:style-name="ro4">
          <table:table-cell office:value-type="float" office:value="78">
            <text:p>78</text:p>
          </table:table-cell>
          <table:table-cell table:formula="of:=LOOKUP([.C79];[$'Core Capabilities'.$B$2:.$B$32];[$'Core Capabilities'.$A$2:.$A$32])" office:value-type="float" office:value="26">
            <text:p>26</text:p>
          </table:table-cell>
          <table:table-cell office:value-type="string">
            <text:p>Risk and Disaster Resilience Assessment</text:p>
          </table:table-cell>
          <table:table-cell office:value-type="float" office:value="72">
            <text:p>72</text:p>
          </table:table-cell>
          <table:table-cell table:style-name="Default" office:value-type="string">
            <text:p>Data</text:p>
          </table:table-cell>
          <table:table-cell office:value-type="string">
            <text:p>Update risk assessments to include changes to the risks and the physical environment. This includes aging infrastructure, new development, new mitigation projects and initiatives, post-event verification/validation, new technologies or improved methodologies, and better or more current data.</text:p>
          </table:table-cell>
          <table:table-cell office:value-type="string">
            <text:p> Update risk assessments to include changes to the risks and the physical environment. This includes aging infrastructure, new development, new mitigation projects and initiatives, post-event verification/validation, new technologies or improved methodologies, and better or more current data.</text:p>
          </table:table-cell>
          <table:table-cell table:number-columns-repeated="1017"/>
        </table:table-row>
        <table:table-row table:style-name="ro4">
          <table:table-cell office:value-type="float" office:value="79">
            <text:p>79</text:p>
          </table:table-cell>
          <table:table-cell table:formula="of:=LOOKUP([.C80];[$'Core Capabilities'.$B$2:.$B$32];[$'Core Capabilities'.$A$2:.$A$32])" office:value-type="float" office:value="26">
            <text:p>26</text:p>
          </table:table-cell>
          <table:table-cell office:value-type="string">
            <text:p>Risk and Disaster Resilience Assessment</text:p>
          </table:table-cell>
          <table:table-cell office:value-type="float" office:value="72">
            <text:p>72</text:p>
          </table:table-cell>
          <table:table-cell table:style-name="Default" office:value-type="string">
            <text:p>Data</text:p>
          </table:table-cell>
          <table:table-cell office:value-type="string">
            <text:p>Create and maintain redundant systems for storing information.</text:p>
          </table:table-cell>
          <table:table-cell office:value-type="string">
            <text:p> Create and maintain redundant systems for storing information.</text:p>
          </table:table-cell>
          <table:table-cell table:number-columns-repeated="1017"/>
        </table:table-row>
        <table:table-row table:style-name="ro4">
          <table:table-cell office:value-type="float" office:value="80">
            <text:p>80</text:p>
          </table:table-cell>
          <table:table-cell table:formula="of:=LOOKUP([.C81];[$'Core Capabilities'.$B$2:.$B$32];[$'Core Capabilities'.$A$2:.$A$32])" office:value-type="float" office:value="26">
            <text:p>26</text:p>
          </table:table-cell>
          <table:table-cell office:value-type="string">
            <text:p>Risk and Disaster Resilience Assessment</text:p>
          </table:table-cell>
          <table:table-cell table:number-columns-repeated="2"/>
          <table:table-cell table:number-columns-repeated="2" office:value-type="string">
            <text:p>Analysis</text:p>
          </table:table-cell>
          <table:table-cell table:number-columns-repeated="1017"/>
        </table:table-row>
        <table:table-row table:style-name="ro4">
          <table:table-cell office:value-type="float" office:value="81">
            <text:p>81</text:p>
          </table:table-cell>
          <table:table-cell table:formula="of:=LOOKUP([.C82];[$'Core Capabilities'.$B$2:.$B$32];[$'Core Capabilities'.$A$2:.$A$32])" office:value-type="float" office:value="26">
            <text:p>26</text:p>
          </table:table-cell>
          <table:table-cell office:value-type="string">
            <text:p>Risk and Disaster Resilience Assessment</text:p>
          </table:table-cell>
          <table:table-cell office:value-type="float" office:value="80">
            <text:p>80</text:p>
          </table:table-cell>
          <table:table-cell table:style-name="Default" office:value-type="string">
            <text:p>Analysis</text:p>
          </table:table-cell>
          <table:table-cell office:value-type="string">
            <text:p>Perform credible risk assessments using scientifically valid and widely used risk assessment techniques.</text:p>
          </table:table-cell>
          <table:table-cell office:value-type="string">
            <text:p> Perform credible risk assessments using scientifically valid and widely used risk assessment techniques.</text:p>
          </table:table-cell>
          <table:table-cell table:number-columns-repeated="1017"/>
        </table:table-row>
        <table:table-row table:style-name="ro4">
          <table:table-cell office:value-type="float" office:value="82">
            <text:p>82</text:p>
          </table:table-cell>
          <table:table-cell table:formula="of:=LOOKUP([.C83];[$'Core Capabilities'.$B$2:.$B$32];[$'Core Capabilities'.$A$2:.$A$32])" office:value-type="float" office:value="26">
            <text:p>26</text:p>
          </table:table-cell>
          <table:table-cell office:value-type="string">
            <text:p>Risk and Disaster Resilience Assessment</text:p>
          </table:table-cell>
          <table:table-cell office:value-type="float" office:value="80">
            <text:p>80</text:p>
          </table:table-cell>
          <table:table-cell table:style-name="Default" office:value-type="string">
            <text:p>Analysis</text:p>
          </table:table-cell>
          <table:table-cell office:value-type="string">
            <text:p>Understand social and structural vulnerabilities.</text:p>
          </table:table-cell>
          <table:table-cell office:value-type="string">
            <text:p> Understand social and structural vulnerabilities.</text:p>
          </table:table-cell>
          <table:table-cell table:number-columns-repeated="1017"/>
        </table:table-row>
        <table:table-row table:style-name="ro4">
          <table:table-cell office:value-type="float" office:value="83">
            <text:p>83</text:p>
          </table:table-cell>
          <table:table-cell table:formula="of:=LOOKUP([.C84];[$'Core Capabilities'.$B$2:.$B$32];[$'Core Capabilities'.$A$2:.$A$32])" office:value-type="float" office:value="26">
            <text:p>26</text:p>
          </table:table-cell>
          <table:table-cell office:value-type="string">
            <text:p>Risk and Disaster Resilience Assessment</text:p>
          </table:table-cell>
          <table:table-cell office:value-type="float" office:value="80">
            <text:p>80</text:p>
          </table:table-cell>
          <table:table-cell table:style-name="Default" office:value-type="string">
            <text:p>Analysis</text:p>
          </table:table-cell>
          <table:table-cell office:value-type="string">
            <text:p>Incorporate knowledge gained by those who have experienced incidents to help understand all the interdependencies, cascading impacts, and vulnerabilities associated with threats and hazards.</text:p>
          </table:table-cell>
          <table:table-cell office:value-type="string">
            <text:p> Incorporate knowledge gained by those who have experienced incidents to help understand all the interdependencies, cascading impacts, and vulnerabilities associated with threats and hazards.</text:p>
          </table:table-cell>
          <table:table-cell table:number-columns-repeated="1017"/>
        </table:table-row>
        <table:table-row table:style-name="ro4">
          <table:table-cell office:value-type="float" office:value="84">
            <text:p>84</text:p>
          </table:table-cell>
          <table:table-cell table:formula="of:=LOOKUP([.C85];[$'Core Capabilities'.$B$2:.$B$32];[$'Core Capabilities'.$A$2:.$A$32])" office:value-type="float" office:value="26">
            <text:p>26</text:p>
          </table:table-cell>
          <table:table-cell office:value-type="string">
            <text:p>Risk and Disaster Resilience Assessment</text:p>
          </table:table-cell>
          <table:table-cell office:value-type="float" office:value="80">
            <text:p>80</text:p>
          </table:table-cell>
          <table:table-cell table:style-name="Default" office:value-type="string">
            <text:p>Analysis</text:p>
          </table:table-cell>
          <table:table-cell office:value-type="string">
            <text:p>Validate, calibrate, and enhance risk assessments by relying on experience and knowledge beyond raw data or models.</text:p>
          </table:table-cell>
          <table:table-cell office:value-type="string">
            <text:p> Validate, calibrate, and enhance risk assessments by relying on experience and knowledge beyond raw data or models.</text:p>
          </table:table-cell>
          <table:table-cell table:number-columns-repeated="1017"/>
        </table:table-row>
        <table:table-row table:style-name="ro4">
          <table:table-cell office:value-type="float" office:value="85">
            <text:p>85</text:p>
          </table:table-cell>
          <table:table-cell table:formula="of:=LOOKUP([.C86];[$'Core Capabilities'.$B$2:.$B$32];[$'Core Capabilities'.$A$2:.$A$32])" office:value-type="float" office:value="26">
            <text:p>26</text:p>
          </table:table-cell>
          <table:table-cell office:value-type="string">
            <text:p>Risk and Disaster Resilience Assessment</text:p>
          </table:table-cell>
          <table:table-cell office:value-type="float" office:value="80">
            <text:p>80</text:p>
          </table:table-cell>
          <table:table-cell table:style-name="Default" office:value-type="string">
            <text:p>Analysis</text:p>
          </table:table-cell>
          <table:table-cell office:value-type="string">
            <text:p>Develop analysis tools to provide information more quickly to those who need it and make use of tools and technologies, such as geographic information systems (GIS).</text:p>
          </table:table-cell>
          <table:table-cell office:value-type="string">
            <text:p> Develop analysis tools to provide information more quickly to those who need it and make use of tools and technologies, such as geographic information systems (GIS).</text:p>
          </table:table-cell>
          <table:table-cell table:number-columns-repeated="1017"/>
        </table:table-row>
        <table:table-row table:style-name="ro4">
          <table:table-cell office:value-type="float" office:value="86">
            <text:p>86</text:p>
          </table:table-cell>
          <table:table-cell table:formula="of:=LOOKUP([.C87];[$'Core Capabilities'.$B$2:.$B$32];[$'Core Capabilities'.$A$2:.$A$32])" office:value-type="float" office:value="26">
            <text:p>26</text:p>
          </table:table-cell>
          <table:table-cell office:value-type="string">
            <text:p>Risk and Disaster Resilience Assessment</text:p>
          </table:table-cell>
          <table:table-cell office:value-type="float" office:value="80">
            <text:p>80</text:p>
          </table:table-cell>
          <table:table-cell table:style-name="Default" office:value-type="string">
            <text:p>Analysis</text:p>
          </table:table-cell>
          <table:table-cell office:value-type="string">
            <text:p>Consolidate analysis efforts to remove useless duplication and provide a more uniform picture of the risks.</text:p>
          </table:table-cell>
          <table:table-cell office:value-type="string">
            <text:p> Consolidate analysis efforts to remove useless duplication and provide a more uniform picture of the risks.</text:p>
          </table:table-cell>
          <table:table-cell table:number-columns-repeated="1017"/>
        </table:table-row>
        <table:table-row table:style-name="ro4">
          <table:table-cell office:value-type="float" office:value="87">
            <text:p>87</text:p>
          </table:table-cell>
          <table:table-cell table:formula="of:=LOOKUP([.C88];[$'Core Capabilities'.$B$2:.$B$32];[$'Core Capabilities'.$A$2:.$A$32])" office:value-type="float" office:value="26">
            <text:p>26</text:p>
          </table:table-cell>
          <table:table-cell office:value-type="string">
            <text:p>Risk and Disaster Resilience Assessment</text:p>
          </table:table-cell>
          <table:table-cell table:number-columns-repeated="2"/>
          <table:table-cell table:number-columns-repeated="2" office:value-type="string">
            <text:p>Education and Training</text:p>
          </table:table-cell>
          <table:table-cell table:number-columns-repeated="1017"/>
        </table:table-row>
        <table:table-row table:style-name="ro4">
          <table:table-cell office:value-type="float" office:value="88">
            <text:p>88</text:p>
          </table:table-cell>
          <table:table-cell table:formula="of:=LOOKUP([.C89];[$'Core Capabilities'.$B$2:.$B$32];[$'Core Capabilities'.$A$2:.$A$32])" office:value-type="float" office:value="26">
            <text:p>26</text:p>
          </table:table-cell>
          <table:table-cell office:value-type="string">
            <text:p>Risk and Disaster Resilience Assessment</text:p>
          </table:table-cell>
          <table:table-cell office:value-type="float" office:value="87">
            <text:p>87</text:p>
          </table:table-cell>
          <table:table-cell table:style-name="Default" office:value-type="string">
            <text:p>Education and Training</text:p>
          </table:table-cell>
          <table:table-cell office:value-type="string">
            <text:p>Build the capability within communities to assess, analyze, and apply the knowledge of risk and resilience.</text:p>
          </table:table-cell>
          <table:table-cell office:value-type="string">
            <text:p> Build the capability within communities to assess, analyze, and apply the knowledge of risk and resilience.</text:p>
          </table:table-cell>
          <table:table-cell table:number-columns-repeated="1017"/>
        </table:table-row>
        <table:table-row table:style-name="ro4">
          <table:table-cell office:value-type="float" office:value="89">
            <text:p>89</text:p>
          </table:table-cell>
          <table:table-cell table:formula="of:=LOOKUP([.C90];[$'Core Capabilities'.$B$2:.$B$32];[$'Core Capabilities'.$A$2:.$A$32])" office:value-type="float" office:value="26">
            <text:p>26</text:p>
          </table:table-cell>
          <table:table-cell office:value-type="string">
            <text:p>Risk and Disaster Resilience Assessment</text:p>
          </table:table-cell>
          <table:table-cell office:value-type="float" office:value="87">
            <text:p>87</text:p>
          </table:table-cell>
          <table:table-cell table:style-name="Default" office:value-type="string">
            <text:p>Education and Training</text:p>
          </table:table-cell>
          <table:table-cell office:value-type="string">
            <text:p>Ensure that data users and assessment stakeholders get the best available data and understand the assumptions/estimations made in the methodology.</text:p>
          </table:table-cell>
          <table:table-cell office:value-type="string">
            <text:p> Ensure that data users and assessment stakeholders get the best available data and understand the assumptions/estimations made in the methodology.</text:p>
          </table:table-cell>
          <table:table-cell table:number-columns-repeated="1017"/>
        </table:table-row>
        <table:table-row table:style-name="ro4">
          <table:table-cell office:value-type="float" office:value="90">
            <text:p>90</text:p>
          </table:table-cell>
          <table:table-cell table:formula="of:=LOOKUP([.C91];[$'Core Capabilities'.$B$2:.$B$32];[$'Core Capabilities'.$A$2:.$A$32])" office:value-type="float" office:value="26">
            <text:p>26</text:p>
          </table:table-cell>
          <table:table-cell office:value-type="string">
            <text:p>Risk and Disaster Resilience Assessment</text:p>
          </table:table-cell>
          <table:table-cell office:value-type="float" office:value="87">
            <text:p>87</text:p>
          </table:table-cell>
          <table:table-cell table:style-name="Default" office:value-type="string">
            <text:p>Education and Training</text:p>
          </table:table-cell>
          <table:table-cell office:value-type="string">
            <text:p>Train stakeholders to develop risk assessments and have the same accurate and comprehensive standards of assessment outputs.</text:p>
          </table:table-cell>
          <table:table-cell office:value-type="string">
            <text:p> Train stakeholders to develop risk assessments and have the same accurate and comprehensive standards of assessment outputs.</text:p>
          </table:table-cell>
          <table:table-cell table:number-columns-repeated="1017"/>
        </table:table-row>
        <table:table-row table:style-name="ro4">
          <table:table-cell office:value-type="float" office:value="91">
            <text:p>91</text:p>
          </table:table-cell>
          <table:table-cell table:formula="of:=LOOKUP([.C92];[$'Core Capabilities'.$B$2:.$B$32];[$'Core Capabilities'.$A$2:.$A$32])" office:value-type="float" office:value="26">
            <text:p>26</text:p>
          </table:table-cell>
          <table:table-cell office:value-type="string">
            <text:p>Risk and Disaster Resilience Assessment</text:p>
          </table:table-cell>
          <table:table-cell office:value-type="float" office:value="87">
            <text:p>87</text:p>
          </table:table-cell>
          <table:table-cell table:style-name="Default" office:value-type="string">
            <text:p>Education and Training</text:p>
          </table:table-cell>
          <table:table-cell office:value-type="string">
            <text:p>Use risk assessments to design exercises for response activities and to determine the feasibility of mitigation projects and initiatives.</text:p>
          </table:table-cell>
          <table:table-cell office:value-type="string">
            <text:p> Use risk assessments to design exercises for response activities and to determine the feasibility of mitigation projects and initiatives.</text:p>
          </table:table-cell>
          <table:table-cell table:number-columns-repeated="1017"/>
        </table:table-row>
        <table:table-row table:style-name="ro4">
          <table:table-cell office:value-type="float" office:value="92">
            <text:p>92</text:p>
          </table:table-cell>
          <table:table-cell table:formula="of:=LOOKUP([.C93];[$'Core Capabilities'.$B$2:.$B$32];[$'Core Capabilities'.$A$2:.$A$32])" office:value-type="float" office:value="22">
            <text:p>22</text:p>
          </table:table-cell>
          <table:table-cell office:value-type="string">
            <text:p>Planning</text:p>
          </table:table-cell>
          <table:table-cell/>
          <table:table-cell table:style-name="Default"/>
          <table:table-cell office:value-type="string">
            <text:p>Embed risk-based decision making into the planning processes.</text:p>
          </table:table-cell>
          <table:table-cell office:value-type="string">
            <text:p> Embed risk-based decision making into the planning processes.</text:p>
          </table:table-cell>
          <table:table-cell table:number-columns-repeated="1017"/>
        </table:table-row>
        <table:table-row table:style-name="ro4">
          <table:table-cell office:value-type="float" office:value="93">
            <text:p>93</text:p>
          </table:table-cell>
          <table:table-cell table:formula="of:=LOOKUP([.C94];[$'Core Capabilities'.$B$2:.$B$32];[$'Core Capabilities'.$A$2:.$A$32])" office:value-type="float" office:value="22">
            <text:p>22</text:p>
          </table:table-cell>
          <table:table-cell office:value-type="string">
            <text:p>Planning</text:p>
          </table:table-cell>
          <table:table-cell/>
          <table:table-cell table:style-name="Default"/>
          <table:table-cell office:value-type="string">
            <text:p>Collaborate, cooperate, and build consensus across other disciplines that impact plans.</text:p>
          </table:table-cell>
          <table:table-cell office:value-type="string">
            <text:p> Collaborate, cooperate, and build consensus across other disciplines that impact plans.</text:p>
          </table:table-cell>
          <table:table-cell table:number-columns-repeated="1017"/>
        </table:table-row>
        <table:table-row table:style-name="ro4">
          <table:table-cell office:value-type="float" office:value="94">
            <text:p>94</text:p>
          </table:table-cell>
          <table:table-cell table:formula="of:=LOOKUP([.C95];[$'Core Capabilities'.$B$2:.$B$32];[$'Core Capabilities'.$A$2:.$A$32])" office:value-type="float" office:value="22">
            <text:p>22</text:p>
          </table:table-cell>
          <table:table-cell office:value-type="string">
            <text:p>Planning</text:p>
          </table:table-cell>
          <table:table-cell/>
          <table:table-cell table:style-name="Default"/>
          <table:table-cell office:value-type="string">
            <text:p>Understand the demographics and systems that make up the community and their vulnerabilities and interdependencies with each other.</text:p>
          </table:table-cell>
          <table:table-cell office:value-type="string">
            <text:p> Understand the demographics and systems that make up the community and their vulnerabilities and interdependencies with each other.</text:p>
          </table:table-cell>
          <table:table-cell table:number-columns-repeated="1017"/>
        </table:table-row>
        <table:table-row table:style-name="ro4">
          <table:table-cell office:value-type="float" office:value="95">
            <text:p>95</text:p>
          </table:table-cell>
          <table:table-cell table:formula="of:=LOOKUP([.C96];[$'Core Capabilities'.$B$2:.$B$32];[$'Core Capabilities'.$A$2:.$A$32])" office:value-type="float" office:value="22">
            <text:p>22</text:p>
          </table:table-cell>
          <table:table-cell office:value-type="string">
            <text:p>Planning</text:p>
          </table:table-cell>
          <table:table-cell/>
          <table:table-cell table:style-name="Default"/>
          <table:table-cell office:value-type="string">
            <text:p>Include disability and other access and functional needs subject matter experts in mitigation planning to address considerations, such as architectural accessibility through compliance with the Americans with Disabilities Act architectural standards; disability and other access and functional needs advocacy organizations, such as independent living centers; and providers of disability- and other access and functional needs-related assistance/functional needs support services (FNSS).</text:p>
          </table:table-cell>
          <table:table-cell office:value-type="string">
            <text:p> Include disability and other access and functional needs subject matter experts in mitigation planning to address considerations, such as architectural accessibility through compliance with the Americans with Disabilities Act architectural standards; disability and other access and functional needs advocacy organizations, such as independent living centers; and providers of disability- and other access and functional needs-related assistance/functional needs support services (FNSS).</text:p>
          </table:table-cell>
          <table:table-cell table:number-columns-repeated="1017"/>
        </table:table-row>
        <table:table-row table:style-name="ro4">
          <table:table-cell office:value-type="float" office:value="96">
            <text:p>96</text:p>
          </table:table-cell>
          <table:table-cell table:formula="of:=LOOKUP([.C97];[$'Core Capabilities'.$B$2:.$B$32];[$'Core Capabilities'.$A$2:.$A$32])" office:value-type="float" office:value="22">
            <text:p>22</text:p>
          </table:table-cell>
          <table:table-cell office:value-type="string">
            <text:p>Planning</text:p>
          </table:table-cell>
          <table:table-cell/>
          <table:table-cell table:style-name="Default"/>
          <table:table-cell office:value-type="string">
            <text:p>Understand the full range of animal issues in the community. This will ensure that the jurisdiction is equipped to comprehensively address human and animal issues and take steps to mitigate vulnerabilities in this area during or after a disaster. Understand the unique differences between animals generally, as well as service animals, and the civil rights of their users, such as not being separated from their service animals and being able to use all parts of facilities the public uses.</text:p>
          </table:table-cell>
          <table:table-cell office:value-type="string">
            <text:p> Understand the full range of animal issues in the community. This will ensure that the jurisdiction is equipped to comprehensively address human and animal issues and take steps to mitigate vulnerabilities in this area during or after a disaster. Understand the unique differences between animals generally, as well as service animals, and the civil rights of their users, such as not being separated from their service animals and being able to use all parts of facilities the public uses.</text:p>
          </table:table-cell>
          <table:table-cell table:number-columns-repeated="1017"/>
        </table:table-row>
        <table:table-row table:style-name="ro4">
          <table:table-cell office:value-type="float" office:value="97">
            <text:p>97</text:p>
          </table:table-cell>
          <table:table-cell table:formula="of:=LOOKUP([.C98];[$'Core Capabilities'.$B$2:.$B$32];[$'Core Capabilities'.$A$2:.$A$32])" office:value-type="float" office:value="22">
            <text:p>22</text:p>
          </table:table-cell>
          <table:table-cell office:value-type="string">
            <text:p>Planning</text:p>
          </table:table-cell>
          <table:table-cell/>
          <table:table-cell table:style-name="Default"/>
          <table:table-cell office:value-type="string">
            <text:p>Incorporate the findings from the assessment of risk and disaster resilience into the planning process.</text:p>
          </table:table-cell>
          <table:table-cell office:value-type="string">
            <text:p> Incorporate the findings from the assessment of risk and disaster resilience into the planning process.</text:p>
          </table:table-cell>
          <table:table-cell table:number-columns-repeated="1017"/>
        </table:table-row>
        <table:table-row table:style-name="ro4">
          <table:table-cell office:value-type="float" office:value="98">
            <text:p>98</text:p>
          </table:table-cell>
          <table:table-cell table:formula="of:=LOOKUP([.C99];[$'Core Capabilities'.$B$2:.$B$32];[$'Core Capabilities'.$A$2:.$A$32])" office:value-type="float" office:value="22">
            <text:p>22</text:p>
          </table:table-cell>
          <table:table-cell office:value-type="string">
            <text:p>Planning</text:p>
          </table:table-cell>
          <table:table-cell/>
          <table:table-cell table:style-name="Default"/>
          <table:table-cell office:value-type="string">
            <text:p>Seek out and incorporate the whole community in planning efforts.</text:p>
          </table:table-cell>
          <table:table-cell office:value-type="string">
            <text:p> Seek out and incorporate the whole community in planning efforts.</text:p>
          </table:table-cell>
          <table:table-cell table:number-columns-repeated="1017"/>
        </table:table-row>
        <table:table-row table:style-name="ro4">
          <table:table-cell office:value-type="float" office:value="99">
            <text:p>99</text:p>
          </table:table-cell>
          <table:table-cell table:formula="of:=LOOKUP([.C100];[$'Core Capabilities'.$B$2:.$B$32];[$'Core Capabilities'.$A$2:.$A$32])" office:value-type="float" office:value="22">
            <text:p>22</text:p>
          </table:table-cell>
          <table:table-cell office:value-type="string">
            <text:p>Planning</text:p>
          </table:table-cell>
          <table:table-cell/>
          <table:table-cell table:style-name="Default"/>
          <table:table-cell office:value-type="string">
            <text:p>Build on the expertise, knowledge, and systems in place within the community.</text:p>
          </table:table-cell>
          <table:table-cell office:value-type="string">
            <text:p> Build on the expertise, knowledge, and systems in place within the community.</text:p>
          </table:table-cell>
          <table:table-cell table:number-columns-repeated="1017"/>
        </table:table-row>
        <table:table-row table:style-name="ro1">
          <table:table-cell office:value-type="float" office:value="100">
            <text:p>100</text:p>
          </table:table-cell>
          <table:table-cell table:formula="of:=LOOKUP([.C101];[$'Core Capabilities'.$B$2:.$B$32];[$'Core Capabilities'.$A$2:.$A$32])" office:value-type="float" office:value="22">
            <text:p>22</text:p>
          </table:table-cell>
          <table:table-cell office:value-type="string">
            <text:p>Planning</text:p>
          </table:table-cell>
          <table:table-cell/>
          <table:table-cell table:style-name="Default"/>
          <table:table-cell office:value-type="string">
            <text:p>Share success stories where resilience-based planning has demonstrated measureable effectiveness in creating economic vitality within communities.</text:p>
          </table:table-cell>
          <table:table-cell office:value-type="string">
            <text:p> Share success stories where resilience-based planning has demonstrated measureable effectiveness in creating economic vitality within communities.</text:p>
          </table:table-cell>
          <table:table-cell table:number-columns-repeated="1017"/>
        </table:table-row>
        <table:table-row table:style-name="ro4">
          <table:table-cell office:value-type="float" office:value="101">
            <text:p>101</text:p>
          </table:table-cell>
          <table:table-cell table:formula="of:=LOOKUP([.C102];[$'Core Capabilities'.$B$2:.$B$32];[$'Core Capabilities'.$A$2:.$A$32])" office:value-type="float" office:value="22">
            <text:p>22</text:p>
          </table:table-cell>
          <table:table-cell office:value-type="string">
            <text:p>Planning</text:p>
          </table:table-cell>
          <table:table-cell/>
          <table:table-cell table:style-name="Default"/>
          <table:table-cell office:value-type="string">
            <text:p>Engage in a peer-to-peer and regional partnership (coalitions) mentoring structure that promotes best practices, particularly when the planning capability is not present in a community.</text:p>
          </table:table-cell>
          <table:table-cell office:value-type="string">
            <text:p> Engage in a peer-to-peer and regional partnership (coalitions) mentoring structure that promotes best practices, particularly when the planning capability is not present in a community.</text:p>
          </table:table-cell>
          <table:table-cell table:number-columns-repeated="1017"/>
        </table:table-row>
        <table:table-row table:style-name="ro4">
          <table:table-cell office:value-type="float" office:value="102">
            <text:p>102</text:p>
          </table:table-cell>
          <table:table-cell table:formula="of:=LOOKUP([.C103];[$'Core Capabilities'.$B$2:.$B$32];[$'Core Capabilities'.$A$2:.$A$32])" office:value-type="float" office:value="22">
            <text:p>22</text:p>
          </table:table-cell>
          <table:table-cell office:value-type="string">
            <text:p>Planning</text:p>
          </table:table-cell>
          <table:table-cell/>
          <table:table-cell table:style-name="Default"/>
          <table:table-cell office:value-type="string">
            <text:p>Foster public-private partnerships to promote resilience and maximize the use of available resources.</text:p>
          </table:table-cell>
          <table:table-cell office:value-type="string">
            <text:p> Foster public-private partnerships to promote resilience and maximize the use of available resources.</text:p>
          </table:table-cell>
          <table:table-cell table:number-columns-repeated="1017"/>
        </table:table-row>
        <table:table-row table:style-name="ro4">
          <table:table-cell office:value-type="float" office:value="103">
            <text:p>103</text:p>
          </table:table-cell>
          <table:table-cell table:formula="of:=LOOKUP([.C104];[$'Core Capabilities'.$B$2:.$B$32];[$'Core Capabilities'.$A$2:.$A$32])" office:value-type="float" office:value="22">
            <text:p>22</text:p>
          </table:table-cell>
          <table:table-cell office:value-type="string">
            <text:p>Planning</text:p>
          </table:table-cell>
          <table:table-cell/>
          <table:table-cell table:style-name="Default"/>
          <table:table-cell office:value-type="string">
            <text:p>Promote planning initiatives through multiple media sources.</text:p>
          </table:table-cell>
          <table:table-cell office:value-type="string">
            <text:p> Promote planning initiatives through multiple media sources.</text:p>
          </table:table-cell>
          <table:table-cell table:number-columns-repeated="1017"/>
        </table:table-row>
        <table:table-row table:style-name="ro4">
          <table:table-cell office:value-type="float" office:value="104">
            <text:p>104</text:p>
          </table:table-cell>
          <table:table-cell table:formula="of:=LOOKUP([.C105];[$'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Know the community’s systems—who makes up the community and how to build constructive partnerships.</text:p>
          </table:table-cell>
          <table:table-cell office:value-type="string">
            <text:p> Know the community’s systems—who makes up the community and how to build constructive partnerships.</text:p>
          </table:table-cell>
          <table:table-cell table:number-columns-repeated="1017"/>
        </table:table-row>
        <table:table-row table:style-name="ro4">
          <table:table-cell office:value-type="float" office:value="105">
            <text:p>105</text:p>
          </table:table-cell>
          <table:table-cell table:formula="of:=LOOKUP([.C106];[$'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Understand the risks facing a community, including physical, social, economic, and environmental vulnerabilities to all threats and hazards.</text:p>
          </table:table-cell>
          <table:table-cell office:value-type="string">
            <text:p> Understand the risks facing a community, including physical, social, economic, and environmental vulnerabilities to all threats and hazards.</text:p>
          </table:table-cell>
          <table:table-cell table:number-columns-repeated="1017"/>
        </table:table-row>
        <table:table-row table:style-name="ro1">
          <table:table-cell office:value-type="float" office:value="106">
            <text:p>106</text:p>
          </table:table-cell>
          <table:table-cell table:formula="of:=LOOKUP([.C107];[$'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Recognize and communicate the reinforcing relationships between environmental stewardship and natural hazard risk reduction (e.g., enhancement of flood storage through wetland protection/restoration and holistic floodplain management).</text:p>
          </table:table-cell>
          <table:table-cell office:value-type="string">
            <text:p> Recognize and communicate the reinforcing relationships between environmental stewardship and natural hazard risk reduction (e.g., enhancement of flood storage through wetland protection/restoration and holistic floodplain management).</text:p>
          </table:table-cell>
          <table:table-cell table:number-columns-repeated="1017"/>
        </table:table-row>
        <table:table-row table:style-name="ro4">
          <table:table-cell office:value-type="float" office:value="107">
            <text:p>107</text:p>
          </table:table-cell>
          <table:table-cell table:formula="of:=LOOKUP([.C108];[$'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Communicate and utilize the best available localized climate projections so that the public and private sectors can make informed decisions.</text:p>
          </table:table-cell>
          <table:table-cell office:value-type="string">
            <text:p> Communicate and utilize the best available localized climate projections so that the public and private sectors can make informed decisions.</text:p>
          </table:table-cell>
          <table:table-cell table:number-columns-repeated="1017"/>
        </table:table-row>
        <table:table-row table:style-name="ro4">
          <table:table-cell office:value-type="float" office:value="108">
            <text:p>108</text:p>
          </table:table-cell>
          <table:table-cell table:formula="of:=LOOKUP([.C109];[$'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Know the community’s permanent and transient population demographics and use that information to plan ahead to address resilience for the whole community, including individuals with disabilities and others with access and functional needs.</text:p>
          </table:table-cell>
          <table:table-cell office:value-type="string">
            <text:p> Know the community’s permanent and transient population demographics and use that information to plan ahead to address resilience for the whole community, including individuals with disabilities and others with access and functional needs.</text:p>
          </table:table-cell>
          <table:table-cell table:number-columns-repeated="1017"/>
        </table:table-row>
        <table:table-row table:style-name="ro4">
          <table:table-cell office:value-type="float" office:value="109">
            <text:p>109</text:p>
          </table:table-cell>
          <table:table-cell table:formula="of:=LOOKUP([.C110];[$'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Foster sustained communication, civic engagement, and the development and implementation of proactive planning, response, and long-term risk reduction actions in the whole community.</text:p>
          </table:table-cell>
          <table:table-cell office:value-type="string">
            <text:p> Foster sustained communication, civic engagement, and the development and implementation of proactive planning, response, and long-term risk reduction actions in the whole community.</text:p>
          </table:table-cell>
          <table:table-cell table:number-columns-repeated="1017"/>
        </table:table-row>
        <table:table-row table:style-name="ro4">
          <table:table-cell office:value-type="float" office:value="110">
            <text:p>110</text:p>
          </table:table-cell>
          <table:table-cell table:formula="of:=LOOKUP([.C111];[$'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Convince community members of the value of mitigation for reducing the impact of disasters and the scale of response and recovery efforts.</text:p>
          </table:table-cell>
          <table:table-cell office:value-type="string">
            <text:p> Convince community members of the value of mitigation for reducing the impact of disasters and the scale of response and recovery efforts.</text:p>
          </table:table-cell>
          <table:table-cell table:number-columns-repeated="1017"/>
        </table:table-row>
        <table:table-row table:style-name="ro4">
          <table:table-cell office:value-type="float" office:value="111">
            <text:p>111</text:p>
          </table:table-cell>
          <table:table-cell table:formula="of:=LOOKUP([.C112];[$'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Identify and promote sound choices and discourage choices that increase vulnerabilities and risks.</text:p>
          </table:table-cell>
          <table:table-cell office:value-type="string">
            <text:p> Identify and promote sound choices and discourage choices that increase vulnerabilities and risks.</text:p>
          </table:table-cell>
          <table:table-cell table:number-columns-repeated="1017"/>
        </table:table-row>
        <table:table-row table:style-name="ro4">
          <table:table-cell office:value-type="float" office:value="112">
            <text:p>112</text:p>
          </table:table-cell>
          <table:table-cell table:formula="of:=LOOKUP([.C113];[$'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Inspire transparency in risk management decision making so that individuals, communities, private organizations, and all levels of government demonstrate how resilience is considered.</text:p>
          </table:table-cell>
          <table:table-cell office:value-type="string">
            <text:p> Inspire transparency in risk management decision making so that individuals, communities, private organizations, and all levels of government demonstrate how resilience is considered.</text:p>
          </table:table-cell>
          <table:table-cell table:number-columns-repeated="1017"/>
        </table:table-row>
        <table:table-row table:style-name="ro4">
          <table:table-cell office:value-type="float" office:value="113">
            <text:p>113</text:p>
          </table:table-cell>
          <table:table-cell table:formula="of:=LOOKUP([.C114];[$'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Recognize the interdependent nature of the economy, health and social services, housing infrastructure, and natural and cultural resources within a community.</text:p>
          </table:table-cell>
          <table:table-cell office:value-type="string">
            <text:p> Recognize the interdependent nature of the economy, health and social services, housing infrastructure, and natural and cultural resources within a community.</text:p>
          </table:table-cell>
          <table:table-cell table:number-columns-repeated="1017"/>
        </table:table-row>
        <table:table-row table:style-name="ro4">
          <table:table-cell office:value-type="float" office:value="114">
            <text:p>114</text:p>
          </table:table-cell>
          <table:table-cell table:formula="of:=LOOKUP([.C115];[$'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Acknowledge and seek out naturally occurring relationships within communities and build partnerships and coalitions before disasters or incidents occur.</text:p>
          </table:table-cell>
          <table:table-cell office:value-type="string">
            <text:p> Acknowledge and seek out naturally occurring relationships within communities and build partnerships and coalitions before disasters or incidents occur.</text:p>
          </table:table-cell>
          <table:table-cell table:number-columns-repeated="1017"/>
        </table:table-row>
        <table:table-row table:style-name="ro4">
          <table:table-cell office:value-type="float" office:value="115">
            <text:p>115</text:p>
          </table:table-cell>
          <table:table-cell table:formula="of:=LOOKUP([.C116];[$'Core Capabilities'.$B$2:.$B$32];[$'Core Capabilities'.$A$2:.$A$32])" office:value-type="float" office:value="2">
            <text:p>2</text:p>
          </table:table-cell>
          <table:table-cell office:value-type="string">
            <text:p>Community Resilience</text:p>
          </table:table-cell>
          <table:table-cell/>
          <table:table-cell table:style-name="Default"/>
          <table:table-cell office:value-type="string">
            <text:p>Educate the next generation of community leaders and resilience professionals; learn from the past and from what is working in the present.</text:p>
          </table:table-cell>
          <table:table-cell office:value-type="string">
            <text:p> Educate the next generation of community leaders and resilience professionals; learn from the past and from what is working in the present.</text:p>
          </table:table-cell>
          <table:table-cell table:number-columns-repeated="1017"/>
        </table:table-row>
        <table:table-row table:style-name="ro4">
          <table:table-cell office:value-type="float" office:value="116">
            <text:p>116</text:p>
          </table:table-cell>
          <table:table-cell table:formula="of:=LOOKUP([.C117];[$'Core Capabilities'.$B$2:.$B$32];[$'Core Capabilities'.$A$2:.$A$32])" office:value-type="float" office:value="25">
            <text:p>25</text:p>
          </table:table-cell>
          <table:table-cell office:value-type="string">
            <text:p>Public Information and Warning</text:p>
          </table:table-cell>
          <table:table-cell table:number-columns-repeated="2"/>
          <table:table-cell table:number-columns-repeated="2" office:value-type="string">
            <text:p>Steady-state/Ongoing Operations</text:p>
          </table:table-cell>
          <table:table-cell table:number-columns-repeated="1017"/>
        </table:table-row>
        <table:table-row table:style-name="ro4">
          <table:table-cell office:value-type="float" office:value="117">
            <text:p>117</text:p>
          </table:table-cell>
          <table:table-cell table:formula="of:=LOOKUP([.C118];[$'Core Capabilities'.$B$2:.$B$32];[$'Core Capabilities'.$A$2:.$A$32])" office:value-type="float" office:value="25">
            <text:p>25</text:p>
          </table:table-cell>
          <table:table-cell office:value-type="string">
            <text:p>Public Information and Warning</text:p>
          </table:table-cell>
          <table:table-cell office:value-type="float" office:value="116">
            <text:p>116</text:p>
          </table:table-cell>
          <table:table-cell table:style-name="Default" office:value-type="string">
            <text:p>Steady-state/Ongoing Operations</text:p>
          </table:table-cell>
          <table:table-cell office:value-type="string">
            <text:p>Persuade the public that it is worthwhile to build a resilient community. Encourage private and public sector partners to work together to communicate the benefits of mitigation action and arrive at solutions.</text:p>
          </table:table-cell>
          <table:table-cell office:value-type="string">
            <text:p> Persuade the public that it is worthwhile to build a resilient community. Encourage private and public sector partners to work together to communicate the benefits of mitigation action and arrive at solutions.</text:p>
          </table:table-cell>
          <table:table-cell table:number-columns-repeated="1017"/>
        </table:table-row>
        <table:table-row table:style-name="ro4">
          <table:table-cell office:value-type="float" office:value="118">
            <text:p>118</text:p>
          </table:table-cell>
          <table:table-cell table:formula="of:=LOOKUP([.C119];[$'Core Capabilities'.$B$2:.$B$32];[$'Core Capabilities'.$A$2:.$A$32])" office:value-type="float" office:value="25">
            <text:p>25</text:p>
          </table:table-cell>
          <table:table-cell office:value-type="string">
            <text:p>Public Information and Warning</text:p>
          </table:table-cell>
          <table:table-cell office:value-type="float" office:value="116">
            <text:p>116</text:p>
          </table:table-cell>
          <table:table-cell table:style-name="Default" office:value-type="string">
            <text:p>Steady-state/Ongoing Operations</text:p>
          </table:table-cell>
          <table:table-cell office:value-type="string">
            <text:p>Warn people of the risks in their community and the actions they can take to mitigate those risks.</text:p>
          </table:table-cell>
          <table:table-cell office:value-type="string">
            <text:p> Warn people of the risks in their community and the actions they can take to mitigate those risks.</text:p>
          </table:table-cell>
          <table:table-cell table:number-columns-repeated="1017"/>
        </table:table-row>
        <table:table-row table:style-name="ro4">
          <table:table-cell office:value-type="float" office:value="119">
            <text:p>119</text:p>
          </table:table-cell>
          <table:table-cell table:formula="of:=LOOKUP([.C120];[$'Core Capabilities'.$B$2:.$B$32];[$'Core Capabilities'.$A$2:.$A$32])" office:value-type="float" office:value="25">
            <text:p>25</text:p>
          </table:table-cell>
          <table:table-cell office:value-type="string">
            <text:p>Public Information and Warning</text:p>
          </table:table-cell>
          <table:table-cell office:value-type="float" office:value="116">
            <text:p>116</text:p>
          </table:table-cell>
          <table:table-cell table:style-name="Default" office:value-type="string">
            <text:p>Steady-state/Ongoing Operations</text:p>
          </table:table-cell>
          <table:table-cell office:value-type="string">
            <text:p>Communicate priorities and actions identified through risk analysis and plans to stakeholders and those expected to take action to reduce risk.</text:p>
          </table:table-cell>
          <table:table-cell office:value-type="string">
            <text:p> Communicate priorities and actions identified through risk analysis and plans to stakeholders and those expected to take action to reduce risk.</text:p>
          </table:table-cell>
          <table:table-cell table:number-columns-repeated="1017"/>
        </table:table-row>
        <table:table-row table:style-name="ro4">
          <table:table-cell office:value-type="float" office:value="120">
            <text:p>120</text:p>
          </table:table-cell>
          <table:table-cell table:formula="of:=LOOKUP([.C121];[$'Core Capabilities'.$B$2:.$B$32];[$'Core Capabilities'.$A$2:.$A$32])" office:value-type="float" office:value="25">
            <text:p>25</text:p>
          </table:table-cell>
          <table:table-cell office:value-type="string">
            <text:p>Public Information and Warning</text:p>
          </table:table-cell>
          <table:table-cell office:value-type="float" office:value="116">
            <text:p>116</text:p>
          </table:table-cell>
          <table:table-cell table:style-name="Default" office:value-type="string">
            <text:p>Steady-state/Ongoing Operations</text:p>
          </table:table-cell>
          <table:table-cell office:value-type="string">
            <text:p>Refine and consider options to publicly release potentially sensitive risk information.</text:p>
          </table:table-cell>
          <table:table-cell office:value-type="string">
            <text:p> Refine and consider options to publicly release potentially sensitive risk information.</text:p>
          </table:table-cell>
          <table:table-cell table:number-columns-repeated="1017"/>
        </table:table-row>
        <table:table-row table:style-name="ro1">
          <table:table-cell office:value-type="float" office:value="121">
            <text:p>121</text:p>
          </table:table-cell>
          <table:table-cell table:formula="of:=LOOKUP([.C122];[$'Core Capabilities'.$B$2:.$B$32];[$'Core Capabilities'.$A$2:.$A$32])" office:value-type="float" office:value="25">
            <text:p>25</text:p>
          </table:table-cell>
          <table:table-cell office:value-type="string">
            <text:p>Public Information and Warning</text:p>
          </table:table-cell>
          <table:table-cell office:value-type="float" office:value="116">
            <text:p>116</text:p>
          </table:table-cell>
          <table:table-cell table:style-name="Default" office:value-type="string">
            <text:p>Steady-state/Ongoing Operations</text:p>
          </table:table-cell>
          <table:table-cell office:value-type="string">
            <text:p>Use social media, Web sites (e.g., Ready.gov), and smartphone applications, as well as more traditional mechanisms, such as community meetings or ethnic media outlets, to inform the public of actions to take to connect preparedness to resilience. Information and messaging should ensure effective communication with individuals who have disabilities or access and functional needs, including those who are deaf, hard of hearing, blind, or have low vision, through the use of appropriate auxiliary aids and services, such as sign language and other interpreters and the captioning of audio and video materials.</text:p>
          </table:table-cell>
          <table:table-cell office:value-type="string">
            <text:p> Use social media, Web sites (e.g., Ready.gov), and smartphone applications, as well as more traditional mechanisms, such as community meetings or ethnic media outlets, to inform the public of actions to take to connect preparedness to resilience. Information and messaging should ensure effective communication with individuals who have disabilities or access and functional needs, including those who are deaf, hard of hearing, blind, or have low vision, through the use of appropriate auxiliary aids and services, such as sign language and other interpreters and the captioning of audio and video materials.</text:p>
          </table:table-cell>
          <table:table-cell table:number-columns-repeated="1017"/>
        </table:table-row>
        <table:table-row table:style-name="ro4">
          <table:table-cell office:value-type="float" office:value="122">
            <text:p>122</text:p>
          </table:table-cell>
          <table:table-cell table:formula="of:=LOOKUP([.C123];[$'Core Capabilities'.$B$2:.$B$32];[$'Core Capabilities'.$A$2:.$A$32])" office:value-type="float" office:value="25">
            <text:p>25</text:p>
          </table:table-cell>
          <table:table-cell office:value-type="string">
            <text:p>Public Information and Warning</text:p>
          </table:table-cell>
          <table:table-cell office:value-type="float" office:value="116">
            <text:p>116</text:p>
          </table:table-cell>
          <table:table-cell table:style-name="Default" office:value-type="string">
            <text:p>Steady-state/Ongoing Operations</text:p>
          </table:table-cell>
          <table:table-cell office:value-type="string">
            <text:p>Promote mitigation and resilience to the public through a national preparedness campaign to increase public awareness and motivate individuals to build societal resilience prior to an event.</text:p>
          </table:table-cell>
          <table:table-cell office:value-type="string">
            <text:p> Promote mitigation and resilience to the public through a national preparedness campaign to increase public awareness and motivate individuals to build societal resilience prior to an event.</text:p>
          </table:table-cell>
          <table:table-cell table:number-columns-repeated="1017"/>
        </table:table-row>
        <table:table-row table:style-name="ro4">
          <table:table-cell office:value-type="float" office:value="123">
            <text:p>123</text:p>
          </table:table-cell>
          <table:table-cell table:formula="of:=LOOKUP([.C124];[$'Core Capabilities'.$B$2:.$B$32];[$'Core Capabilities'.$A$2:.$A$32])" office:value-type="float" office:value="25">
            <text:p>25</text:p>
          </table:table-cell>
          <table:table-cell office:value-type="string">
            <text:p>Public Information and Warning</text:p>
          </table:table-cell>
          <table:table-cell office:value-type="float" office:value="116">
            <text:p>116</text:p>
          </table:table-cell>
          <table:table-cell table:style-name="Default" office:value-type="string">
            <text:p>Steady-state/Ongoing Operations</text:p>
          </table:table-cell>
          <table:table-cell office:value-type="string">
            <text:p>Target messages to reach organizations representing children, individuals with disabilities or access and functional needs, diverse communities, and people with LEP.</text:p>
          </table:table-cell>
          <table:table-cell office:value-type="string">
            <text:p> Target messages to reach organizations representing children, individuals with disabilities or access and functional needs, diverse communities, and people with LEP.</text:p>
          </table:table-cell>
          <table:table-cell table:number-columns-repeated="1017"/>
        </table:table-row>
        <table:table-row table:style-name="ro1">
          <table:table-cell office:value-type="float" office:value="124">
            <text:p>124</text:p>
          </table:table-cell>
          <table:table-cell table:formula="of:=LOOKUP([.C125];[$'Core Capabilities'.$B$2:.$B$32];[$'Core Capabilities'.$A$2:.$A$32])" office:value-type="float" office:value="25">
            <text:p>25</text:p>
          </table:table-cell>
          <table:table-cell office:value-type="string">
            <text:p>Public Information and Warning</text:p>
          </table:table-cell>
          <table:table-cell office:value-type="float" office:value="116">
            <text:p>116</text:p>
          </table:table-cell>
          <table:table-cell table:style-name="Default" office:value-type="string">
            <text:p>Steady-state/Ongoing Operations</text:p>
          </table:table-cell>
          <table:table-cell office:value-type="string">
            <text:p>Support and increase the number of communities that develop and share risk reduction products (e.g., building codes, design standards, floodplain management principles and practices, and architectural accessibility standards).</text:p>
          </table:table-cell>
          <table:table-cell office:value-type="string">
            <text:p> Support and increase the number of communities that develop and share risk reduction products (e.g., building codes, design standards, floodplain management principles and practices, and architectural accessibility standards).</text:p>
          </table:table-cell>
          <table:table-cell table:number-columns-repeated="1017"/>
        </table:table-row>
        <table:table-row table:style-name="ro4">
          <table:table-cell office:value-type="float" office:value="125">
            <text:p>125</text:p>
          </table:table-cell>
          <table:table-cell table:formula="of:=LOOKUP([.C126];[$'Core Capabilities'.$B$2:.$B$32];[$'Core Capabilities'.$A$2:.$A$32])" office:value-type="float" office:value="25">
            <text:p>25</text:p>
          </table:table-cell>
          <table:table-cell office:value-type="string">
            <text:p>Public Information and Warning</text:p>
          </table:table-cell>
          <table:table-cell table:number-columns-repeated="2"/>
          <table:table-cell table:number-columns-repeated="2" office:value-type="string">
            <text:p>Incident-driven Operations</text:p>
          </table:table-cell>
          <table:table-cell table:number-columns-repeated="1017"/>
        </table:table-row>
        <table:table-row table:style-name="ro4">
          <table:table-cell office:value-type="float" office:value="126">
            <text:p>126</text:p>
          </table:table-cell>
          <table:table-cell table:formula="of:=LOOKUP([.C127];[$'Core Capabilities'.$B$2:.$B$32];[$'Core Capabilities'.$A$2:.$A$32])" office:value-type="float" office:value="25">
            <text:p>25</text:p>
          </table:table-cell>
          <table:table-cell office:value-type="string">
            <text:p>Public Information and Warning</text:p>
          </table:table-cell>
          <table:table-cell office:value-type="float" office:value="125">
            <text:p>125</text:p>
          </table:table-cell>
          <table:table-cell table:style-name="Default" office:value-type="string">
            <text:p>Incident-driven Operations</text:p>
          </table:table-cell>
          <table:table-cell office:value-type="string">
            <text:p>Provide the tools necessary to make decisions quickly, such as a synchronization matrix that allows multiple leaders to make independent decisions.</text:p>
          </table:table-cell>
          <table:table-cell office:value-type="string">
            <text:p> Provide the tools necessary to make decisions quickly, such as a synchronization matrix that allows multiple leaders to make independent decisions.</text:p>
          </table:table-cell>
          <table:table-cell table:number-columns-repeated="1017"/>
        </table:table-row>
        <table:table-row table:style-name="ro4">
          <table:table-cell office:value-type="float" office:value="127">
            <text:p>127</text:p>
          </table:table-cell>
          <table:table-cell table:formula="of:=LOOKUP([.C128];[$'Core Capabilities'.$B$2:.$B$32];[$'Core Capabilities'.$A$2:.$A$32])" office:value-type="float" office:value="25">
            <text:p>25</text:p>
          </table:table-cell>
          <table:table-cell office:value-type="string">
            <text:p>Public Information and Warning</text:p>
          </table:table-cell>
          <table:table-cell office:value-type="float" office:value="125">
            <text:p>125</text:p>
          </table:table-cell>
          <table:table-cell table:style-name="Default" office:value-type="string">
            <text:p>Incident-driven Operations</text:p>
          </table:table-cell>
          <table:table-cell office:value-type="string">
            <text:p>Share information obtained through coordinating activities to inform response and recovery decision making by effectively communicating threat and hazard risk analysis.</text:p>
          </table:table-cell>
          <table:table-cell office:value-type="string">
            <text:p> Share information obtained through coordinating activities to inform response and recovery decision making by effectively communicating threat and hazard risk analysis.</text:p>
          </table:table-cell>
          <table:table-cell table:number-columns-repeated="1017"/>
        </table:table-row>
        <table:table-row table:style-name="ro4">
          <table:table-cell office:value-type="float" office:value="128">
            <text:p>128</text:p>
          </table:table-cell>
          <table:table-cell table:formula="of:=LOOKUP([.C129];[$'Core Capabilities'.$B$2:.$B$32];[$'Core Capabilities'.$A$2:.$A$32])" office:value-type="float" office:value="25">
            <text:p>25</text:p>
          </table:table-cell>
          <table:table-cell office:value-type="string">
            <text:p>Public Information and Warning</text:p>
          </table:table-cell>
          <table:table-cell office:value-type="float" office:value="125">
            <text:p>125</text:p>
          </table:table-cell>
          <table:table-cell table:style-name="Default" office:value-type="string">
            <text:p>Incident-driven Operations</text:p>
          </table:table-cell>
          <table:table-cell office:value-type="string">
            <text:p>Conduct outreach with atypical partners. Coordinate common messaging and verified source communications through local community leaders.</text:p>
          </table:table-cell>
          <table:table-cell office:value-type="string">
            <text:p> Conduct outreach with atypical partners. Coordinate common messaging and verified source communications through local community leaders.</text:p>
          </table:table-cell>
          <table:table-cell table:number-columns-repeated="1017"/>
        </table:table-row>
        <table:table-row table:style-name="ro4">
          <table:table-cell office:value-type="float" office:value="129">
            <text:p>129</text:p>
          </table:table-cell>
          <table:table-cell table:formula="of:=LOOKUP([.C130];[$'Core Capabilities'.$B$2:.$B$32];[$'Core Capabilities'.$A$2:.$A$32])" office:value-type="float" office:value="25">
            <text:p>25</text:p>
          </table:table-cell>
          <table:table-cell office:value-type="string">
            <text:p>Public Information and Warning</text:p>
          </table:table-cell>
          <table:table-cell office:value-type="float" office:value="125">
            <text:p>125</text:p>
          </table:table-cell>
          <table:table-cell table:style-name="Default" office:value-type="string">
            <text:p>Incident-driven Operations</text:p>
          </table:table-cell>
          <table:table-cell office:value-type="string">
            <text:p>Capitalize on the critical post-disaster window of opportunity and the media information cycle to influence public opinion to take steps toward future mitigation.</text:p>
          </table:table-cell>
          <table:table-cell office:value-type="string">
            <text:p> Capitalize on the critical post-disaster window of opportunity and the media information cycle to influence public opinion to take steps toward future mitigation.</text:p>
          </table:table-cell>
          <table:table-cell table:number-columns-repeated="1017"/>
        </table:table-row>
        <table:table-row table:style-name="ro4">
          <table:table-cell office:value-type="float" office:value="130">
            <text:p>130</text:p>
          </table:table-cell>
          <table:table-cell table:formula="of:=LOOKUP([.C131];[$'Core Capabilities'.$B$2:.$B$32];[$'Core Capabilities'.$A$2:.$A$32])" office:value-type="float" office:value="25">
            <text:p>25</text:p>
          </table:table-cell>
          <table:table-cell office:value-type="string">
            <text:p>Public Information and Warning</text:p>
          </table:table-cell>
          <table:table-cell table:number-columns-repeated="2"/>
          <table:table-cell table:number-columns-repeated="2" office:value-type="string">
            <text:p>Change Management</text:p>
          </table:table-cell>
          <table:table-cell table:number-columns-repeated="1017"/>
        </table:table-row>
        <table:table-row table:style-name="ro4">
          <table:table-cell office:value-type="float" office:value="131">
            <text:p>131</text:p>
          </table:table-cell>
          <table:table-cell table:formula="of:=LOOKUP([.C132];[$'Core Capabilities'.$B$2:.$B$32];[$'Core Capabilities'.$A$2:.$A$32])" office:value-type="float" office:value="25">
            <text:p>25</text:p>
          </table:table-cell>
          <table:table-cell office:value-type="string">
            <text:p>Public Information and Warning</text:p>
          </table:table-cell>
          <table:table-cell office:value-type="float" office:value="130">
            <text:p>130</text:p>
          </table:table-cell>
          <table:table-cell table:style-name="Default" office:value-type="string">
            <text:p>Change Management</text:p>
          </table:table-cell>
          <table:table-cell office:value-type="string">
            <text:p>Address evolving risk perception and risk communication within a community.</text:p>
          </table:table-cell>
          <table:table-cell office:value-type="string">
            <text:p> Address evolving risk perception and risk communication within a community.</text:p>
          </table:table-cell>
          <table:table-cell table:number-columns-repeated="1017"/>
        </table:table-row>
        <table:table-row table:style-name="ro4">
          <table:table-cell office:value-type="float" office:value="132">
            <text:p>132</text:p>
          </table:table-cell>
          <table:table-cell table:formula="of:=LOOKUP([.C133];[$'Core Capabilities'.$B$2:.$B$32];[$'Core Capabilities'.$A$2:.$A$32])" office:value-type="float" office:value="25">
            <text:p>25</text:p>
          </table:table-cell>
          <table:table-cell office:value-type="string">
            <text:p>Public Information and Warning</text:p>
          </table:table-cell>
          <table:table-cell office:value-type="float" office:value="130">
            <text:p>130</text:p>
          </table:table-cell>
          <table:table-cell table:style-name="Default" office:value-type="string">
            <text:p>Change Management</text:p>
          </table:table-cell>
          <table:table-cell office:value-type="string">
            <text:p>Practice science-based methods, such as community-based social marketing, to create behavior change.</text:p>
          </table:table-cell>
          <table:table-cell office:value-type="string">
            <text:p> Practice science-based methods, such as community-based social marketing, to create behavior change.</text:p>
          </table:table-cell>
          <table:table-cell table:number-columns-repeated="1017"/>
        </table:table-row>
        <table:table-row table:style-name="ro4">
          <table:table-cell office:value-type="float" office:value="133">
            <text:p>133</text:p>
          </table:table-cell>
          <table:table-cell table:formula="of:=LOOKUP([.C134];[$'Core Capabilities'.$B$2:.$B$32];[$'Core Capabilities'.$A$2:.$A$32])" office:value-type="float" office:value="14">
            <text:p>14</text:p>
          </table:table-cell>
          <table:table-cell office:value-type="string">
            <text:p>Long-term Vulnerability Reduction</text:p>
          </table:table-cell>
          <table:table-cell table:number-columns-repeated="2"/>
          <table:table-cell table:number-columns-repeated="2" office:value-type="string">
            <text:p>Individual and Local Community</text:p>
          </table:table-cell>
          <table:table-cell table:number-columns-repeated="1017"/>
        </table:table-row>
        <table:table-row table:style-name="ro4">
          <table:table-cell office:value-type="float" office:value="134">
            <text:p>134</text:p>
          </table:table-cell>
          <table:table-cell table:formula="of:=LOOKUP([.C135];[$'Core Capabilities'.$B$2:.$B$32];[$'Core Capabilities'.$A$2:.$A$32])" office:value-type="float" office:value="14">
            <text:p>14</text:p>
          </table:table-cell>
          <table:table-cell office:value-type="string">
            <text:p>Long-term Vulnerability Reduction</text:p>
          </table:table-cell>
          <table:table-cell office:value-type="float" office:value="133">
            <text:p>133</text:p>
          </table:table-cell>
          <table:table-cell table:style-name="Default" office:value-type="string">
            <text:p>Individual and Local Community</text:p>
          </table:table-cell>
          <table:table-cell office:value-type="string">
            <text:p>Broaden the use of natural hazards and catastrophic insurance.</text:p>
          </table:table-cell>
          <table:table-cell office:value-type="string">
            <text:p> Broaden the use of natural hazards and catastrophic insurance.</text:p>
          </table:table-cell>
          <table:table-cell table:number-columns-repeated="1017"/>
        </table:table-row>
        <table:table-row table:style-name="ro4">
          <table:table-cell office:value-type="float" office:value="135">
            <text:p>135</text:p>
          </table:table-cell>
          <table:table-cell table:formula="of:=LOOKUP([.C136];[$'Core Capabilities'.$B$2:.$B$32];[$'Core Capabilities'.$A$2:.$A$32])" office:value-type="float" office:value="14">
            <text:p>14</text:p>
          </table:table-cell>
          <table:table-cell office:value-type="string">
            <text:p>Long-term Vulnerability Reduction</text:p>
          </table:table-cell>
          <table:table-cell office:value-type="float" office:value="133">
            <text:p>133</text:p>
          </table:table-cell>
          <table:table-cell table:style-name="Default" office:value-type="string">
            <text:p>Individual and Local Community</text:p>
          </table:table-cell>
          <table:table-cell office:value-type="string">
            <text:p>Develop plans and recognize that a prepared individual or family is the foundation of a resilient community.</text:p>
          </table:table-cell>
          <table:table-cell office:value-type="string">
            <text:p> Develop plans and recognize that a prepared individual or family is the foundation of a resilient community.</text:p>
          </table:table-cell>
          <table:table-cell table:number-columns-repeated="1017"/>
        </table:table-row>
        <table:table-row table:style-name="ro1">
          <table:table-cell office:value-type="float" office:value="136">
            <text:p>136</text:p>
          </table:table-cell>
          <table:table-cell table:formula="of:=LOOKUP([.C137];[$'Core Capabilities'.$B$2:.$B$32];[$'Core Capabilities'.$A$2:.$A$32])" office:value-type="float" office:value="14">
            <text:p>14</text:p>
          </table:table-cell>
          <table:table-cell office:value-type="string">
            <text:p>Long-term Vulnerability Reduction</text:p>
          </table:table-cell>
          <table:table-cell office:value-type="float" office:value="133">
            <text:p>133</text:p>
          </table:table-cell>
          <table:table-cell table:style-name="Default" office:value-type="string">
            <text:p>Individual and Local Community</text:p>
          </table:table-cell>
          <table:table-cell office:value-type="string">
            <text:p>Promote neighborhood activities and encourage volunteerism that advances preparedness awareness campaigns.</text:p>
          </table:table-cell>
          <table:table-cell office:value-type="string">
            <text:p> Promote neighborhood activities and encourage volunteerism that advances preparedness awareness campaigns.</text:p>
          </table:table-cell>
          <table:table-cell table:number-columns-repeated="1017"/>
        </table:table-row>
        <table:table-row table:style-name="ro4">
          <table:table-cell office:value-type="float" office:value="137">
            <text:p>137</text:p>
          </table:table-cell>
          <table:table-cell table:formula="of:=LOOKUP([.C138];[$'Core Capabilities'.$B$2:.$B$32];[$'Core Capabilities'.$A$2:.$A$32])" office:value-type="float" office:value="14">
            <text:p>14</text:p>
          </table:table-cell>
          <table:table-cell office:value-type="string">
            <text:p>Long-term Vulnerability Reduction</text:p>
          </table:table-cell>
          <table:table-cell office:value-type="float" office:value="133">
            <text:p>133</text:p>
          </table:table-cell>
          <table:table-cell table:style-name="Default" office:value-type="string">
            <text:p>Individual and Local Community</text:p>
          </table:table-cell>
          <table:table-cell office:value-type="string">
            <text:p>Adopt and enforce a suitable building code to ensure resilient construction.</text:p>
          </table:table-cell>
          <table:table-cell office:value-type="string">
            <text:p> Adopt and enforce a suitable building code to ensure resilient construction.</text:p>
          </table:table-cell>
          <table:table-cell table:number-columns-repeated="1017"/>
        </table:table-row>
        <table:table-row table:style-name="ro4">
          <table:table-cell office:value-type="float" office:value="138">
            <text:p>138</text:p>
          </table:table-cell>
          <table:table-cell table:formula="of:=LOOKUP([.C139];[$'Core Capabilities'.$B$2:.$B$32];[$'Core Capabilities'.$A$2:.$A$32])" office:value-type="float" office:value="14">
            <text:p>14</text:p>
          </table:table-cell>
          <table:table-cell office:value-type="string">
            <text:p>Long-term Vulnerability Reduction</text:p>
          </table:table-cell>
          <table:table-cell office:value-type="float" office:value="133">
            <text:p>133</text:p>
          </table:table-cell>
          <table:table-cell table:style-name="Default" office:value-type="string">
            <text:p>Individual and Local Community</text:p>
          </table:table-cell>
          <table:table-cell office:value-type="string">
            <text:p>Incorporate mitigation measures into construction and development projects that take into account future conditions.</text:p>
          </table:table-cell>
          <table:table-cell office:value-type="string">
            <text:p> Incorporate mitigation measures into construction and development projects that take into account future conditions.</text:p>
          </table:table-cell>
          <table:table-cell table:number-columns-repeated="1017"/>
        </table:table-row>
        <table:table-row table:style-name="ro4">
          <table:table-cell office:value-type="float" office:value="139">
            <text:p>139</text:p>
          </table:table-cell>
          <table:table-cell table:formula="of:=LOOKUP([.C140];[$'Core Capabilities'.$B$2:.$B$32];[$'Core Capabilities'.$A$2:.$A$32])" office:value-type="float" office:value="14">
            <text:p>14</text:p>
          </table:table-cell>
          <table:table-cell office:value-type="string">
            <text:p>Long-term Vulnerability Reduction</text:p>
          </table:table-cell>
          <table:table-cell office:value-type="float" office:value="133">
            <text:p>133</text:p>
          </table:table-cell>
          <table:table-cell table:style-name="Default" office:value-type="string">
            <text:p>Individual and Local Community</text:p>
          </table:table-cell>
          <table:table-cell office:value-type="string">
            <text:p>Capitalize on opportunities during the recovery building process to further reduce vulnerability.</text:p>
          </table:table-cell>
          <table:table-cell office:value-type="string">
            <text:p> Capitalize on opportunities during the recovery building process to further reduce vulnerability.</text:p>
          </table:table-cell>
          <table:table-cell table:number-columns-repeated="1017"/>
        </table:table-row>
        <table:table-row table:style-name="ro4">
          <table:table-cell office:value-type="float" office:value="140">
            <text:p>140</text:p>
          </table:table-cell>
          <table:table-cell table:formula="of:=LOOKUP([.C141];[$'Core Capabilities'.$B$2:.$B$32];[$'Core Capabilities'.$A$2:.$A$32])" office:value-type="float" office:value="14">
            <text:p>14</text:p>
          </table:table-cell>
          <table:table-cell office:value-type="string">
            <text:p>Long-term Vulnerability Reduction</text:p>
          </table:table-cell>
          <table:table-cell table:number-columns-repeated="2"/>
          <table:table-cell table:number-columns-repeated="2" office:value-type="string">
            <text:p>Private Sector</text:p>
          </table:table-cell>
          <table:table-cell table:number-columns-repeated="1017"/>
        </table:table-row>
        <table:table-row table:style-name="ro4">
          <table:table-cell office:value-type="float" office:value="141">
            <text:p>141</text:p>
          </table:table-cell>
          <table:table-cell table:formula="of:=LOOKUP([.C142];[$'Core Capabilities'.$B$2:.$B$32];[$'Core Capabilities'.$A$2:.$A$32])" office:value-type="float" office:value="14">
            <text:p>14</text:p>
          </table:table-cell>
          <table:table-cell office:value-type="string">
            <text:p>Long-term Vulnerability Reduction</text:p>
          </table:table-cell>
          <table:table-cell office:value-type="float" office:value="140">
            <text:p>140</text:p>
          </table:table-cell>
          <table:table-cell table:style-name="Default" office:value-type="string">
            <text:p>Private Sector</text:p>
          </table:table-cell>
          <table:table-cell office:value-type="string">
            <text:p>Determine the level of appropriate risk reduction to incorporate in operational and capital improvement projects.</text:p>
          </table:table-cell>
          <table:table-cell office:value-type="string">
            <text:p> Determine the level of appropriate risk reduction to incorporate in operational and capital improvement projects.</text:p>
          </table:table-cell>
          <table:table-cell table:number-columns-repeated="1017"/>
        </table:table-row>
        <table:table-row table:style-name="ro4">
          <table:table-cell office:value-type="float" office:value="142">
            <text:p>142</text:p>
          </table:table-cell>
          <table:table-cell table:formula="of:=LOOKUP([.C143];[$'Core Capabilities'.$B$2:.$B$32];[$'Core Capabilities'.$A$2:.$A$32])" office:value-type="float" office:value="14">
            <text:p>14</text:p>
          </table:table-cell>
          <table:table-cell office:value-type="string">
            <text:p>Long-term Vulnerability Reduction</text:p>
          </table:table-cell>
          <table:table-cell office:value-type="float" office:value="140">
            <text:p>140</text:p>
          </table:table-cell>
          <table:table-cell table:style-name="Default" office:value-type="string">
            <text:p>Private Sector</text:p>
          </table:table-cell>
          <table:table-cell office:value-type="string">
            <text:p>Advance projects and activities that do not increase the residual risk in nearby neighborhoods and communities.</text:p>
          </table:table-cell>
          <table:table-cell office:value-type="string">
            <text:p> Advance projects and activities that do not increase the residual risk in nearby neighborhoods and communities.</text:p>
          </table:table-cell>
          <table:table-cell table:number-columns-repeated="1017"/>
        </table:table-row>
        <table:table-row table:style-name="ro4">
          <table:table-cell office:value-type="float" office:value="143">
            <text:p>143</text:p>
          </table:table-cell>
          <table:table-cell table:formula="of:=LOOKUP([.C144];[$'Core Capabilities'.$B$2:.$B$32];[$'Core Capabilities'.$A$2:.$A$32])" office:value-type="float" office:value="14">
            <text:p>14</text:p>
          </table:table-cell>
          <table:table-cell office:value-type="string">
            <text:p>Long-term Vulnerability Reduction</text:p>
          </table:table-cell>
          <table:table-cell office:value-type="float" office:value="140">
            <text:p>140</text:p>
          </table:table-cell>
          <table:table-cell table:style-name="Default" office:value-type="string">
            <text:p>Private Sector</text:p>
          </table:table-cell>
          <table:table-cell office:value-type="string">
            <text:p>Coordinate with government and community organizations to reduce duplication of effort and encourage complementary efforts.</text:p>
          </table:table-cell>
          <table:table-cell office:value-type="string">
            <text:p> Coordinate with government and community organizations to reduce duplication of effort and encourage complementary efforts.</text:p>
          </table:table-cell>
          <table:table-cell table:number-columns-repeated="1017"/>
        </table:table-row>
        <table:table-row table:style-name="ro4">
          <table:table-cell office:value-type="float" office:value="144">
            <text:p>144</text:p>
          </table:table-cell>
          <table:table-cell table:formula="of:=LOOKUP([.C145];[$'Core Capabilities'.$B$2:.$B$32];[$'Core Capabilities'.$A$2:.$A$32])" office:value-type="float" office:value="14">
            <text:p>14</text:p>
          </table:table-cell>
          <table:table-cell office:value-type="string">
            <text:p>Long-term Vulnerability Reduction</text:p>
          </table:table-cell>
          <table:table-cell table:number-columns-repeated="2"/>
          <table:table-cell table:number-columns-repeated="2" office:value-type="string">
            <text:p>Government</text:p>
          </table:table-cell>
          <table:table-cell table:number-columns-repeated="1017"/>
        </table:table-row>
        <table:table-row table:style-name="ro4">
          <table:table-cell office:value-type="float" office:value="145">
            <text:p>145</text:p>
          </table:table-cell>
          <table:table-cell table:formula="of:=LOOKUP([.C146];[$'Core Capabilities'.$B$2:.$B$32];[$'Core Capabilities'.$A$2:.$A$32])" office:value-type="float" office:value="14">
            <text:p>14</text:p>
          </table:table-cell>
          <table:table-cell office:value-type="string">
            <text:p>Long-term Vulnerability Reduction</text:p>
          </table:table-cell>
          <table:table-cell office:value-type="float" office:value="144">
            <text:p>144</text:p>
          </table:table-cell>
          <table:table-cell table:style-name="Default" office:value-type="string">
            <text:p>Government</text:p>
          </table:table-cell>
          <table:table-cell office:value-type="string">
            <text:p>Put community plans to work.</text:p>
          </table:table-cell>
          <table:table-cell office:value-type="string">
            <text:p> Put community plans to work.</text:p>
          </table:table-cell>
          <table:table-cell table:number-columns-repeated="1017"/>
        </table:table-row>
        <table:table-row table:style-name="ro4">
          <table:table-cell office:value-type="float" office:value="146">
            <text:p>146</text:p>
          </table:table-cell>
          <table:table-cell table:formula="of:=LOOKUP([.C147];[$'Core Capabilities'.$B$2:.$B$32];[$'Core Capabilities'.$A$2:.$A$32])" office:value-type="float" office:value="14">
            <text:p>14</text:p>
          </table:table-cell>
          <table:table-cell office:value-type="string">
            <text:p>Long-term Vulnerability Reduction</text:p>
          </table:table-cell>
          <table:table-cell office:value-type="float" office:value="144">
            <text:p>144</text:p>
          </table:table-cell>
          <table:table-cell table:style-name="Default" office:value-type="string">
            <text:p>Government</text:p>
          </table:table-cell>
          <table:table-cell office:value-type="string">
            <text:p>Execute identified risk management actions and projects resulting from analysis and planning processes in the community.</text:p>
          </table:table-cell>
          <table:table-cell office:value-type="string">
            <text:p> Execute identified risk management actions and projects resulting from analysis and planning processes in the community.</text:p>
          </table:table-cell>
          <table:table-cell table:number-columns-repeated="1017"/>
        </table:table-row>
        <table:table-row table:style-name="ro4">
          <table:table-cell office:value-type="float" office:value="147">
            <text:p>147</text:p>
          </table:table-cell>
          <table:table-cell table:formula="of:=LOOKUP([.C148];[$'Core Capabilities'.$B$2:.$B$32];[$'Core Capabilities'.$A$2:.$A$32])" office:value-type="float" office:value="14">
            <text:p>14</text:p>
          </table:table-cell>
          <table:table-cell office:value-type="string">
            <text:p>Long-term Vulnerability Reduction</text:p>
          </table:table-cell>
          <table:table-cell office:value-type="float" office:value="144">
            <text:p>144</text:p>
          </table:table-cell>
          <table:table-cell table:style-name="Default" office:value-type="string">
            <text:p>Government</text:p>
          </table:table-cell>
          <table:table-cell office:value-type="string">
            <text:p>Make risk reduction a priority in capital improvement projects.</text:p>
          </table:table-cell>
          <table:table-cell office:value-type="string">
            <text:p> Make risk reduction a priority in capital improvement projects.</text:p>
          </table:table-cell>
          <table:table-cell table:number-columns-repeated="1017"/>
        </table:table-row>
        <table:table-row table:style-name="ro4">
          <table:table-cell office:value-type="float" office:value="148">
            <text:p>148</text:p>
          </table:table-cell>
          <table:table-cell table:formula="of:=LOOKUP([.C149];[$'Core Capabilities'.$B$2:.$B$32];[$'Core Capabilities'.$A$2:.$A$32])" office:value-type="float" office:value="14">
            <text:p>14</text:p>
          </table:table-cell>
          <table:table-cell office:value-type="string">
            <text:p>Long-term Vulnerability Reduction</text:p>
          </table:table-cell>
          <table:table-cell office:value-type="float" office:value="144">
            <text:p>144</text:p>
          </table:table-cell>
          <table:table-cell table:style-name="Default" office:value-type="string">
            <text:p>Government</text:p>
          </table:table-cell>
          <table:table-cell office:value-type="string">
            <text:p>Employ a variety of incentives, statutory and regulatory requirements, and voluntary initiatives to implement successful practices throughout communities.</text:p>
          </table:table-cell>
          <table:table-cell office:value-type="string">
            <text:p> Employ a variety of incentives, statutory and regulatory requirements, and voluntary initiatives to implement successful practices throughout communities.</text:p>
          </table:table-cell>
          <table:table-cell table:number-columns-repeated="1017"/>
        </table:table-row>
        <table:table-row table:style-name="ro4">
          <table:table-cell office:value-type="float" office:value="149">
            <text:p>149</text:p>
          </table:table-cell>
          <table:table-cell table:formula="of:=LOOKUP([.C150];[$'Core Capabilities'.$B$2:.$B$32];[$'Core Capabilities'.$A$2:.$A$32])" office:value-type="float" office:value="14">
            <text:p>14</text:p>
          </table:table-cell>
          <table:table-cell office:value-type="string">
            <text:p>Long-term Vulnerability Reduction</text:p>
          </table:table-cell>
          <table:table-cell office:value-type="float" office:value="144">
            <text:p>144</text:p>
          </table:table-cell>
          <table:table-cell table:style-name="Default" office:value-type="string">
            <text:p>Government</text:p>
          </table:table-cell>
          <table:table-cell office:value-type="string">
            <text:p>Be transparent and explicit about mitigation efforts in order to increase and sustain whole community investment, reduce duplication of effort, and encourage complementary efforts by partners.</text:p>
          </table:table-cell>
          <table:table-cell office:value-type="string">
            <text:p> Be transparent and explicit about mitigation efforts in order to increase and sustain whole community investment, reduce duplication of effort, and encourage complementary efforts by partners.</text:p>
          </table:table-cell>
          <table:table-cell table:number-columns-repeated="1017"/>
        </table:table-row>
        <table:table-row table:style-name="ro4">
          <table:table-cell office:value-type="float" office:value="150">
            <text:p>150</text:p>
          </table:table-cell>
          <table:table-cell table:formula="of:=LOOKUP([.C151];[$'Core Capabilities'.$B$2:.$B$32];[$'Core Capabilities'.$A$2:.$A$32])" office:value-type="float" office:value="14">
            <text:p>14</text:p>
          </table:table-cell>
          <table:table-cell office:value-type="string">
            <text:p>Long-term Vulnerability Reduction</text:p>
          </table:table-cell>
          <table:table-cell office:value-type="float" office:value="144">
            <text:p>144</text:p>
          </table:table-cell>
          <table:table-cell table:style-name="Default" office:value-type="string">
            <text:p>Government</text:p>
          </table:table-cell>
          <table:table-cell office:value-type="string">
            <text:p>Establish standards and practices to reduce long-term vulnerability.</text:p>
          </table:table-cell>
          <table:table-cell office:value-type="string">
            <text:p> Establish standards and practices to reduce long-term vulnerability.</text:p>
          </table:table-cell>
          <table:table-cell table:number-columns-repeated="1017"/>
        </table:table-row>
        <table:table-row table:style-name="ro4">
          <table:table-cell office:value-type="float" office:value="151">
            <text:p>151</text:p>
          </table:table-cell>
          <table:table-cell table:formula="of:=LOOKUP([.C152];[$'Core Capabilities'.$B$2:.$B$32];[$'Core Capabilities'.$A$2:.$A$32])" office:value-type="float" office:value="14">
            <text:p>14</text:p>
          </table:table-cell>
          <table:table-cell office:value-type="string">
            <text:p>Long-term Vulnerability Reduction</text:p>
          </table:table-cell>
          <table:table-cell office:value-type="float" office:value="144">
            <text:p>144</text:p>
          </table:table-cell>
          <table:table-cell table:style-name="Default" office:value-type="string">
            <text:p>Government</text:p>
          </table:table-cell>
          <table:table-cell office:value-type="string">
            <text:p>Capitalize on opportunities during the recovery building process to further reduce vulnerability.</text:p>
          </table:table-cell>
          <table:table-cell office:value-type="string">
            <text:p> Capitalize on opportunities during the recovery building process to further reduce vulnerability.</text:p>
          </table:table-cell>
          <table:table-cell table:number-columns-repeated="1017"/>
        </table:table-row>
        <table:table-row table:style-name="ro4">
          <table:table-cell office:value-type="float" office:value="152">
            <text:p>152</text:p>
          </table:table-cell>
          <table:table-cell table:formula="of:=LOOKUP([.C153];[$'Core Capabilities'.$B$2:.$B$32];[$'Core Capabilities'.$A$2:.$A$32])" office:value-type="float" office:value="20">
            <text:p>20</text:p>
          </table:table-cell>
          <table:table-cell office:value-type="string">
            <text:p>Operational Coordination</text:p>
          </table:table-cell>
          <table:table-cell table:number-columns-repeated="2"/>
          <table:table-cell table:number-columns-repeated="2" office:value-type="string">
            <text:p>Steady-state/Ongoing Operations</text:p>
          </table:table-cell>
          <table:table-cell table:number-columns-repeated="1017"/>
        </table:table-row>
        <table:table-row table:style-name="ro4">
          <table:table-cell office:value-type="float" office:value="153">
            <text:p>153</text:p>
          </table:table-cell>
          <table:table-cell table:formula="of:=LOOKUP([.C154];[$'Core Capabilities'.$B$2:.$B$32];[$'Core Capabilities'.$A$2:.$A$32])" office:value-type="float" office:value="20">
            <text:p>20</text:p>
          </table:table-cell>
          <table:table-cell office:value-type="string">
            <text:p>Operational Coordination</text:p>
          </table:table-cell>
          <table:table-cell office:value-type="float" office:value="152">
            <text:p>152</text:p>
          </table:table-cell>
          <table:table-cell table:style-name="Default" office:value-type="string">
            <text:p>Steady-state/Ongoing Operations</text:p>
          </table:table-cell>
          <table:table-cell office:value-type="string">
            <text:p>Establish procedures and build partnerships and coalitions that support mitigation capabilities across the whole community and emphasize a coordinated delivery of mitigation capabilities.</text:p>
          </table:table-cell>
          <table:table-cell office:value-type="string">
            <text:p> Establish procedures and build partnerships and coalitions that support mitigation capabilities across the whole community and emphasize a coordinated delivery of mitigation capabilities.</text:p>
          </table:table-cell>
          <table:table-cell table:number-columns-repeated="1017"/>
        </table:table-row>
        <table:table-row table:style-name="ro4">
          <table:table-cell office:value-type="float" office:value="154">
            <text:p>154</text:p>
          </table:table-cell>
          <table:table-cell table:formula="of:=LOOKUP([.C155];[$'Core Capabilities'.$B$2:.$B$32];[$'Core Capabilities'.$A$2:.$A$32])" office:value-type="float" office:value="20">
            <text:p>20</text:p>
          </table:table-cell>
          <table:table-cell office:value-type="string">
            <text:p>Operational Coordination</text:p>
          </table:table-cell>
          <table:table-cell office:value-type="float" office:value="152">
            <text:p>152</text:p>
          </table:table-cell>
          <table:table-cell table:style-name="Default" office:value-type="string">
            <text:p>Steady-state/Ongoing Operations</text:p>
          </table:table-cell>
          <table:table-cell office:value-type="string">
            <text:p>Identify mitigation roles and responsibilities and engage stakeholders across the whole community to support the information sharing process.</text:p>
          </table:table-cell>
          <table:table-cell office:value-type="string">
            <text:p> Identify mitigation roles and responsibilities and engage stakeholders across the whole community to support the information sharing process.</text:p>
          </table:table-cell>
          <table:table-cell table:number-columns-repeated="1017"/>
        </table:table-row>
        <table:table-row table:style-name="ro4">
          <table:table-cell office:value-type="float" office:value="155">
            <text:p>155</text:p>
          </table:table-cell>
          <table:table-cell table:formula="of:=LOOKUP([.C156];[$'Core Capabilities'.$B$2:.$B$32];[$'Core Capabilities'.$A$2:.$A$32])" office:value-type="float" office:value="20">
            <text:p>20</text:p>
          </table:table-cell>
          <table:table-cell office:value-type="string">
            <text:p>Operational Coordination</text:p>
          </table:table-cell>
          <table:table-cell office:value-type="float" office:value="152">
            <text:p>152</text:p>
          </table:table-cell>
          <table:table-cell table:style-name="Default" office:value-type="string">
            <text:p>Steady-state/Ongoing Operations</text:p>
          </table:table-cell>
          <table:table-cell office:value-type="string">
            <text:p>Recognize the complexity of various interest groups and integrate organizations across communities, including public-private partnerships.</text:p>
          </table:table-cell>
          <table:table-cell office:value-type="string">
            <text:p> Recognize the complexity of various interest groups and integrate organizations across communities, including public-private partnerships.</text:p>
          </table:table-cell>
          <table:table-cell table:number-columns-repeated="1017"/>
        </table:table-row>
        <table:table-row table:style-name="ro4">
          <table:table-cell office:value-type="float" office:value="156">
            <text:p>156</text:p>
          </table:table-cell>
          <table:table-cell table:formula="of:=LOOKUP([.C157];[$'Core Capabilities'.$B$2:.$B$32];[$'Core Capabilities'.$A$2:.$A$32])" office:value-type="float" office:value="20">
            <text:p>20</text:p>
          </table:table-cell>
          <table:table-cell office:value-type="string">
            <text:p>Operational Coordination</text:p>
          </table:table-cell>
          <table:table-cell table:number-columns-repeated="2"/>
          <table:table-cell table:number-columns-repeated="2" office:value-type="string">
            <text:p>Incident-driven Operations</text:p>
          </table:table-cell>
          <table:table-cell table:number-columns-repeated="1017"/>
        </table:table-row>
        <table:table-row table:style-name="ro4">
          <table:table-cell office:value-type="float" office:value="157">
            <text:p>157</text:p>
          </table:table-cell>
          <table:table-cell table:formula="of:=LOOKUP([.C158];[$'Core Capabilities'.$B$2:.$B$32];[$'Core Capabilities'.$A$2:.$A$32])" office:value-type="float" office:value="20">
            <text:p>20</text:p>
          </table:table-cell>
          <table:table-cell office:value-type="string">
            <text:p>Operational Coordination</text:p>
          </table:table-cell>
          <table:table-cell office:value-type="float" office:value="156">
            <text:p>156</text:p>
          </table:table-cell>
          <table:table-cell table:style-name="Default" office:value-type="string">
            <text:p>Incident-driven Operations</text:p>
          </table:table-cell>
          <table:table-cell office:value-type="string">
            <text:p>Emphasize mitigation technique integration into Incident Command System (ICS)11 planning cycles by command and general staff representatives and educate whole community partners.</text:p>
          </table:table-cell>
          <table:table-cell office:value-type="string">
            <text:p> Emphasize mitigation technique integration into Incident Command System (ICS)11 planning cycles by command and general staff representatives and educate whole community partners.</text:p>
          </table:table-cell>
          <table:table-cell table:number-columns-repeated="1017"/>
        </table:table-row>
        <table:table-row table:style-name="ro4">
          <table:table-cell office:value-type="float" office:value="158">
            <text:p>158</text:p>
          </table:table-cell>
          <table:table-cell table:formula="of:=LOOKUP([.C159];[$'Core Capabilities'.$B$2:.$B$32];[$'Core Capabilities'.$A$2:.$A$32])" office:value-type="float" office:value="20">
            <text:p>20</text:p>
          </table:table-cell>
          <table:table-cell office:value-type="string">
            <text:p>Operational Coordination</text:p>
          </table:table-cell>
          <table:table-cell office:value-type="float" office:value="156">
            <text:p>156</text:p>
          </table:table-cell>
          <table:table-cell table:style-name="Default" office:value-type="string">
            <text:p>Incident-driven Operations</text:p>
          </table:table-cell>
          <table:table-cell office:value-type="string">
            <text:p>Use and leverage mitigation products and capabilities, such as the identification of threats and the assessment of risk, to support incident operations.</text:p>
          </table:table-cell>
          <table:table-cell office:value-type="string">
            <text:p> Use and leverage mitigation products and capabilities, such as the identification of threats and the assessment of risk, to support incident operations.</text:p>
          </table:table-cell>
          <table:table-cell table:number-columns-repeated="1017"/>
        </table:table-row>
        <table:table-row table:style-name="ro1">
          <table:table-cell office:value-type="float" office:value="159">
            <text:p>159</text:p>
          </table:table-cell>
          <table:table-cell table:formula="of:=LOOKUP([.C160];[$'Core Capabilities'.$B$2:.$B$32];[$'Core Capabilities'.$A$2:.$A$32])" office:value-type="float" office:value="20">
            <text:p>20</text:p>
          </table:table-cell>
          <table:table-cell office:value-type="string">
            <text:p>Operational Coordination</text:p>
          </table:table-cell>
          <table:table-cell office:value-type="float" office:value="156">
            <text:p>156</text:p>
          </table:table-cell>
          <table:table-cell table:style-name="Default" office:value-type="string">
            <text:p>Incident-driven Operations</text:p>
          </table:table-cell>
          <table:table-cell office:value-type="string">
            <text:p>Contribute to the situational awareness and a common operating picture for the entire Federal Government and for local, state, tribal, and territorial governments, as appropriate, in the event of a natural disaster, act of terrorism, or other manmade disaster.</text:p>
          </table:table-cell>
          <table:table-cell office:value-type="string">
            <text:p> Contribute to the situational awareness and a common operating picture for the entire Federal Government and for local, state, tribal, and territorial governments, as appropriate, in the event of a natural disaster, act of terrorism, or other manmade disaster.</text:p>
          </table:table-cell>
          <table:table-cell table:number-columns-repeated="1017"/>
        </table:table-row>
        <table:table-row table:style-name="ro4">
          <table:table-cell office:value-type="float" office:value="160">
            <text:p>160</text:p>
          </table:table-cell>
          <table:table-cell table:formula="of:=LOOKUP([.C161];[$'Core Capabilities'.$B$2:.$B$32];[$'Core Capabilities'.$A$2:.$A$32])" office:value-type="float" office:value="20">
            <text:p>20</text:p>
          </table:table-cell>
          <table:table-cell office:value-type="string">
            <text:p>Operational Coordination</text:p>
          </table:table-cell>
          <table:table-cell office:value-type="float" office:value="156">
            <text:p>156</text:p>
          </table:table-cell>
          <table:table-cell table:style-name="Default" office:value-type="string">
            <text:p>Incident-driven Operations</text:p>
          </table:table-cell>
          <table:table-cell office:value-type="string">
            <text:p>Capitalize on opportunities for mitigation actions following disasters and incidents.</text:p>
          </table:table-cell>
          <table:table-cell office:value-type="string">
            <text:p> Capitalize on opportunities for mitigation actions following disasters and incidents.</text:p>
          </table:table-cell>
          <table:table-cell table:number-columns-repeated="1017"/>
        </table:table-row>
        <table:table-row table:style-name="ro4">
          <table:table-cell office:value-type="float" office:value="161">
            <text:p>161</text:p>
          </table:table-cell>
          <table:table-cell table:formula="of:=LOOKUP([.C162];[$'Core Capabilities'.$B$2:.$B$32];[$'Core Capabilities'.$A$2:.$A$32])" office:value-type="float" office:value="20">
            <text:p>20</text:p>
          </table:table-cell>
          <table:table-cell office:value-type="string">
            <text:p>Operational Coordination</text:p>
          </table:table-cell>
          <table:table-cell table:number-columns-repeated="2"/>
          <table:table-cell table:number-columns-repeated="2" office:value-type="string">
            <text:p>Change Management</text:p>
          </table:table-cell>
          <table:table-cell table:number-columns-repeated="1017"/>
        </table:table-row>
        <table:table-row table:style-name="ro4">
          <table:table-cell office:value-type="float" office:value="162">
            <text:p>162</text:p>
          </table:table-cell>
          <table:table-cell table:formula="of:=LOOKUP([.C163];[$'Core Capabilities'.$B$2:.$B$32];[$'Core Capabilities'.$A$2:.$A$32])" office:value-type="float" office:value="20">
            <text:p>20</text:p>
          </table:table-cell>
          <table:table-cell office:value-type="string">
            <text:p>Operational Coordination</text:p>
          </table:table-cell>
          <table:table-cell office:value-type="float" office:value="161">
            <text:p>161</text:p>
          </table:table-cell>
          <table:table-cell table:style-name="Default" office:value-type="string">
            <text:p>Incident-driven Operations</text:p>
          </table:table-cell>
          <table:table-cell office:value-type="string">
            <text:p>Adapt to evolving risks and changing conditions.</text:p>
          </table:table-cell>
          <table:table-cell office:value-type="string">
            <text:p> Adapt to evolving risks and changing conditions.</text:p>
          </table:table-cell>
          <table:table-cell table:number-columns-repeated="1017"/>
        </table:table-row>
        <table:table-row table:style-name="ro4">
          <table:table-cell office:value-type="float" office:value="163">
            <text:p>163</text:p>
          </table:table-cell>
          <table:table-cell table:formula="of:=LOOKUP([.C164];[$'Core Capabilities'.$B$2:.$B$32];[$'Core Capabilities'.$A$2:.$A$32])" office:value-type="float" office:value="20">
            <text:p>20</text:p>
          </table:table-cell>
          <table:table-cell office:value-type="string">
            <text:p>Operational Coordination</text:p>
          </table:table-cell>
          <table:table-cell office:value-type="float" office:value="161">
            <text:p>161</text:p>
          </table:table-cell>
          <table:table-cell table:style-name="Default" office:value-type="string">
            <text:p>Incident-driven Operations</text:p>
          </table:table-cell>
          <table:table-cell office:value-type="string">
            <text:p>Look for ways to include new stakeholders in mitigation capabilities.</text:p>
          </table:table-cell>
          <table:table-cell office:value-type="string">
            <text:p> Look for ways to include new stakeholders in mitigation capabilities.</text:p>
          </table:table-cell>
          <table:table-cell table:number-columns-repeated="1017"/>
        </table:table-row>
        <table:table-row table:style-name="ro4" table:number-rows-repeated="1048411">
          <table:table-cell table:number-columns-repeated="1024"/>
        </table:table-row>
        <table:table-row table:style-name="ro4">
          <table:table-cell table:number-columns-repeated="1024"/>
        </table:table-row>
      </table:table>
      <table:table table:name="Critical Tasks_0" table:style-name="ta1">
        <table:table-column table:style-name="co11" table:number-columns-repeated="2" table:default-cell-style-name="ce2"/>
        <table:table-column table:style-name="co12" table:default-cell-style-name="ce4"/>
        <table:table-column table:style-name="co16" table:default-cell-style-name="ce6"/>
        <table:table-column table:style-name="co4" table:number-columns-repeated="1020" table:default-cell-style-name="ce4"/>
        <table:table-row table:style-name="ro1">
          <table:table-cell table:style-name="ce1" office:value-type="string">
            <text:p>Id</text:p>
          </table:table-cell>
          <table:table-cell table:style-name="ce1" office:value-type="string">
            <text:p>CC Id</text:p>
          </table:table-cell>
          <table:table-cell table:style-name="ce3" office:value-type="string">
            <text:p>Core Capability</text:p>
          </table:table-cell>
          <table:table-cell table:style-name="ce14" office:value-type="string">
            <text:p>Critical Task</text:p>
          </table:table-cell>
          <table:table-cell table:style-name="ce3" table:number-columns-repeated="1017"/>
          <table:table-cell table:number-columns-repeated="3"/>
        </table:table-row>
        <table:table-row table:style-name="ro1">
          <table:table-cell office:value-type="float" office:value="1">
            <text:p>1</text:p>
          </table:table-cell>
          <table:table-cell table:formula="of:=LOOKUP([.C2];['Core Capabilities'.$B$2:.$B$32];['Core Capabilities'.$A$2:.$A$32])" office:value-type="float" office:value="12">
            <text:p>12</text:p>
          </table:table-cell>
          <table:table-cell office:value-type="string">
            <text:p>Intelligence and Information Sharing</text:p>
          </table:table-cell>
          <table:table-cell office:value-type="string">
            <text:p> Planning and Direction: Establish the intelligence and information requirements of the consumer.</text:p>
          </table:table-cell>
          <table:table-cell table:number-columns-repeated="1020"/>
        </table:table-row>
        <table:table-row table:style-name="ro1">
          <table:table-cell office:value-type="float" office:value="2">
            <text:p>2</text:p>
          </table:table-cell>
          <table:table-cell table:formula="of:=LOOKUP([.C3];['Core Capabilities'.$B$2:.$B$32];['Core Capabilities'.$A$2:.$A$32])" office:value-type="float" office:value="12">
            <text:p>12</text:p>
          </table:table-cell>
          <table:table-cell office:value-type="string">
            <text:p>Intelligence and Information Sharing</text:p>
          </table:table-cell>
          <table:table-cell office:value-type="string">
            <text:p>• Rapidly reprioritize law enforcement and intelligence assets as necessary and appropriate.</text:p>
          </table:table-cell>
          <table:table-cell table:number-columns-repeated="1020"/>
        </table:table-row>
        <table:table-row table:style-name="ro3">
          <table:table-cell office:value-type="float" office:value="3">
            <text:p>3</text:p>
          </table:table-cell>
          <table:table-cell table:formula="of:=LOOKUP([.C4];['Core Capabilities'.$B$2:.$B$32];['Core Capabilities'.$A$2:.$A$32])" office:value-type="float" office:value="12">
            <text:p>12</text:p>
          </table:table-cell>
          <table:table-cell office:value-type="string">
            <text:p>Intelligence and Information Sharing</text:p>
          </table:table-cell>
          <table:table-cell office:value-type="string">
            <text:p>• Engage with public and private sector partners in order to determine what intelligence and information assets may be available for reprioritization.</text:p>
          </table:table-cell>
          <table:table-cell table:number-columns-repeated="1020"/>
        </table:table-row>
        <table:table-row table:style-name="ro3">
          <table:table-cell office:value-type="float" office:value="4">
            <text:p>4</text:p>
          </table:table-cell>
          <table:table-cell table:formula="of:=LOOKUP([.C5];['Core Capabilities'.$B$2:.$B$32];['Core Capabilities'.$A$2:.$A$32])" office:value-type="float" office:value="12">
            <text:p>12</text:p>
          </table:table-cell>
          <table:table-cell office:value-type="string">
            <text:p>Intelligence and Information Sharing</text:p>
          </table:table-cell>
          <table:table-cell office:value-type="string">
            <text:p>• Obtain additional information through avenues such as law enforcement deployment, questioning of witnesses and suspects, increased surveillance activity, and community policing and outreach.</text:p>
          </table:table-cell>
          <table:table-cell table:number-columns-repeated="1020"/>
        </table:table-row>
        <table:table-row table:style-name="ro1">
          <table:table-cell office:value-type="float" office:value="5">
            <text:p>5</text:p>
          </table:table-cell>
          <table:table-cell table:formula="of:=LOOKUP([.C6];['Core Capabilities'.$B$2:.$B$32];['Core Capabilities'.$A$2:.$A$32])" office:value-type="float" office:value="12">
            <text:p>12</text:p>
          </table:table-cell>
          <table:table-cell office:value-type="string">
            <text:p>Intelligence and Information Sharing</text:p>
          </table:table-cell>
          <table:table-cell office:value-type="string">
            <text:p> Collection: Gather the required raw data to produce the desired finished intelligence and information products.</text:p>
          </table:table-cell>
          <table:table-cell table:number-columns-repeated="1020"/>
        </table:table-row>
        <table:table-row table:style-name="ro3">
          <table:table-cell office:value-type="float" office:value="6">
            <text:p>6</text:p>
          </table:table-cell>
          <table:table-cell table:formula="of:=LOOKUP([.C7];['Core Capabilities'.$B$2:.$B$32];['Core Capabilities'.$A$2:.$A$32])" office:value-type="float" office:value="12">
            <text:p>12</text:p>
          </table:table-cell>
          <table:table-cell office:value-type="string">
            <text:p>Intelligence and Information Sharing</text:p>
          </table:table-cell>
          <table:table-cell office:value-type="string">
            <text:p>• Gather/collect information via law enforcement operations, suspicious activity reporting, surveillance, community engagement, and other activities and sources as necessary.</text:p>
          </table:table-cell>
          <table:table-cell table:number-columns-repeated="1020"/>
        </table:table-row>
        <table:table-row table:style-name="ro1">
          <table:table-cell office:value-type="float" office:value="7">
            <text:p>7</text:p>
          </table:table-cell>
          <table:table-cell table:formula="of:=LOOKUP([.C8];['Core Capabilities'.$B$2:.$B$32];['Core Capabilities'.$A$2:.$A$32])" office:value-type="float" office:value="12">
            <text:p>12</text:p>
          </table:table-cell>
          <table:table-cell office:value-type="string">
            <text:p>Intelligence and Information Sharing</text:p>
          </table:table-cell>
          <table:table-cell office:value-type="string">
            <text:p> Exploitation and Processing: Convert raw data into comprehensible information.</text:p>
          </table:table-cell>
          <table:table-cell table:number-columns-repeated="1020"/>
        </table:table-row>
        <table:table-row table:style-name="ro3">
          <table:table-cell office:value-type="float" office:value="8">
            <text:p>8</text:p>
          </table:table-cell>
          <table:table-cell table:formula="of:=LOOKUP([.C9];['Core Capabilities'.$B$2:.$B$32];['Core Capabilities'.$A$2:.$A$32])" office:value-type="float" office:value="12">
            <text:p>12</text:p>
          </table:table-cell>
          <table:table-cell office:value-type="string">
            <text:p>Intelligence and Information Sharing</text:p>
          </table:table-cell>
          <table:table-cell office:value-type="string">
            <text:p> Analysis and Production: Integrate, evaluate, analyze, and prepare the processed information for inclusion in the finished product.</text:p>
          </table:table-cell>
          <table:table-cell table:number-columns-repeated="1020"/>
        </table:table-row>
        <table:table-row table:style-name="ro1">
          <table:table-cell office:value-type="float" office:value="9">
            <text:p>9</text:p>
          </table:table-cell>
          <table:table-cell table:formula="of:=LOOKUP([.C10];['Core Capabilities'.$B$2:.$B$32];['Core Capabilities'.$A$2:.$A$32])" office:value-type="float" office:value="12">
            <text:p>12</text:p>
          </table:table-cell>
          <table:table-cell office:value-type="string">
            <text:p>Intelligence and Information Sharing</text:p>
          </table:table-cell>
          <table:table-cell office:value-type="string">
            <text:p> Dissemination: Deliver finished intelligence and information products to the consumer and others as applicable.</text:p>
          </table:table-cell>
          <table:table-cell table:number-columns-repeated="1020"/>
        </table:table-row>
        <table:table-row table:style-name="ro3">
          <table:table-cell office:value-type="float" office:value="10">
            <text:p>10</text:p>
          </table:table-cell>
          <table:table-cell table:formula="of:=LOOKUP([.C11];['Core Capabilities'.$B$2:.$B$32];['Core Capabilities'.$A$2:.$A$32])" office:value-type="float" office:value="12">
            <text:p>12</text:p>
          </table:table-cell>
          <table:table-cell office:value-type="string">
            <text:p>Intelligence and Information Sharing</text:p>
          </table:table-cell>
          <table:table-cell office:value-type="string">
            <text:p>• Develop appropriately classified/unclassified products to disseminate threat information to local, state, tribal, territorial, Federal, international, private sector, nonprofit sector, faith-based organizations, and public partners.</text:p>
          </table:table-cell>
          <table:table-cell table:number-columns-repeated="1020"/>
        </table:table-row>
        <table:table-row table:style-name="ro3">
          <table:table-cell office:value-type="float" office:value="11">
            <text:p>11</text:p>
          </table:table-cell>
          <table:table-cell table:formula="of:=LOOKUP([.C12];['Core Capabilities'.$B$2:.$B$32];['Core Capabilities'.$A$2:.$A$32])" office:value-type="float" office:value="12">
            <text:p>12</text:p>
          </table:table-cell>
          <table:table-cell office:value-type="string">
            <text:p>Intelligence and Information Sharing</text:p>
          </table:table-cell>
          <table:table-cell office:value-type="string">
            <text:p> Feedback and Evaluation: Acquire continual feedback during the intelligence cycle that aids in refining each individual stage and the cycle as a whole.</text:p>
          </table:table-cell>
          <table:table-cell table:number-columns-repeated="1020"/>
        </table:table-row>
        <table:table-row table:style-name="ro3">
          <table:table-cell office:value-type="float" office:value="12">
            <text:p>12</text:p>
          </table:table-cell>
          <table:table-cell table:formula="of:=LOOKUP([.C13];['Core Capabilities'.$B$2:.$B$32];['Core Capabilities'.$A$2:.$A$32])" office:value-type="float" office:value="12">
            <text:p>12</text:p>
          </table:table-cell>
          <table:table-cell office:value-type="string">
            <text:p>Intelligence and Information Sharing</text:p>
          </table:table-cell>
          <table:table-cell office:value-type="string">
            <text:p> Assessment: Continually assess threat information to inform continued prevention operations and ongoing response activities.</text:p>
          </table:table-cell>
          <table:table-cell table:number-columns-repeated="1020"/>
        </table:table-row>
        <table:table-row table:style-name="ro1">
          <table:table-cell office:value-type="float" office:value="13">
            <text:p>13</text:p>
          </table:table-cell>
          <table:table-cell table:formula="of:=LOOKUP([.C14];['Core Capabilities'.$B$2:.$B$32];['Core Capabilities'.$A$2:.$A$32])" office:value-type="float" office:value="28">
            <text:p>28</text:p>
          </table:table-cell>
          <table:table-cell office:value-type="string">
            <text:p>Screening, Search, and Detection</text:p>
          </table:table-cell>
          <table:table-cell office:value-type="string">
            <text:p> Locate persons and networks associated with imminent terrorist threats.</text:p>
          </table:table-cell>
          <table:table-cell table:number-columns-repeated="1020"/>
        </table:table-row>
        <table:table-row table:style-name="ro3">
          <table:table-cell office:value-type="float" office:value="14">
            <text:p>14</text:p>
          </table:table-cell>
          <table:table-cell table:formula="of:=LOOKUP([.C15];['Core Capabilities'.$B$2:.$B$32];['Core Capabilities'.$A$2:.$A$32])" office:value-type="float" office:value="28">
            <text:p>28</text:p>
          </table:table-cell>
          <table:table-cell office:value-type="string">
            <text:p>Screening, Search, and Detection</text:p>
          </table:table-cell>
          <table:table-cell office:value-type="string">
            <text:p> Develop and engage an observant Nation (i.e., individuals and families; communities; NGOs; private sector entities; and local, state, tribal, and territorial partners).</text:p>
          </table:table-cell>
          <table:table-cell table:number-columns-repeated="1020"/>
        </table:table-row>
        <table:table-row table:style-name="ro3">
          <table:table-cell office:value-type="float" office:value="15">
            <text:p>15</text:p>
          </table:table-cell>
          <table:table-cell table:formula="of:=LOOKUP([.C16];['Core Capabilities'.$B$2:.$B$32];['Core Capabilities'.$A$2:.$A$32])" office:value-type="float" office:value="28">
            <text:p>28</text:p>
          </table:table-cell>
          <table:table-cell office:value-type="string">
            <text:p>Screening, Search, and Detection</text:p>
          </table:table-cell>
          <table:table-cell office:value-type="string">
            <text:p> Screen and/or scan inbound and outbound persons, baggage, mail, cargo, and conveyances using technical, non-technical, intrusive, and non-intrusive means without unduly hampering commerce.</text:p>
          </table:table-cell>
          <table:table-cell table:number-columns-repeated="1020"/>
        </table:table-row>
        <table:table-row table:style-name="ro1">
          <table:table-cell office:value-type="float" office:value="16">
            <text:p>16</text:p>
          </table:table-cell>
          <table:table-cell table:formula="of:=LOOKUP([.C17];['Core Capabilities'.$B$2:.$B$32];['Core Capabilities'.$A$2:.$A$32])" office:value-type="float" office:value="28">
            <text:p>28</text:p>
          </table:table-cell>
          <table:table-cell office:value-type="string">
            <text:p>Screening, Search, and Detection</text:p>
          </table:table-cell>
          <table:table-cell office:value-type="string">
            <text:p>• Apply additional measures for high risk persons, conveyances, or items.</text:p>
          </table:table-cell>
          <table:table-cell table:number-columns-repeated="1020"/>
        </table:table-row>
        <table:table-row table:style-name="ro1">
          <table:table-cell office:value-type="float" office:value="17">
            <text:p>17</text:p>
          </table:table-cell>
          <table:table-cell table:formula="of:=LOOKUP([.C18];['Core Capabilities'.$B$2:.$B$32];['Core Capabilities'.$A$2:.$A$32])" office:value-type="float" office:value="28">
            <text:p>28</text:p>
          </table:table-cell>
          <table:table-cell office:value-type="string">
            <text:p>Screening, Search, and Detection</text:p>
          </table:table-cell>
          <table:table-cell office:value-type="string">
            <text:p> Conduct physical searches.</text:p>
          </table:table-cell>
          <table:table-cell table:number-columns-repeated="1020"/>
        </table:table-row>
        <table:table-row table:style-name="ro3">
          <table:table-cell office:value-type="float" office:value="18">
            <text:p>18</text:p>
          </table:table-cell>
          <table:table-cell table:formula="of:=LOOKUP([.C19];['Core Capabilities'.$B$2:.$B$32];['Core Capabilities'.$A$2:.$A$32])" office:value-type="float" office:value="28">
            <text:p>28</text:p>
          </table:table-cell>
          <table:table-cell office:value-type="string">
            <text:p>Screening, Search, and Detection</text:p>
          </table:table-cell>
          <table:table-cell office:value-type="string">
            <text:p> Conduct chemical, biological, radiological, nuclear, and explosive (CBRNE) surveillance search and detection operations.</text:p>
          </table:table-cell>
          <table:table-cell table:number-columns-repeated="1020"/>
        </table:table-row>
        <table:table-row table:style-name="ro1">
          <table:table-cell office:value-type="float" office:value="19">
            <text:p>19</text:p>
          </table:table-cell>
          <table:table-cell table:formula="of:=LOOKUP([.C20];['Core Capabilities'.$B$2:.$B$32];['Core Capabilities'.$A$2:.$A$32])" office:value-type="float" office:value="28">
            <text:p>28</text:p>
          </table:table-cell>
          <table:table-cell office:value-type="string">
            <text:p>Screening, Search, and Detection</text:p>
          </table:table-cell>
          <table:table-cell office:value-type="string">
            <text:p>• Conduct ambient and active detection of CBRNE.</text:p>
          </table:table-cell>
          <table:table-cell table:number-columns-repeated="1020"/>
        </table:table-row>
        <table:table-row table:style-name="ro1">
          <table:table-cell office:value-type="float" office:value="20">
            <text:p>20</text:p>
          </table:table-cell>
          <table:table-cell table:formula="of:=LOOKUP([.C21];['Core Capabilities'.$B$2:.$B$32];['Core Capabilities'.$A$2:.$A$32])" office:value-type="float" office:value="28">
            <text:p>28</text:p>
          </table:table-cell>
          <table:table-cell office:value-type="string">
            <text:p>Screening, Search, and Detection</text:p>
          </table:table-cell>
          <table:table-cell office:value-type="string">
            <text:p>• Operate in a hazardous environment.</text:p>
          </table:table-cell>
          <table:table-cell table:number-columns-repeated="1020"/>
        </table:table-row>
        <table:table-row table:style-name="ro1">
          <table:table-cell office:value-type="float" office:value="21">
            <text:p>21</text:p>
          </table:table-cell>
          <table:table-cell table:formula="of:=LOOKUP([.C22];['Core Capabilities'.$B$2:.$B$32];['Core Capabilities'.$A$2:.$A$32])" office:value-type="float" office:value="28">
            <text:p>28</text:p>
          </table:table-cell>
          <table:table-cell office:value-type="string">
            <text:p>Screening, Search, and Detection</text:p>
          </table:table-cell>
          <table:table-cell office:value-type="string">
            <text:p>• Conduct technical search/detection operations.</text:p>
          </table:table-cell>
          <table:table-cell table:number-columns-repeated="1020"/>
        </table:table-row>
        <table:table-row table:style-name="ro1">
          <table:table-cell office:value-type="float" office:value="22">
            <text:p>22</text:p>
          </table:table-cell>
          <table:table-cell table:formula="of:=LOOKUP([.C23];['Core Capabilities'.$B$2:.$B$32];['Core Capabilities'.$A$2:.$A$32])" office:value-type="float" office:value="28">
            <text:p>28</text:p>
          </table:table-cell>
          <table:table-cell office:value-type="string">
            <text:p>Screening, Search, and Detection</text:p>
          </table:table-cell>
          <table:table-cell office:value-type="string">
            <text:p>• Conduct non-technical search/detection operations.</text:p>
          </table:table-cell>
          <table:table-cell table:number-columns-repeated="1020"/>
        </table:table-row>
        <table:table-row table:style-name="ro1">
          <table:table-cell office:value-type="float" office:value="23">
            <text:p>23</text:p>
          </table:table-cell>
          <table:table-cell table:formula="of:=LOOKUP([.C24];['Core Capabilities'.$B$2:.$B$32];['Core Capabilities'.$A$2:.$A$32])" office:value-type="float" office:value="28">
            <text:p>28</text:p>
          </table:table-cell>
          <table:table-cell office:value-type="string">
            <text:p>Screening, Search, and Detection</text:p>
          </table:table-cell>
          <table:table-cell office:value-type="string">
            <text:p> Conduct biosurveillance.11</text:p>
          </table:table-cell>
          <table:table-cell table:number-columns-repeated="1020"/>
        </table:table-row>
        <table:table-row table:style-name="ro1">
          <table:table-cell office:value-type="float" office:value="24">
            <text:p>24</text:p>
          </table:table-cell>
          <table:table-cell table:formula="of:=LOOKUP([.C25];['Core Capabilities'.$B$2:.$B$32];['Core Capabilities'.$A$2:.$A$32])" office:value-type="float" office:value="28">
            <text:p>28</text:p>
          </table:table-cell>
          <table:table-cell office:value-type="string">
            <text:p>Screening, Search, and Detection</text:p>
          </table:table-cell>
          <table:table-cell office:value-type="string">
            <text:p> Search databases and other information and intelligence sources.</text:p>
          </table:table-cell>
          <table:table-cell table:number-columns-repeated="1020"/>
        </table:table-row>
        <table:table-row table:style-name="ro3">
          <table:table-cell office:value-type="float" office:value="25">
            <text:p>25</text:p>
          </table:table-cell>
          <table:table-cell table:formula="of:=LOOKUP([.C26];['Core Capabilities'.$B$2:.$B$32];['Core Capabilities'.$A$2:.$A$32])" office:value-type="float" office:value="28">
            <text:p>28</text:p>
          </table:table-cell>
          <table:table-cell office:value-type="string">
            <text:p>Screening, Search, and Detection</text:p>
          </table:table-cell>
          <table:table-cell office:value-type="string">
            <text:p> Employ wide-area search and detection assets in targeted region in concert with state and local personnel or other Federal agencies (depending on the threat).</text:p>
          </table:table-cell>
          <table:table-cell table:number-columns-repeated="1020"/>
        </table:table-row>
        <table:table-row table:style-name="ro1">
          <table:table-cell office:value-type="float" office:value="26">
            <text:p>26</text:p>
          </table:table-cell>
          <table:table-cell table:formula="of:=LOOKUP([.C27];['Core Capabilities'.$B$2:.$B$32];['Core Capabilities'.$A$2:.$A$32])" office:value-type="float" office:value="13">
            <text:p>13</text:p>
          </table:table-cell>
          <table:table-cell office:value-type="string">
            <text:p>Interdiction and Disruption</text:p>
          </table:table-cell>
          <table:table-cell office:value-type="string">
            <text:p> Interdict conveyances, cargo, and persons associated with an imminent terrorist threat or act.</text:p>
          </table:table-cell>
          <table:table-cell table:number-columns-repeated="1020"/>
        </table:table-row>
        <table:table-row table:style-name="ro1">
          <table:table-cell office:value-type="float" office:value="27">
            <text:p>27</text:p>
          </table:table-cell>
          <table:table-cell table:formula="of:=LOOKUP([.C28];['Core Capabilities'.$B$2:.$B$32];['Core Capabilities'.$A$2:.$A$32])" office:value-type="float" office:value="13">
            <text:p>13</text:p>
          </table:table-cell>
          <table:table-cell office:value-type="string">
            <text:p>Interdiction and Disruption</text:p>
          </table:table-cell>
          <table:table-cell office:value-type="string">
            <text:p> Prevent terrorist entry into the United States and its territories.</text:p>
          </table:table-cell>
          <table:table-cell table:number-columns-repeated="1020"/>
        </table:table-row>
        <table:table-row table:style-name="ro1">
          <table:table-cell office:value-type="float" office:value="28">
            <text:p>28</text:p>
          </table:table-cell>
          <table:table-cell table:formula="of:=LOOKUP([.C29];['Core Capabilities'.$B$2:.$B$32];['Core Capabilities'.$A$2:.$A$32])" office:value-type="float" office:value="13">
            <text:p>13</text:p>
          </table:table-cell>
          <table:table-cell office:value-type="string">
            <text:p>Interdiction and Disruption</text:p>
          </table:table-cell>
          <table:table-cell office:value-type="string">
            <text:p> Prevent movement and operation of terrorists within the United States.</text:p>
          </table:table-cell>
          <table:table-cell table:number-columns-repeated="1020"/>
        </table:table-row>
        <table:table-row table:style-name="ro3">
          <table:table-cell office:value-type="float" office:value="29">
            <text:p>29</text:p>
          </table:table-cell>
          <table:table-cell table:formula="of:=LOOKUP([.C30];['Core Capabilities'.$B$2:.$B$32];['Core Capabilities'.$A$2:.$A$32])" office:value-type="float" office:value="13">
            <text:p>13</text:p>
          </table:table-cell>
          <table:table-cell office:value-type="string">
            <text:p>Interdiction and Disruption</text:p>
          </table:table-cell>
          <table:table-cell office:value-type="string">
            <text:p> Render safe and dispose of CBRNE hazards in multiple locations and in all environments consistent with established protocols.</text:p>
          </table:table-cell>
          <table:table-cell table:number-columns-repeated="1020"/>
        </table:table-row>
        <table:table-row table:style-name="ro1">
          <table:table-cell office:value-type="float" office:value="30">
            <text:p>30</text:p>
          </table:table-cell>
          <table:table-cell table:formula="of:=LOOKUP([.C31];['Core Capabilities'.$B$2:.$B$32];['Core Capabilities'.$A$2:.$A$32])" office:value-type="float" office:value="13">
            <text:p>13</text:p>
          </table:table-cell>
          <table:table-cell office:value-type="string">
            <text:p>Interdiction and Disruption</text:p>
          </table:table-cell>
          <table:table-cell office:value-type="string">
            <text:p> Disrupt terrorist financing or prevent other material support from reaching its target.</text:p>
          </table:table-cell>
          <table:table-cell table:number-columns-repeated="1020"/>
        </table:table-row>
        <table:table-row table:style-name="ro1">
          <table:table-cell office:value-type="float" office:value="31">
            <text:p>31</text:p>
          </table:table-cell>
          <table:table-cell table:formula="of:=LOOKUP([.C32];['Core Capabilities'.$B$2:.$B$32];['Core Capabilities'.$A$2:.$A$32])" office:value-type="float" office:value="13">
            <text:p>13</text:p>
          </table:table-cell>
          <table:table-cell office:value-type="string">
            <text:p>Interdiction and Disruption</text:p>
          </table:table-cell>
          <table:table-cell office:value-type="string">
            <text:p> Prevent terrorist acquisition and transfer of CBRNE materials, precursors, and related technology.</text:p>
          </table:table-cell>
          <table:table-cell table:number-columns-repeated="1020"/>
        </table:table-row>
        <table:table-row table:style-name="ro1">
          <table:table-cell office:value-type="float" office:value="32">
            <text:p>32</text:p>
          </table:table-cell>
          <table:table-cell table:formula="of:=LOOKUP([.C33];['Core Capabilities'.$B$2:.$B$32];['Core Capabilities'.$A$2:.$A$32])" office:value-type="float" office:value="13">
            <text:p>13</text:p>
          </table:table-cell>
          <table:table-cell office:value-type="string">
            <text:p>Interdiction and Disruption</text:p>
          </table:table-cell>
          <table:table-cell office:value-type="string">
            <text:p> Conduct anti-terrorism operations in the United States.</text:p>
          </table:table-cell>
          <table:table-cell table:number-columns-repeated="1020"/>
        </table:table-row>
        <table:table-row table:style-name="ro3">
          <table:table-cell office:value-type="float" office:value="33">
            <text:p>33</text:p>
          </table:table-cell>
          <table:table-cell table:formula="of:=LOOKUP([.C34];['Core Capabilities'.$B$2:.$B$32];['Core Capabilities'.$A$2:.$A$32])" office:value-type="float" office:value="13">
            <text:p>13</text:p>
          </table:table-cell>
          <table:table-cell office:value-type="string">
            <text:p>Interdiction and Disruption</text:p>
          </table:table-cell>
          <table:table-cell office:value-type="string">
            <text:p> Conduct tactical counterterrorism operations in the United States, potentially in multiple locations and in all environments.</text:p>
          </table:table-cell>
          <table:table-cell table:number-columns-repeated="1020"/>
        </table:table-row>
        <table:table-row table:style-name="ro1">
          <table:table-cell office:value-type="float" office:value="34">
            <text:p>34</text:p>
          </table:table-cell>
          <table:table-cell table:formula="of:=LOOKUP([.C35];['Core Capabilities'.$B$2:.$B$32];['Core Capabilities'.$A$2:.$A$32])" office:value-type="float" office:value="13">
            <text:p>13</text:p>
          </table:table-cell>
          <table:table-cell office:value-type="string">
            <text:p>Interdiction and Disruption</text:p>
          </table:table-cell>
          <table:table-cell office:value-type="string">
            <text:p> Strategically deploy assets to interdict, deter, or disrupt threats from reaching potential target(s).</text:p>
          </table:table-cell>
          <table:table-cell table:number-columns-repeated="1020"/>
        </table:table-row>
        <table:table-row table:style-name="ro1">
          <table:table-cell office:value-type="float" office:value="35">
            <text:p>35</text:p>
          </table:table-cell>
          <table:table-cell table:formula="of:=LOOKUP([.C36];['Core Capabilities'.$B$2:.$B$32];['Core Capabilities'.$A$2:.$A$32])" office:value-type="float" office:value="8">
            <text:p>8</text:p>
          </table:table-cell>
          <table:table-cell office:value-type="string">
            <text:p>Forensics and Attribution</text:p>
          </table:table-cell>
          <table:table-cell office:value-type="string">
            <text:p> Preserve the crime scene and conduct site exploitation for intelligence collection.</text:p>
          </table:table-cell>
          <table:table-cell table:number-columns-repeated="1020"/>
        </table:table-row>
        <table:table-row table:style-name="ro1">
          <table:table-cell office:value-type="float" office:value="36">
            <text:p>36</text:p>
          </table:table-cell>
          <table:table-cell table:formula="of:=LOOKUP([.C37];['Core Capabilities'.$B$2:.$B$32];['Core Capabilities'.$A$2:.$A$32])" office:value-type="float" office:value="8">
            <text:p>8</text:p>
          </table:table-cell>
          <table:table-cell office:value-type="string">
            <text:p>Forensics and Attribution</text:p>
          </table:table-cell>
          <table:table-cell office:value-type="string">
            <text:p> Conduct crime scene investigation.</text:p>
          </table:table-cell>
          <table:table-cell table:number-columns-repeated="1020"/>
        </table:table-row>
        <table:table-row table:style-name="ro1">
          <table:table-cell office:value-type="float" office:value="37">
            <text:p>37</text:p>
          </table:table-cell>
          <table:table-cell table:formula="of:=LOOKUP([.C38];['Core Capabilities'.$B$2:.$B$32];['Core Capabilities'.$A$2:.$A$32])" office:value-type="float" office:value="8">
            <text:p>8</text:p>
          </table:table-cell>
          <table:table-cell office:value-type="string">
            <text:p>Forensics and Attribution</text:p>
          </table:table-cell>
          <table:table-cell office:value-type="string">
            <text:p> Conduct forensic evidence examination, including biometric and DNA analysis.</text:p>
          </table:table-cell>
          <table:table-cell table:number-columns-repeated="1020"/>
        </table:table-row>
        <table:table-row table:style-name="ro1">
          <table:table-cell office:value-type="float" office:value="38">
            <text:p>38</text:p>
          </table:table-cell>
          <table:table-cell table:formula="of:=LOOKUP([.C39];['Core Capabilities'.$B$2:.$B$32];['Core Capabilities'.$A$2:.$A$32])" office:value-type="float" office:value="8">
            <text:p>8</text:p>
          </table:table-cell>
          <table:table-cell office:value-type="string">
            <text:p>Forensics and Attribution</text:p>
          </table:table-cell>
          <table:table-cell office:value-type="string">
            <text:p> Conduct CBRNE material analysis.</text:p>
          </table:table-cell>
          <table:table-cell table:number-columns-repeated="1020"/>
        </table:table-row>
        <table:table-row table:style-name="ro1">
          <table:table-cell office:value-type="float" office:value="39">
            <text:p>39</text:p>
          </table:table-cell>
          <table:table-cell table:formula="of:=LOOKUP([.C40];['Core Capabilities'.$B$2:.$B$32];['Core Capabilities'.$A$2:.$A$32])" office:value-type="float" office:value="8">
            <text:p>8</text:p>
          </table:table-cell>
          <table:table-cell office:value-type="string">
            <text:p>Forensics and Attribution</text:p>
          </table:table-cell>
          <table:table-cell office:value-type="string">
            <text:p> Conduct digital media and network exploitation.</text:p>
          </table:table-cell>
          <table:table-cell table:number-columns-repeated="1020"/>
        </table:table-row>
        <table:table-row table:style-name="ro1">
          <table:table-cell office:value-type="float" office:value="40">
            <text:p>40</text:p>
          </table:table-cell>
          <table:table-cell table:formula="of:=LOOKUP([.C41];['Core Capabilities'.$B$2:.$B$32];['Core Capabilities'.$A$2:.$A$32])" office:value-type="float" office:value="8">
            <text:p>8</text:p>
          </table:table-cell>
          <table:table-cell office:value-type="string">
            <text:p>Forensics and Attribution</text:p>
          </table:table-cell>
          <table:table-cell office:value-type="string">
            <text:p> Assess capabilities of perpetrating terrorists with known terrorist capabilities and methods of operation.</text:p>
          </table:table-cell>
          <table:table-cell table:number-columns-repeated="1020"/>
        </table:table-row>
        <table:table-row table:style-name="ro1">
          <table:table-cell office:value-type="float" office:value="41">
            <text:p>41</text:p>
          </table:table-cell>
          <table:table-cell table:formula="of:=LOOKUP([.C42];['Core Capabilities'.$B$2:.$B$32];['Core Capabilities'.$A$2:.$A$32])" office:value-type="float" office:value="8">
            <text:p>8</text:p>
          </table:table-cell>
          <table:table-cell office:value-type="string">
            <text:p>Forensics and Attribution</text:p>
          </table:table-cell>
          <table:table-cell office:value-type="string">
            <text:p> Conduct investigations to identify the perpetrator(s), conspirator(s), and sponsorship.</text:p>
          </table:table-cell>
          <table:table-cell table:number-columns-repeated="1020"/>
        </table:table-row>
        <table:table-row table:style-name="ro1">
          <table:table-cell office:value-type="float" office:value="42">
            <text:p>42</text:p>
          </table:table-cell>
          <table:table-cell table:formula="of:=LOOKUP([.C43];['Core Capabilities'.$B$2:.$B$32];['Core Capabilities'.$A$2:.$A$32])" office:value-type="float" office:value="8">
            <text:p>8</text:p>
          </table:table-cell>
          <table:table-cell office:value-type="string">
            <text:p>Forensics and Attribution</text:p>
          </table:table-cell>
          <table:table-cell office:value-type="string">
            <text:p> Interview witnesses, potential associates, and/or perpetrators.</text:p>
          </table:table-cell>
          <table:table-cell table:number-columns-repeated="1020"/>
        </table:table-row>
        <table:table-row table:style-name="ro1">
          <table:table-cell office:value-type="float" office:value="43">
            <text:p>43</text:p>
          </table:table-cell>
          <table:table-cell table:formula="of:=LOOKUP([.C44];['Core Capabilities'.$B$2:.$B$32];['Core Capabilities'.$A$2:.$A$32])" office:value-type="float" office:value="8">
            <text:p>8</text:p>
          </table:table-cell>
          <table:table-cell office:value-type="string">
            <text:p>Forensics and Attribution</text:p>
          </table:table-cell>
          <table:table-cell office:value-type="string">
            <text:p> Analyze intelligence and forensics results to refine/confirm investigative leads.</text:p>
          </table:table-cell>
          <table:table-cell table:number-columns-repeated="1020"/>
        </table:table-row>
        <table:table-row table:style-name="ro3">
          <table:table-cell office:value-type="float" office:value="44">
            <text:p>44</text:p>
          </table:table-cell>
          <table:table-cell table:formula="of:=LOOKUP([.C45];['Core Capabilities'.$B$2:.$B$32];['Core Capabilities'.$A$2:.$A$32])" office:value-type="float" office:value="8">
            <text:p>8</text:p>
          </table:table-cell>
          <table:table-cell office:value-type="string">
            <text:p>Forensics and Attribution</text:p>
          </table:table-cell>
          <table:table-cell office:value-type="string">
            <text:p> Fuse intelligence, law enforcement information, and technical forensic conclusions to develop attribution assessments.</text:p>
          </table:table-cell>
          <table:table-cell table:number-columns-repeated="1020"/>
        </table:table-row>
        <table:table-row table:style-name="ro1">
          <table:table-cell office:value-type="float" office:value="45">
            <text:p>45</text:p>
          </table:table-cell>
          <table:table-cell table:formula="of:=LOOKUP([.C46];['Core Capabilities'.$B$2:.$B$32];['Core Capabilities'.$A$2:.$A$32])" office:value-type="float" office:value="8">
            <text:p>8</text:p>
          </table:table-cell>
          <table:table-cell office:value-type="string">
            <text:p>Forensics and Attribution</text:p>
          </table:table-cell>
          <table:table-cell office:value-type="string">
            <text:p> Interpret and communicate attribution results, confidence levels, and their significance to national decision makers.</text:p>
          </table:table-cell>
          <table:table-cell table:number-columns-repeated="1020"/>
        </table:table-row>
        <table:table-row table:style-name="ro3">
          <table:table-cell office:value-type="float" office:value="46">
            <text:p>46</text:p>
          </table:table-cell>
          <table:table-cell table:formula="of:=LOOKUP([.C47];['Core Capabilities'.$B$2:.$B$32];['Core Capabilities'.$A$2:.$A$32])" office:value-type="float" office:value="22">
            <text:p>22</text:p>
          </table:table-cell>
          <table:table-cell office:value-type="string">
            <text:p>Planning</text:p>
          </table:table-cell>
          <table:table-cell office:value-type="string">
            <text:p> Initiate a time-sensitive, flexible planning process that builds on existing plans and incorporates real-time intelligence.</text:p>
          </table:table-cell>
          <table:table-cell table:number-columns-repeated="1020"/>
        </table:table-row>
        <table:table-row table:style-name="ro3">
          <table:table-cell office:value-type="float" office:value="47">
            <text:p>47</text:p>
          </table:table-cell>
          <table:table-cell table:formula="of:=LOOKUP([.C48];['Core Capabilities'.$B$2:.$B$32];['Core Capabilities'.$A$2:.$A$32])" office:value-type="float" office:value="22">
            <text:p>22</text:p>
          </table:table-cell>
          <table:table-cell office:value-type="string">
            <text:p>Planning</text:p>
          </table:table-cell>
          <table:table-cell office:value-type="string">
            <text:p> Make appropriate assumptions to inform decision makers and counterterrorism professionals’ actions to prevent imminent attacks on the homeland.</text:p>
          </table:table-cell>
          <table:table-cell table:number-columns-repeated="1020"/>
        </table:table-row>
        <table:table-row table:style-name="ro1">
          <table:table-cell office:value-type="float" office:value="48">
            <text:p>48</text:p>
          </table:table-cell>
          <table:table-cell table:formula="of:=LOOKUP([.C49];['Core Capabilities'.$B$2:.$B$32];['Core Capabilities'.$A$2:.$A$32])" office:value-type="float" office:value="22">
            <text:p>22</text:p>
          </table:table-cell>
          <table:table-cell office:value-type="string">
            <text:p>Planning</text:p>
          </table:table-cell>
          <table:table-cell office:value-type="string">
            <text:p> Evaluate current intelligence and coordinate the development of options as appropriate.</text:p>
          </table:table-cell>
          <table:table-cell table:number-columns-repeated="1020"/>
        </table:table-row>
        <table:table-row table:style-name="ro1">
          <table:table-cell office:value-type="float" office:value="49">
            <text:p>49</text:p>
          </table:table-cell>
          <table:table-cell table:formula="of:=LOOKUP([.C50];['Core Capabilities'.$B$2:.$B$32];['Core Capabilities'.$A$2:.$A$32])" office:value-type="float" office:value="22">
            <text:p>22</text:p>
          </table:table-cell>
          <table:table-cell office:value-type="string">
            <text:p>Planning</text:p>
          </table:table-cell>
          <table:table-cell office:value-type="string">
            <text:p> Identify possible terrorism targets and vulnerabilities.</text:p>
          </table:table-cell>
          <table:table-cell table:number-columns-repeated="1020"/>
        </table:table-row>
        <table:table-row table:style-name="ro3">
          <table:table-cell office:value-type="float" office:value="50">
            <text:p>50</text:p>
          </table:table-cell>
          <table:table-cell table:formula="of:=LOOKUP([.C51];['Core Capabilities'.$B$2:.$B$32];['Core Capabilities'.$A$2:.$A$32])" office:value-type="float" office:value="22">
            <text:p>22</text:p>
          </table:table-cell>
          <table:table-cell office:value-type="string">
            <text:p>Planning</text:p>
          </table:table-cell>
          <table:table-cell office:value-type="string">
            <text:p> Identify law enforcement, intelligence, diplomatic, private sector, economic, and/or military options designed to prevent, deter, or disrupt imminent terrorist attacks in the homeland.</text:p>
          </table:table-cell>
          <table:table-cell table:number-columns-repeated="1020"/>
        </table:table-row>
        <table:table-row table:style-name="ro3">
          <table:table-cell office:value-type="float" office:value="51">
            <text:p>51</text:p>
          </table:table-cell>
          <table:table-cell table:formula="of:=LOOKUP([.C52];['Core Capabilities'.$B$2:.$B$32];['Core Capabilities'.$A$2:.$A$32])" office:value-type="float" office:value="22">
            <text:p>22</text:p>
          </table:table-cell>
          <table:table-cell office:value-type="string">
            <text:p>Planning</text:p>
          </table:table-cell>
          <table:table-cell office:value-type="string">
            <text:p> Present courses of action to decision makers to locate, interdict, deter, or disrupt or prevent imminent attacks in the homeland.</text:p>
          </table:table-cell>
          <table:table-cell table:number-columns-repeated="1020"/>
        </table:table-row>
        <table:table-row table:style-name="ro3">
          <table:table-cell office:value-type="float" office:value="52">
            <text:p>52</text:p>
          </table:table-cell>
          <table:table-cell table:formula="of:=LOOKUP([.C53];['Core Capabilities'.$B$2:.$B$32];['Core Capabilities'.$A$2:.$A$32])" office:value-type="float" office:value="25">
            <text:p>25</text:p>
          </table:table-cell>
          <table:table-cell office:value-type="string">
            <text:p>Public Information and Warning</text:p>
          </table:table-cell>
          <table:table-cell office:value-type="string">
            <text:p> Increase public awareness of indicators of terrorism and terrorism-related crime; for example, through the “If You See Something, Say Something”™ public awareness program.</text:p>
          </table:table-cell>
          <table:table-cell table:number-columns-repeated="1020"/>
        </table:table-row>
        <table:table-row table:style-name="ro1">
          <table:table-cell office:value-type="float" office:value="53">
            <text:p>53</text:p>
          </table:table-cell>
          <table:table-cell table:formula="of:=LOOKUP([.C54];['Core Capabilities'.$B$2:.$B$32];['Core Capabilities'.$A$2:.$A$32])" office:value-type="float" office:value="25">
            <text:p>25</text:p>
          </table:table-cell>
          <table:table-cell office:value-type="string">
            <text:p>Public Information and Warning</text:p>
          </table:table-cell>
          <table:table-cell office:value-type="string">
            <text:p> Refine and consider options to release pre-event information publicly, and take action accordingly.</text:p>
          </table:table-cell>
          <table:table-cell table:number-columns-repeated="1020"/>
        </table:table-row>
        <table:table-row table:style-name="ro3">
          <table:table-cell office:value-type="float" office:value="54">
            <text:p>54</text:p>
          </table:table-cell>
          <table:table-cell table:formula="of:=LOOKUP([.C55];['Core Capabilities'.$B$2:.$B$32];['Core Capabilities'.$A$2:.$A$32])" office:value-type="float" office:value="25">
            <text:p>25</text:p>
          </table:table-cell>
          <table:table-cell office:value-type="string">
            <text:p>Public Information and Warning</text:p>
          </table:table-cell>
          <table:table-cell office:value-type="string">
            <text:p> Protect information so as not to compromise ongoing prevention operations (e.g., intelligence activities and investigation).</text:p>
          </table:table-cell>
          <table:table-cell table:number-columns-repeated="1020"/>
        </table:table-row>
        <table:table-row table:style-name="ro3">
          <table:table-cell office:value-type="float" office:value="55">
            <text:p>55</text:p>
          </table:table-cell>
          <table:table-cell table:formula="of:=LOOKUP([.C56];['Core Capabilities'.$B$2:.$B$32];['Core Capabilities'.$A$2:.$A$32])" office:value-type="float" office:value="25">
            <text:p>25</text:p>
          </table:table-cell>
          <table:table-cell office:value-type="string">
            <text:p>Public Information and Warning</text:p>
          </table:table-cell>
          <table:table-cell office:value-type="string">
            <text:p> Share prompt and actionable messages, to include NTAS alerts, with the public and other stakeholders, as appropriate, to aid in the prevention of imminent or follow-on terrorist attacks.</text:p>
          </table:table-cell>
          <table:table-cell table:number-columns-repeated="1020"/>
        </table:table-row>
        <table:table-row table:style-name="ro3">
          <table:table-cell office:value-type="float" office:value="56">
            <text:p>56</text:p>
          </table:table-cell>
          <table:table-cell table:formula="of:=LOOKUP([.C57];['Core Capabilities'.$B$2:.$B$32];['Core Capabilities'.$A$2:.$A$32])" office:value-type="float" office:value="25">
            <text:p>25</text:p>
          </table:table-cell>
          <table:table-cell office:value-type="string">
            <text:p>Public Information and Warning</text:p>
          </table:table-cell>
          <table:table-cell office:value-type="string">
            <text:p> Use all appropriate communication means, such as the Integrated Public Alert and Warning System (IPAWS)14 and social media.</text:p>
          </table:table-cell>
          <table:table-cell table:number-columns-repeated="1020"/>
        </table:table-row>
        <table:table-row table:style-name="ro1">
          <table:table-cell office:value-type="float" office:value="57">
            <text:p>57</text:p>
          </table:table-cell>
          <table:table-cell table:formula="of:=LOOKUP([.C58];['Core Capabilities'.$B$2:.$B$32];['Core Capabilities'.$A$2:.$A$32])" office:value-type="float" office:value="20">
            <text:p>20</text:p>
          </table:table-cell>
          <table:table-cell office:value-type="string">
            <text:p>Operational Coordination</text:p>
          </table:table-cell>
          <table:table-cell office:value-type="string">
            <text:p> Collaborate with all relevant stakeholders.</text:p>
          </table:table-cell>
          <table:table-cell table:number-columns-repeated="1020"/>
        </table:table-row>
        <table:table-row table:style-name="ro3">
          <table:table-cell office:value-type="float" office:value="58">
            <text:p>58</text:p>
          </table:table-cell>
          <table:table-cell table:formula="of:=LOOKUP([.C59];['Core Capabilities'.$B$2:.$B$32];['Core Capabilities'.$A$2:.$A$32])" office:value-type="float" office:value="20">
            <text:p>20</text:p>
          </table:table-cell>
          <table:table-cell office:value-type="string">
            <text:p>Operational Coordination</text:p>
          </table:table-cell>
          <table:table-cell office:value-type="string">
            <text:p> Ensure clear lines and modes of communication among participating organizations and jurisdictions, both horizontally and vertically.</text:p>
          </table:table-cell>
          <table:table-cell table:number-columns-repeated="1020"/>
        </table:table-row>
        <table:table-row table:style-name="ro1">
          <table:table-cell office:value-type="float" office:value="59">
            <text:p>59</text:p>
          </table:table-cell>
          <table:table-cell table:formula="of:=LOOKUP([.C60];['Core Capabilities'.$B$2:.$B$32];['Core Capabilities'.$A$2:.$A$32])" office:value-type="float" office:value="20">
            <text:p>20</text:p>
          </table:table-cell>
          <table:table-cell office:value-type="string">
            <text:p>Operational Coordination</text:p>
          </table:table-cell>
          <table:table-cell office:value-type="string">
            <text:p> Facilitate effective intelligence and information sharing.</text:p>
          </table:table-cell>
          <table:table-cell table:number-columns-repeated="1020"/>
        </table:table-row>
        <table:table-row table:style-name="ro1">
          <table:table-cell office:value-type="float" office:value="60">
            <text:p>60</text:p>
          </table:table-cell>
          <table:table-cell table:formula="of:=LOOKUP([.C61];['Core Capabilities'.$B$2:.$B$32];['Core Capabilities'.$A$2:.$A$32])" office:value-type="float" office:value="20">
            <text:p>20</text:p>
          </table:table-cell>
          <table:table-cell office:value-type="string">
            <text:p>Operational Coordination</text:p>
          </table:table-cell>
          <table:table-cell office:value-type="string">
            <text:p> Define and communicate clear roles and responsibilities relative to courses of action.</text:p>
          </table:table-cell>
          <table:table-cell table:number-columns-repeated="1020"/>
        </table:table-row>
        <table:table-row table:style-name="ro1">
          <table:table-cell office:value-type="float" office:value="61">
            <text:p>61</text:p>
          </table:table-cell>
          <table:table-cell table:formula="of:=LOOKUP([.C62];['Core Capabilities'.$B$2:.$B$32];['Core Capabilities'.$A$2:.$A$32])" office:value-type="float" office:value="20">
            <text:p>20</text:p>
          </table:table-cell>
          <table:table-cell office:value-type="string">
            <text:p>Operational Coordination</text:p>
          </table:table-cell>
          <table:table-cell office:value-type="string">
            <text:p> Integrate and synchronize actions of participating organizations and jurisdictions to ensure unity of effort.</text:p>
          </table:table-cell>
          <table:table-cell table:number-columns-repeated="1020"/>
        </table:table-row>
        <table:table-row table:style-name="ro1">
          <table:table-cell office:value-type="float" office:value="62">
            <text:p>62</text:p>
          </table:table-cell>
          <table:table-cell table:formula="of:=LOOKUP([.C63];['Core Capabilities'.$B$2:.$B$32];['Core Capabilities'.$A$2:.$A$32])" office:value-type="float" office:value="20">
            <text:p>20</text:p>
          </table:table-cell>
          <table:table-cell office:value-type="string">
            <text:p>Operational Coordination</text:p>
          </table:table-cell>
          <table:table-cell office:value-type="string">
            <text:p> Determine priorities, objectives, strategies, and resource allocations.</text:p>
          </table:table-cell>
          <table:table-cell table:number-columns-repeated="1020"/>
        </table:table-row>
        <table:table-row table:style-name="ro2">
          <table:table-cell office:value-type="float" office:value="63">
            <text:p>63</text:p>
          </table:table-cell>
          <table:table-cell table:formula="of:=LOOKUP([.C64];['Core Capabilities'.$B$2:.$B$32];['Core Capabilities'.$A$2:.$A$32])" office:value-type="float" office:value="20">
            <text:p>20</text:p>
          </table:table-cell>
          <table:table-cell office:value-type="string">
            <text:p>Operational Coordination</text:p>
          </table:table-cell>
          <table:table-cell office:value-type="string">
            <text:p> Coordinate activities across and among all levels of government and with critical nonprofit and private sector partners to prevent imminent terrorist threats and/or conduct law enforcement investigative and response activities after an act of terrorism.</text:p>
          </table:table-cell>
          <table:table-cell table:number-columns-repeated="1020"/>
        </table:table-row>
        <table:table-row table:style-name="ro1">
          <table:table-cell office:value-type="float" office:value="64">
            <text:p>64</text:p>
          </table:table-cell>
          <table:table-cell table:formula="of:=LOOKUP([.C65];['Core Capabilities'.$B$2:.$B$32];['Core Capabilities'.$A$2:.$A$32])" office:value-type="float" office:value="31">
            <text:p>31</text:p>
          </table:table-cell>
          <table:table-cell office:value-type="string">
            <text:p>Threats and Hazard Identification</text:p>
          </table:table-cell>
          <table:table-cell office:value-type="string">
            <text:p> Identify data requirements across stakeholders.</text:p>
          </table:table-cell>
          <table:table-cell table:number-columns-repeated="1020"/>
        </table:table-row>
        <table:table-row table:style-name="ro1">
          <table:table-cell office:value-type="float" office:value="65">
            <text:p>65</text:p>
          </table:table-cell>
          <table:table-cell table:formula="of:=LOOKUP([.C66];['Core Capabilities'.$B$2:.$B$32];['Core Capabilities'.$A$2:.$A$32])" office:value-type="float" office:value="31">
            <text:p>31</text:p>
          </table:table-cell>
          <table:table-cell office:value-type="string">
            <text:p>Threats and Hazard Identification</text:p>
          </table:table-cell>
          <table:table-cell office:value-type="string">
            <text:p> Gather required data in a timely and accurate manner in order to effectively identify threats and hazards.</text:p>
          </table:table-cell>
          <table:table-cell table:number-columns-repeated="1020"/>
        </table:table-row>
        <table:table-row table:style-name="ro1">
          <table:table-cell office:value-type="float" office:value="66">
            <text:p>66</text:p>
          </table:table-cell>
          <table:table-cell table:formula="of:=LOOKUP([.C67];['Core Capabilities'.$B$2:.$B$32];['Core Capabilities'.$A$2:.$A$32])" office:value-type="float" office:value="31">
            <text:p>31</text:p>
          </table:table-cell>
          <table:table-cell office:value-type="string">
            <text:p>Threats and Hazard Identification</text:p>
          </table:table-cell>
          <table:table-cell office:value-type="string">
            <text:p> Ensure that the right data are received by the right people at the right time.</text:p>
          </table:table-cell>
          <table:table-cell table:number-columns-repeated="1020"/>
        </table:table-row>
        <table:table-row table:style-name="ro1">
          <table:table-cell office:value-type="float" office:value="67">
            <text:p>67</text:p>
          </table:table-cell>
          <table:table-cell table:formula="of:=LOOKUP([.C68];['Core Capabilities'.$B$2:.$B$32];['Core Capabilities'.$A$2:.$A$32])" office:value-type="float" office:value="31">
            <text:p>31</text:p>
          </table:table-cell>
          <table:table-cell office:value-type="string">
            <text:p>Threats and Hazard Identification</text:p>
          </table:table-cell>
          <table:table-cell office:value-type="string">
            <text:p> Share appropriate data on natural and manmade hazards in a transparent and usable manner.</text:p>
          </table:table-cell>
          <table:table-cell table:number-columns-repeated="1020"/>
        </table:table-row>
        <table:table-row table:style-name="ro1">
          <table:table-cell office:value-type="float" office:value="68">
            <text:p>68</text:p>
          </table:table-cell>
          <table:table-cell table:formula="of:=LOOKUP([.C69];['Core Capabilities'.$B$2:.$B$32];['Core Capabilities'.$A$2:.$A$32])" office:value-type="float" office:value="31">
            <text:p>31</text:p>
          </table:table-cell>
          <table:table-cell office:value-type="string">
            <text:p>Threats and Hazard Identification</text:p>
          </table:table-cell>
          <table:table-cell office:value-type="string">
            <text:p> Strike a proper balance between dissemination and classification of national security and intelligence information.</text:p>
          </table:table-cell>
          <table:table-cell table:number-columns-repeated="1020"/>
        </table:table-row>
        <table:table-row table:style-name="ro3">
          <table:table-cell office:value-type="float" office:value="69">
            <text:p>69</text:p>
          </table:table-cell>
          <table:table-cell table:formula="of:=LOOKUP([.C70];['Core Capabilities'.$B$2:.$B$32];['Core Capabilities'.$A$2:.$A$32])" office:value-type="float" office:value="31">
            <text:p>31</text:p>
          </table:table-cell>
          <table:table-cell office:value-type="string">
            <text:p>Threats and Hazard Identification</text:p>
          </table:table-cell>
          <table:table-cell office:value-type="string">
            <text:p> Build cooperation among private and public sectors by protecting internal interests but sharing threats and hazard identification resources and benefits.</text:p>
          </table:table-cell>
          <table:table-cell table:number-columns-repeated="1020"/>
        </table:table-row>
        <table:table-row table:style-name="ro1">
          <table:table-cell office:value-type="float" office:value="70">
            <text:p>70</text:p>
          </table:table-cell>
          <table:table-cell table:formula="of:=LOOKUP([.C71];['Core Capabilities'.$B$2:.$B$32];['Core Capabilities'.$A$2:.$A$32])" office:value-type="float" office:value="31">
            <text:p>31</text:p>
          </table:table-cell>
          <table:table-cell office:value-type="string">
            <text:p>Threats and Hazard Identification</text:p>
          </table:table-cell>
          <table:table-cell office:value-type="string">
            <text:p> Leverage available third-party data, tools, and information; social media; and open-source technology.</text:p>
          </table:table-cell>
          <table:table-cell table:number-columns-repeated="1020"/>
        </table:table-row>
        <table:table-row table:style-name="ro3">
          <table:table-cell office:value-type="float" office:value="71">
            <text:p>71</text:p>
          </table:table-cell>
          <table:table-cell table:formula="of:=LOOKUP([.C72];['Core Capabilities'.$B$2:.$B$32];['Core Capabilities'.$A$2:.$A$32])" office:value-type="float" office:value="31">
            <text:p>31</text:p>
          </table:table-cell>
          <table:table-cell office:value-type="string">
            <text:p>Threats and Hazard Identification</text:p>
          </table:table-cell>
          <table:table-cell office:value-type="string">
            <text:p> Translate data into meaningful and actionable information through appropriate analysis and collection tools to aid in preparing the public.</text:p>
          </table:table-cell>
          <table:table-cell table:number-columns-repeated="1020"/>
        </table:table-row>
        <table:table-row table:style-name="ro1">
          <table:table-cell office:value-type="float" office:value="72">
            <text:p>72</text:p>
          </table:table-cell>
          <table:table-cell table:formula="of:=LOOKUP([.C73];['Core Capabilities'.$B$2:.$B$32];['Core Capabilities'.$A$2:.$A$32])" office:value-type="float" office:value="26">
            <text:p>26</text:p>
          </table:table-cell>
          <table:table-cell office:value-type="string">
            <text:p>Risk and Disaster Resilience Assessment</text:p>
          </table:table-cell>
          <table:table-cell office:value-type="string">
            <text:p>Data</text:p>
          </table:table-cell>
          <table:table-cell table:number-columns-repeated="1020"/>
        </table:table-row>
        <table:table-row table:style-name="ro3">
          <table:table-cell office:value-type="float" office:value="73">
            <text:p>73</text:p>
          </table:table-cell>
          <table:table-cell table:formula="of:=LOOKUP([.C74];['Core Capabilities'.$B$2:.$B$32];['Core Capabilities'.$A$2:.$A$32])" office:value-type="float" office:value="26">
            <text:p>26</text:p>
          </table:table-cell>
          <table:table-cell office:value-type="string">
            <text:p>Risk and Disaster Resilience Assessment</text:p>
          </table:table-cell>
          <table:table-cell office:value-type="string">
            <text:p> Share risk assessment data, both new and existing, to establish common operations across mission areas and standardized data requirements and guidance. Secure sensitive data as appropriate.</text:p>
          </table:table-cell>
          <table:table-cell table:number-columns-repeated="1020"/>
        </table:table-row>
        <table:table-row table:style-name="ro1">
          <table:table-cell office:value-type="float" office:value="74">
            <text:p>74</text:p>
          </table:table-cell>
          <table:table-cell table:formula="of:=LOOKUP([.C75];['Core Capabilities'.$B$2:.$B$32];['Core Capabilities'.$A$2:.$A$32])" office:value-type="float" office:value="26">
            <text:p>26</text:p>
          </table:table-cell>
          <table:table-cell office:value-type="string">
            <text:p>Risk and Disaster Resilience Assessment</text:p>
          </table:table-cell>
          <table:table-cell office:value-type="string">
            <text:p> Establish standard data formats to enable sharing of vulnerability data and risk assessment outputs.</text:p>
          </table:table-cell>
          <table:table-cell table:number-columns-repeated="1020"/>
        </table:table-row>
        <table:table-row table:style-name="ro1">
          <table:table-cell office:value-type="float" office:value="75">
            <text:p>75</text:p>
          </table:table-cell>
          <table:table-cell table:formula="of:=LOOKUP([.C76];['Core Capabilities'.$B$2:.$B$32];['Core Capabilities'.$A$2:.$A$32])" office:value-type="float" office:value="26">
            <text:p>26</text:p>
          </table:table-cell>
          <table:table-cell office:value-type="string">
            <text:p>Risk and Disaster Resilience Assessment</text:p>
          </table:table-cell>
          <table:table-cell office:value-type="string">
            <text:p> Provide the right data to the right people at the right time.</text:p>
          </table:table-cell>
          <table:table-cell table:number-columns-repeated="1020"/>
        </table:table-row>
        <table:table-row table:style-name="ro2">
          <table:table-cell office:value-type="float" office:value="76">
            <text:p>76</text:p>
          </table:table-cell>
          <table:table-cell table:formula="of:=LOOKUP([.C77];['Core Capabilities'.$B$2:.$B$32];['Core Capabilities'.$A$2:.$A$32])" office:value-type="float" office:value="26">
            <text:p>26</text:p>
          </table:table-cell>
          <table:table-cell office:value-type="string">
            <text:p>Risk and Disaster Resilience Assessment</text:p>
          </table:table-cell>
          <table:table-cell office:value-type="string">
            <text:p> Incorporate vulnerability data sets, such as population, demographic, infrastructure inventory and condition assessment information; climatological, geological, and environmental factors; critical infrastructure, lifelines, and key resources; building stock; and economic data to calculate the risk from the threats and hazards identified.</text:p>
          </table:table-cell>
          <table:table-cell table:number-columns-repeated="1020"/>
        </table:table-row>
        <table:table-row table:style-name="ro2">
          <table:table-cell office:value-type="float" office:value="77">
            <text:p>77</text:p>
          </table:table-cell>
          <table:table-cell table:formula="of:=LOOKUP([.C78];['Core Capabilities'.$B$2:.$B$32];['Core Capabilities'.$A$2:.$A$32])" office:value-type="float" office:value="26">
            <text:p>26</text:p>
          </table:table-cell>
          <table:table-cell office:value-type="string">
            <text:p>Risk and Disaster Resilience Assessment</text:p>
          </table:table-cell>
          <table:table-cell office:value-type="string">
            <text:p> Incorporate data from lessons learned and statistical information to target consideration of populations (such as for individuals with disabilities or access and functional needs, LEP populations, and racially and ethnically diverse communities).</text:p>
          </table:table-cell>
          <table:table-cell table:number-columns-repeated="1020"/>
        </table:table-row>
        <table:table-row table:style-name="ro2">
          <table:table-cell office:value-type="float" office:value="78">
            <text:p>78</text:p>
          </table:table-cell>
          <table:table-cell table:formula="of:=LOOKUP([.C79];['Core Capabilities'.$B$2:.$B$32];['Core Capabilities'.$A$2:.$A$32])" office:value-type="float" office:value="26">
            <text:p>26</text:p>
          </table:table-cell>
          <table:table-cell office:value-type="string">
            <text:p>Risk and Disaster Resilience Assessment</text:p>
          </table:table-cell>
          <table:table-cell office:value-type="string">
            <text:p> Update risk assessments to include changes to the risks and the physical environment. This includes aging infrastructure, new development, new mitigation projects and initiatives, post-event verification/validation, new technologies or improved methodologies, and better or more current data.</text:p>
          </table:table-cell>
          <table:table-cell table:number-columns-repeated="1020"/>
        </table:table-row>
        <table:table-row table:style-name="ro1">
          <table:table-cell office:value-type="float" office:value="79">
            <text:p>79</text:p>
          </table:table-cell>
          <table:table-cell table:formula="of:=LOOKUP([.C80];['Core Capabilities'.$B$2:.$B$32];['Core Capabilities'.$A$2:.$A$32])" office:value-type="float" office:value="26">
            <text:p>26</text:p>
          </table:table-cell>
          <table:table-cell office:value-type="string">
            <text:p>Risk and Disaster Resilience Assessment</text:p>
          </table:table-cell>
          <table:table-cell office:value-type="string">
            <text:p> Create and maintain redundant systems for storing information.</text:p>
          </table:table-cell>
          <table:table-cell table:number-columns-repeated="1020"/>
        </table:table-row>
        <table:table-row table:style-name="ro1">
          <table:table-cell office:value-type="float" office:value="80">
            <text:p>80</text:p>
          </table:table-cell>
          <table:table-cell table:formula="of:=LOOKUP([.C81];['Core Capabilities'.$B$2:.$B$32];['Core Capabilities'.$A$2:.$A$32])" office:value-type="float" office:value="26">
            <text:p>26</text:p>
          </table:table-cell>
          <table:table-cell office:value-type="string">
            <text:p>Risk and Disaster Resilience Assessment</text:p>
          </table:table-cell>
          <table:table-cell office:value-type="string">
            <text:p>Analysis</text:p>
          </table:table-cell>
          <table:table-cell table:number-columns-repeated="1020"/>
        </table:table-row>
        <table:table-row table:style-name="ro1">
          <table:table-cell office:value-type="float" office:value="81">
            <text:p>81</text:p>
          </table:table-cell>
          <table:table-cell table:formula="of:=LOOKUP([.C82];['Core Capabilities'.$B$2:.$B$32];['Core Capabilities'.$A$2:.$A$32])" office:value-type="float" office:value="26">
            <text:p>26</text:p>
          </table:table-cell>
          <table:table-cell office:value-type="string">
            <text:p>Risk and Disaster Resilience Assessment</text:p>
          </table:table-cell>
          <table:table-cell office:value-type="string">
            <text:p> Perform credible risk assessments using scientifically valid and widely used risk assessment techniques.</text:p>
          </table:table-cell>
          <table:table-cell table:number-columns-repeated="1020"/>
        </table:table-row>
        <table:table-row table:style-name="ro1">
          <table:table-cell office:value-type="float" office:value="82">
            <text:p>82</text:p>
          </table:table-cell>
          <table:table-cell table:formula="of:=LOOKUP([.C83];['Core Capabilities'.$B$2:.$B$32];['Core Capabilities'.$A$2:.$A$32])" office:value-type="float" office:value="26">
            <text:p>26</text:p>
          </table:table-cell>
          <table:table-cell office:value-type="string">
            <text:p>Risk and Disaster Resilience Assessment</text:p>
          </table:table-cell>
          <table:table-cell office:value-type="string">
            <text:p> Understand social and structural vulnerabilities.</text:p>
          </table:table-cell>
          <table:table-cell table:number-columns-repeated="1020"/>
        </table:table-row>
        <table:table-row table:style-name="ro3">
          <table:table-cell office:value-type="float" office:value="83">
            <text:p>83</text:p>
          </table:table-cell>
          <table:table-cell table:formula="of:=LOOKUP([.C84];['Core Capabilities'.$B$2:.$B$32];['Core Capabilities'.$A$2:.$A$32])" office:value-type="float" office:value="26">
            <text:p>26</text:p>
          </table:table-cell>
          <table:table-cell office:value-type="string">
            <text:p>Risk and Disaster Resilience Assessment</text:p>
          </table:table-cell>
          <table:table-cell office:value-type="string">
            <text:p> Incorporate knowledge gained by those who have experienced incidents to help understand all the interdependencies, cascading impacts, and vulnerabilities associated with threats and hazards.</text:p>
          </table:table-cell>
          <table:table-cell table:number-columns-repeated="1020"/>
        </table:table-row>
        <table:table-row table:style-name="ro3">
          <table:table-cell office:value-type="float" office:value="84">
            <text:p>84</text:p>
          </table:table-cell>
          <table:table-cell table:formula="of:=LOOKUP([.C85];['Core Capabilities'.$B$2:.$B$32];['Core Capabilities'.$A$2:.$A$32])" office:value-type="float" office:value="26">
            <text:p>26</text:p>
          </table:table-cell>
          <table:table-cell office:value-type="string">
            <text:p>Risk and Disaster Resilience Assessment</text:p>
          </table:table-cell>
          <table:table-cell office:value-type="string">
            <text:p> Validate, calibrate, and enhance risk assessments by relying on experience and knowledge beyond raw data or models.</text:p>
          </table:table-cell>
          <table:table-cell table:number-columns-repeated="1020"/>
        </table:table-row>
        <table:table-row table:style-name="ro3">
          <table:table-cell office:value-type="float" office:value="85">
            <text:p>85</text:p>
          </table:table-cell>
          <table:table-cell table:formula="of:=LOOKUP([.C86];['Core Capabilities'.$B$2:.$B$32];['Core Capabilities'.$A$2:.$A$32])" office:value-type="float" office:value="26">
            <text:p>26</text:p>
          </table:table-cell>
          <table:table-cell office:value-type="string">
            <text:p>Risk and Disaster Resilience Assessment</text:p>
          </table:table-cell>
          <table:table-cell office:value-type="string">
            <text:p> Develop analysis tools to provide information more quickly to those who need it and make use of tools and technologies, such as geographic information systems (GIS).</text:p>
          </table:table-cell>
          <table:table-cell table:number-columns-repeated="1020"/>
        </table:table-row>
        <table:table-row table:style-name="ro1">
          <table:table-cell office:value-type="float" office:value="86">
            <text:p>86</text:p>
          </table:table-cell>
          <table:table-cell table:formula="of:=LOOKUP([.C87];['Core Capabilities'.$B$2:.$B$32];['Core Capabilities'.$A$2:.$A$32])" office:value-type="float" office:value="26">
            <text:p>26</text:p>
          </table:table-cell>
          <table:table-cell office:value-type="string">
            <text:p>Risk and Disaster Resilience Assessment</text:p>
          </table:table-cell>
          <table:table-cell office:value-type="string">
            <text:p> Consolidate analysis efforts to remove useless duplication and provide a more uniform picture of the risks.</text:p>
          </table:table-cell>
          <table:table-cell table:number-columns-repeated="1020"/>
        </table:table-row>
        <table:table-row table:style-name="ro1">
          <table:table-cell office:value-type="float" office:value="87">
            <text:p>87</text:p>
          </table:table-cell>
          <table:table-cell table:formula="of:=LOOKUP([.C88];['Core Capabilities'.$B$2:.$B$32];['Core Capabilities'.$A$2:.$A$32])" office:value-type="float" office:value="26">
            <text:p>26</text:p>
          </table:table-cell>
          <table:table-cell office:value-type="string">
            <text:p>Risk and Disaster Resilience Assessment</text:p>
          </table:table-cell>
          <table:table-cell office:value-type="string">
            <text:p>Education and Training</text:p>
          </table:table-cell>
          <table:table-cell table:number-columns-repeated="1020"/>
        </table:table-row>
        <table:table-row table:style-name="ro1">
          <table:table-cell office:value-type="float" office:value="88">
            <text:p>88</text:p>
          </table:table-cell>
          <table:table-cell table:formula="of:=LOOKUP([.C89];['Core Capabilities'.$B$2:.$B$32];['Core Capabilities'.$A$2:.$A$32])" office:value-type="float" office:value="26">
            <text:p>26</text:p>
          </table:table-cell>
          <table:table-cell office:value-type="string">
            <text:p>Risk and Disaster Resilience Assessment</text:p>
          </table:table-cell>
          <table:table-cell office:value-type="string">
            <text:p> Build the capability within communities to assess, analyze, and apply the knowledge of risk and resilience.</text:p>
          </table:table-cell>
          <table:table-cell table:number-columns-repeated="1020"/>
        </table:table-row>
        <table:table-row table:style-name="ro3">
          <table:table-cell office:value-type="float" office:value="89">
            <text:p>89</text:p>
          </table:table-cell>
          <table:table-cell table:formula="of:=LOOKUP([.C90];['Core Capabilities'.$B$2:.$B$32];['Core Capabilities'.$A$2:.$A$32])" office:value-type="float" office:value="26">
            <text:p>26</text:p>
          </table:table-cell>
          <table:table-cell office:value-type="string">
            <text:p>Risk and Disaster Resilience Assessment</text:p>
          </table:table-cell>
          <table:table-cell office:value-type="string">
            <text:p> Ensure that data users and assessment stakeholders get the best available data and understand the assumptions/estimations made in the methodology.</text:p>
          </table:table-cell>
          <table:table-cell table:number-columns-repeated="1020"/>
        </table:table-row>
        <table:table-row table:style-name="ro3">
          <table:table-cell office:value-type="float" office:value="90">
            <text:p>90</text:p>
          </table:table-cell>
          <table:table-cell table:formula="of:=LOOKUP([.C91];['Core Capabilities'.$B$2:.$B$32];['Core Capabilities'.$A$2:.$A$32])" office:value-type="float" office:value="26">
            <text:p>26</text:p>
          </table:table-cell>
          <table:table-cell office:value-type="string">
            <text:p>Risk and Disaster Resilience Assessment</text:p>
          </table:table-cell>
          <table:table-cell office:value-type="string">
            <text:p> Train stakeholders to develop risk assessments and have the same accurate and comprehensive standards of assessment outputs.</text:p>
          </table:table-cell>
          <table:table-cell table:number-columns-repeated="1020"/>
        </table:table-row>
        <table:table-row table:style-name="ro3">
          <table:table-cell office:value-type="float" office:value="91">
            <text:p>91</text:p>
          </table:table-cell>
          <table:table-cell table:formula="of:=LOOKUP([.C92];['Core Capabilities'.$B$2:.$B$32];['Core Capabilities'.$A$2:.$A$32])" office:value-type="float" office:value="26">
            <text:p>26</text:p>
          </table:table-cell>
          <table:table-cell office:value-type="string">
            <text:p>Risk and Disaster Resilience Assessment</text:p>
          </table:table-cell>
          <table:table-cell office:value-type="string">
            <text:p> Use risk assessments to design exercises for response activities and to determine the feasibility of mitigation projects and initiatives.</text:p>
          </table:table-cell>
          <table:table-cell table:number-columns-repeated="1020"/>
        </table:table-row>
        <table:table-row table:style-name="ro1">
          <table:table-cell office:value-type="float" office:value="92">
            <text:p>92</text:p>
          </table:table-cell>
          <table:table-cell table:formula="of:=LOOKUP([.C93];['Core Capabilities'.$B$2:.$B$32];['Core Capabilities'.$A$2:.$A$32])" office:value-type="float" office:value="22">
            <text:p>22</text:p>
          </table:table-cell>
          <table:table-cell office:value-type="string">
            <text:p>Planning</text:p>
          </table:table-cell>
          <table:table-cell office:value-type="string">
            <text:p> Embed risk-based decision making into the planning processes.</text:p>
          </table:table-cell>
          <table:table-cell table:number-columns-repeated="1020"/>
        </table:table-row>
        <table:table-row table:style-name="ro1">
          <table:table-cell office:value-type="float" office:value="93">
            <text:p>93</text:p>
          </table:table-cell>
          <table:table-cell table:formula="of:=LOOKUP([.C94];['Core Capabilities'.$B$2:.$B$32];['Core Capabilities'.$A$2:.$A$32])" office:value-type="float" office:value="22">
            <text:p>22</text:p>
          </table:table-cell>
          <table:table-cell office:value-type="string">
            <text:p>Planning</text:p>
          </table:table-cell>
          <table:table-cell office:value-type="string">
            <text:p> Collaborate, cooperate, and build consensus across other disciplines that impact plans.</text:p>
          </table:table-cell>
          <table:table-cell table:number-columns-repeated="1020"/>
        </table:table-row>
        <table:table-row table:style-name="ro3">
          <table:table-cell office:value-type="float" office:value="94">
            <text:p>94</text:p>
          </table:table-cell>
          <table:table-cell table:formula="of:=LOOKUP([.C95];['Core Capabilities'.$B$2:.$B$32];['Core Capabilities'.$A$2:.$A$32])" office:value-type="float" office:value="22">
            <text:p>22</text:p>
          </table:table-cell>
          <table:table-cell office:value-type="string">
            <text:p>Planning</text:p>
          </table:table-cell>
          <table:table-cell office:value-type="string">
            <text:p> Understand the demographics and systems that make up the community and their vulnerabilities and interdependencies with each other.</text:p>
          </table:table-cell>
          <table:table-cell table:number-columns-repeated="1020"/>
        </table:table-row>
        <table:table-row table:style-name="ro6">
          <table:table-cell office:value-type="float" office:value="95">
            <text:p>95</text:p>
          </table:table-cell>
          <table:table-cell table:formula="of:=LOOKUP([.C96];['Core Capabilities'.$B$2:.$B$32];['Core Capabilities'.$A$2:.$A$32])" office:value-type="float" office:value="22">
            <text:p>22</text:p>
          </table:table-cell>
          <table:table-cell office:value-type="string">
            <text:p>Planning</text:p>
          </table:table-cell>
          <table:table-cell office:value-type="string">
            <text:p> Include disability and other access and functional needs subject matter experts in mitigation planning to address considerations, such as architectural accessibility through compliance with the Americans with Disabilities Act architectural standards; disability and other access and functional needs advocacy organizations, such as independent living centers; and providers of disability- and other access and functional needs-related assistance/functional needs support services (FNSS).</text:p>
          </table:table-cell>
          <table:table-cell table:number-columns-repeated="1020"/>
        </table:table-row>
        <table:table-row table:style-name="ro6">
          <table:table-cell office:value-type="float" office:value="96">
            <text:p>96</text:p>
          </table:table-cell>
          <table:table-cell table:formula="of:=LOOKUP([.C97];['Core Capabilities'.$B$2:.$B$32];['Core Capabilities'.$A$2:.$A$32])" office:value-type="float" office:value="22">
            <text:p>22</text:p>
          </table:table-cell>
          <table:table-cell office:value-type="string">
            <text:p>Planning</text:p>
          </table:table-cell>
          <table:table-cell office:value-type="string">
            <text:p> Understand the full range of animal issues in the community. This will ensure that the jurisdiction is equipped to comprehensively address human and animal issues and take steps to mitigate vulnerabilities in this area during or after a disaster. Understand the unique differences between animals generally, as well as service animals, and the civil rights of their users, such as not being separated from their service animals and being able to use all parts of facilities the public uses.</text:p>
          </table:table-cell>
          <table:table-cell table:number-columns-repeated="1020"/>
        </table:table-row>
        <table:table-row table:style-name="ro1">
          <table:table-cell office:value-type="float" office:value="97">
            <text:p>97</text:p>
          </table:table-cell>
          <table:table-cell table:formula="of:=LOOKUP([.C98];['Core Capabilities'.$B$2:.$B$32];['Core Capabilities'.$A$2:.$A$32])" office:value-type="float" office:value="22">
            <text:p>22</text:p>
          </table:table-cell>
          <table:table-cell office:value-type="string">
            <text:p>Planning</text:p>
          </table:table-cell>
          <table:table-cell office:value-type="string">
            <text:p> Incorporate the findings from the assessment of risk and disaster resilience into the planning process.</text:p>
          </table:table-cell>
          <table:table-cell table:number-columns-repeated="1020"/>
        </table:table-row>
        <table:table-row table:style-name="ro1">
          <table:table-cell office:value-type="float" office:value="98">
            <text:p>98</text:p>
          </table:table-cell>
          <table:table-cell table:formula="of:=LOOKUP([.C99];['Core Capabilities'.$B$2:.$B$32];['Core Capabilities'.$A$2:.$A$32])" office:value-type="float" office:value="22">
            <text:p>22</text:p>
          </table:table-cell>
          <table:table-cell office:value-type="string">
            <text:p>Planning</text:p>
          </table:table-cell>
          <table:table-cell office:value-type="string">
            <text:p> Seek out and incorporate the whole community in planning efforts.</text:p>
          </table:table-cell>
          <table:table-cell table:number-columns-repeated="1020"/>
        </table:table-row>
        <table:table-row table:style-name="ro1">
          <table:table-cell office:value-type="float" office:value="99">
            <text:p>99</text:p>
          </table:table-cell>
          <table:table-cell table:formula="of:=LOOKUP([.C100];['Core Capabilities'.$B$2:.$B$32];['Core Capabilities'.$A$2:.$A$32])" office:value-type="float" office:value="22">
            <text:p>22</text:p>
          </table:table-cell>
          <table:table-cell office:value-type="string">
            <text:p>Planning</text:p>
          </table:table-cell>
          <table:table-cell office:value-type="string">
            <text:p> Build on the expertise, knowledge, and systems in place within the community.</text:p>
          </table:table-cell>
          <table:table-cell table:number-columns-repeated="1020"/>
        </table:table-row>
        <table:table-row table:style-name="ro3">
          <table:table-cell office:value-type="float" office:value="100">
            <text:p>100</text:p>
          </table:table-cell>
          <table:table-cell table:formula="of:=LOOKUP([.C101];['Core Capabilities'.$B$2:.$B$32];['Core Capabilities'.$A$2:.$A$32])" office:value-type="float" office:value="22">
            <text:p>22</text:p>
          </table:table-cell>
          <table:table-cell office:value-type="string">
            <text:p>Planning</text:p>
          </table:table-cell>
          <table:table-cell office:value-type="string">
            <text:p> Share success stories where resilience-based planning has demonstrated measureable effectiveness in creating economic vitality within communities.</text:p>
          </table:table-cell>
          <table:table-cell table:number-columns-repeated="1020"/>
        </table:table-row>
        <table:table-row table:style-name="ro3">
          <table:table-cell office:value-type="float" office:value="101">
            <text:p>101</text:p>
          </table:table-cell>
          <table:table-cell table:formula="of:=LOOKUP([.C102];['Core Capabilities'.$B$2:.$B$32];['Core Capabilities'.$A$2:.$A$32])" office:value-type="float" office:value="22">
            <text:p>22</text:p>
          </table:table-cell>
          <table:table-cell office:value-type="string">
            <text:p>Planning</text:p>
          </table:table-cell>
          <table:table-cell office:value-type="string">
            <text:p> Engage in a peer-to-peer and regional partnership (coalitions) mentoring structure that promotes best practices, particularly when the planning capability is not present in a community.</text:p>
          </table:table-cell>
          <table:table-cell table:number-columns-repeated="1020"/>
        </table:table-row>
        <table:table-row table:style-name="ro1">
          <table:table-cell office:value-type="float" office:value="102">
            <text:p>102</text:p>
          </table:table-cell>
          <table:table-cell table:formula="of:=LOOKUP([.C103];['Core Capabilities'.$B$2:.$B$32];['Core Capabilities'.$A$2:.$A$32])" office:value-type="float" office:value="22">
            <text:p>22</text:p>
          </table:table-cell>
          <table:table-cell office:value-type="string">
            <text:p>Planning</text:p>
          </table:table-cell>
          <table:table-cell office:value-type="string">
            <text:p> Foster public-private partnerships to promote resilience and maximize the use of available resources.</text:p>
          </table:table-cell>
          <table:table-cell table:number-columns-repeated="1020"/>
        </table:table-row>
        <table:table-row table:style-name="ro1">
          <table:table-cell office:value-type="float" office:value="103">
            <text:p>103</text:p>
          </table:table-cell>
          <table:table-cell table:formula="of:=LOOKUP([.C104];['Core Capabilities'.$B$2:.$B$32];['Core Capabilities'.$A$2:.$A$32])" office:value-type="float" office:value="22">
            <text:p>22</text:p>
          </table:table-cell>
          <table:table-cell office:value-type="string">
            <text:p>Planning</text:p>
          </table:table-cell>
          <table:table-cell office:value-type="string">
            <text:p> Promote planning initiatives through multiple media sources.</text:p>
          </table:table-cell>
          <table:table-cell table:number-columns-repeated="1020"/>
        </table:table-row>
        <table:table-row table:style-name="ro1">
          <table:table-cell office:value-type="float" office:value="104">
            <text:p>104</text:p>
          </table:table-cell>
          <table:table-cell table:formula="of:=LOOKUP([.C105];['Core Capabilities'.$B$2:.$B$32];['Core Capabilities'.$A$2:.$A$32])" office:value-type="float" office:value="2">
            <text:p>2</text:p>
          </table:table-cell>
          <table:table-cell office:value-type="string">
            <text:p>Community Resilience</text:p>
          </table:table-cell>
          <table:table-cell office:value-type="string">
            <text:p> Know the community’s systems—who makes up the community and how to build constructive partnerships.</text:p>
          </table:table-cell>
          <table:table-cell table:number-columns-repeated="1020"/>
        </table:table-row>
        <table:table-row table:style-name="ro3">
          <table:table-cell office:value-type="float" office:value="105">
            <text:p>105</text:p>
          </table:table-cell>
          <table:table-cell table:formula="of:=LOOKUP([.C106];['Core Capabilities'.$B$2:.$B$32];['Core Capabilities'.$A$2:.$A$32])" office:value-type="float" office:value="2">
            <text:p>2</text:p>
          </table:table-cell>
          <table:table-cell office:value-type="string">
            <text:p>Community Resilience</text:p>
          </table:table-cell>
          <table:table-cell office:value-type="string">
            <text:p> Understand the risks facing a community, including physical, social, economic, and environmental vulnerabilities to all threats and hazards.</text:p>
          </table:table-cell>
          <table:table-cell table:number-columns-repeated="1020"/>
        </table:table-row>
        <table:table-row table:style-name="ro2">
          <table:table-cell office:value-type="float" office:value="106">
            <text:p>106</text:p>
          </table:table-cell>
          <table:table-cell table:formula="of:=LOOKUP([.C107];['Core Capabilities'.$B$2:.$B$32];['Core Capabilities'.$A$2:.$A$32])" office:value-type="float" office:value="2">
            <text:p>2</text:p>
          </table:table-cell>
          <table:table-cell office:value-type="string">
            <text:p>Community Resilience</text:p>
          </table:table-cell>
          <table:table-cell office:value-type="string">
            <text:p> Recognize and communicate the reinforcing relationships between environmental stewardship and natural hazard risk reduction (e.g., enhancement of flood storage through wetland protection/restoration and holistic floodplain management).</text:p>
          </table:table-cell>
          <table:table-cell table:number-columns-repeated="1020"/>
        </table:table-row>
        <table:table-row table:style-name="ro3">
          <table:table-cell office:value-type="float" office:value="107">
            <text:p>107</text:p>
          </table:table-cell>
          <table:table-cell table:formula="of:=LOOKUP([.C108];['Core Capabilities'.$B$2:.$B$32];['Core Capabilities'.$A$2:.$A$32])" office:value-type="float" office:value="2">
            <text:p>2</text:p>
          </table:table-cell>
          <table:table-cell office:value-type="string">
            <text:p>Community Resilience</text:p>
          </table:table-cell>
          <table:table-cell office:value-type="string">
            <text:p> Communicate and utilize the best available localized climate projections so that the public and private sectors can make informed decisions.</text:p>
          </table:table-cell>
          <table:table-cell table:number-columns-repeated="1020"/>
        </table:table-row>
        <table:table-row table:style-name="ro2">
          <table:table-cell office:value-type="float" office:value="108">
            <text:p>108</text:p>
          </table:table-cell>
          <table:table-cell table:formula="of:=LOOKUP([.C109];['Core Capabilities'.$B$2:.$B$32];['Core Capabilities'.$A$2:.$A$32])" office:value-type="float" office:value="2">
            <text:p>2</text:p>
          </table:table-cell>
          <table:table-cell office:value-type="string">
            <text:p>Community Resilience</text:p>
          </table:table-cell>
          <table:table-cell office:value-type="string">
            <text:p> Know the community’s permanent and transient population demographics and use that information to plan ahead to address resilience for the whole community, including individuals with disabilities and others with access and functional needs.</text:p>
          </table:table-cell>
          <table:table-cell table:number-columns-repeated="1020"/>
        </table:table-row>
        <table:table-row table:style-name="ro3">
          <table:table-cell office:value-type="float" office:value="109">
            <text:p>109</text:p>
          </table:table-cell>
          <table:table-cell table:formula="of:=LOOKUP([.C110];['Core Capabilities'.$B$2:.$B$32];['Core Capabilities'.$A$2:.$A$32])" office:value-type="float" office:value="2">
            <text:p>2</text:p>
          </table:table-cell>
          <table:table-cell office:value-type="string">
            <text:p>Community Resilience</text:p>
          </table:table-cell>
          <table:table-cell office:value-type="string">
            <text:p> Foster sustained communication, civic engagement, and the development and implementation of proactive planning, response, and long-term risk reduction actions in the whole community.</text:p>
          </table:table-cell>
          <table:table-cell table:number-columns-repeated="1020"/>
        </table:table-row>
        <table:table-row table:style-name="ro3">
          <table:table-cell office:value-type="float" office:value="110">
            <text:p>110</text:p>
          </table:table-cell>
          <table:table-cell table:formula="of:=LOOKUP([.C111];['Core Capabilities'.$B$2:.$B$32];['Core Capabilities'.$A$2:.$A$32])" office:value-type="float" office:value="2">
            <text:p>2</text:p>
          </table:table-cell>
          <table:table-cell office:value-type="string">
            <text:p>Community Resilience</text:p>
          </table:table-cell>
          <table:table-cell office:value-type="string">
            <text:p> Convince community members of the value of mitigation for reducing the impact of disasters and the scale of response and recovery efforts.</text:p>
          </table:table-cell>
          <table:table-cell table:number-columns-repeated="1020"/>
        </table:table-row>
        <table:table-row table:style-name="ro1">
          <table:table-cell office:value-type="float" office:value="111">
            <text:p>111</text:p>
          </table:table-cell>
          <table:table-cell table:formula="of:=LOOKUP([.C112];['Core Capabilities'.$B$2:.$B$32];['Core Capabilities'.$A$2:.$A$32])" office:value-type="float" office:value="2">
            <text:p>2</text:p>
          </table:table-cell>
          <table:table-cell office:value-type="string">
            <text:p>Community Resilience</text:p>
          </table:table-cell>
          <table:table-cell office:value-type="string">
            <text:p> Identify and promote sound choices and discourage choices that increase vulnerabilities and risks.</text:p>
          </table:table-cell>
          <table:table-cell table:number-columns-repeated="1020"/>
        </table:table-row>
        <table:table-row table:style-name="ro3">
          <table:table-cell office:value-type="float" office:value="112">
            <text:p>112</text:p>
          </table:table-cell>
          <table:table-cell table:formula="of:=LOOKUP([.C113];['Core Capabilities'.$B$2:.$B$32];['Core Capabilities'.$A$2:.$A$32])" office:value-type="float" office:value="2">
            <text:p>2</text:p>
          </table:table-cell>
          <table:table-cell office:value-type="string">
            <text:p>Community Resilience</text:p>
          </table:table-cell>
          <table:table-cell office:value-type="string">
            <text:p> Inspire transparency in risk management decision making so that individuals, communities, private organizations, and all levels of government demonstrate how resilience is considered.</text:p>
          </table:table-cell>
          <table:table-cell table:number-columns-repeated="1020"/>
        </table:table-row>
        <table:table-row table:style-name="ro3">
          <table:table-cell office:value-type="float" office:value="113">
            <text:p>113</text:p>
          </table:table-cell>
          <table:table-cell table:formula="of:=LOOKUP([.C114];['Core Capabilities'.$B$2:.$B$32];['Core Capabilities'.$A$2:.$A$32])" office:value-type="float" office:value="2">
            <text:p>2</text:p>
          </table:table-cell>
          <table:table-cell office:value-type="string">
            <text:p>Community Resilience</text:p>
          </table:table-cell>
          <table:table-cell office:value-type="string">
            <text:p> Recognize the interdependent nature of the economy, health and social services, housing infrastructure, and natural and cultural resources within a community.</text:p>
          </table:table-cell>
          <table:table-cell table:number-columns-repeated="1020"/>
        </table:table-row>
        <table:table-row table:style-name="ro3">
          <table:table-cell office:value-type="float" office:value="114">
            <text:p>114</text:p>
          </table:table-cell>
          <table:table-cell table:formula="of:=LOOKUP([.C115];['Core Capabilities'.$B$2:.$B$32];['Core Capabilities'.$A$2:.$A$32])" office:value-type="float" office:value="2">
            <text:p>2</text:p>
          </table:table-cell>
          <table:table-cell office:value-type="string">
            <text:p>Community Resilience</text:p>
          </table:table-cell>
          <table:table-cell office:value-type="string">
            <text:p> Acknowledge and seek out naturally occurring relationships within communities and build partnerships and coalitions before disasters or incidents occur.</text:p>
          </table:table-cell>
          <table:table-cell table:number-columns-repeated="1020"/>
        </table:table-row>
        <table:table-row table:style-name="ro3">
          <table:table-cell office:value-type="float" office:value="115">
            <text:p>115</text:p>
          </table:table-cell>
          <table:table-cell table:formula="of:=LOOKUP([.C116];['Core Capabilities'.$B$2:.$B$32];['Core Capabilities'.$A$2:.$A$32])" office:value-type="float" office:value="2">
            <text:p>2</text:p>
          </table:table-cell>
          <table:table-cell office:value-type="string">
            <text:p>Community Resilience</text:p>
          </table:table-cell>
          <table:table-cell office:value-type="string">
            <text:p> Educate the next generation of community leaders and resilience professionals; learn from the past and from what is working in the present.</text:p>
          </table:table-cell>
          <table:table-cell table:number-columns-repeated="1020"/>
        </table:table-row>
        <table:table-row table:style-name="ro1">
          <table:table-cell office:value-type="float" office:value="116">
            <text:p>116</text:p>
          </table:table-cell>
          <table:table-cell table:formula="of:=LOOKUP([.C117];['Core Capabilities'.$B$2:.$B$32];['Core Capabilities'.$A$2:.$A$32])" office:value-type="float" office:value="25">
            <text:p>25</text:p>
          </table:table-cell>
          <table:table-cell office:value-type="string">
            <text:p>Public Information and Warning</text:p>
          </table:table-cell>
          <table:table-cell office:value-type="string">
            <text:p>Steady-state/Ongoing Operations</text:p>
          </table:table-cell>
          <table:table-cell table:number-columns-repeated="1020"/>
        </table:table-row>
        <table:table-row table:style-name="ro3">
          <table:table-cell office:value-type="float" office:value="117">
            <text:p>117</text:p>
          </table:table-cell>
          <table:table-cell table:formula="of:=LOOKUP([.C118];['Core Capabilities'.$B$2:.$B$32];['Core Capabilities'.$A$2:.$A$32])" office:value-type="float" office:value="25">
            <text:p>25</text:p>
          </table:table-cell>
          <table:table-cell office:value-type="string">
            <text:p>Public Information and Warning</text:p>
          </table:table-cell>
          <table:table-cell office:value-type="string">
            <text:p> Persuade the public that it is worthwhile to build a resilient community. Encourage private and public sector partners to work together to communicate the benefits of mitigation action and arrive at solutions.</text:p>
          </table:table-cell>
          <table:table-cell table:number-columns-repeated="1020"/>
        </table:table-row>
        <table:table-row table:style-name="ro1">
          <table:table-cell office:value-type="float" office:value="118">
            <text:p>118</text:p>
          </table:table-cell>
          <table:table-cell table:formula="of:=LOOKUP([.C119];['Core Capabilities'.$B$2:.$B$32];['Core Capabilities'.$A$2:.$A$32])" office:value-type="float" office:value="25">
            <text:p>25</text:p>
          </table:table-cell>
          <table:table-cell office:value-type="string">
            <text:p>Public Information and Warning</text:p>
          </table:table-cell>
          <table:table-cell office:value-type="string">
            <text:p> Warn people of the risks in their community and the actions they can take to mitigate those risks.</text:p>
          </table:table-cell>
          <table:table-cell table:number-columns-repeated="1020"/>
        </table:table-row>
        <table:table-row table:style-name="ro3">
          <table:table-cell office:value-type="float" office:value="119">
            <text:p>119</text:p>
          </table:table-cell>
          <table:table-cell table:formula="of:=LOOKUP([.C120];['Core Capabilities'.$B$2:.$B$32];['Core Capabilities'.$A$2:.$A$32])" office:value-type="float" office:value="25">
            <text:p>25</text:p>
          </table:table-cell>
          <table:table-cell office:value-type="string">
            <text:p>Public Information and Warning</text:p>
          </table:table-cell>
          <table:table-cell office:value-type="string">
            <text:p> Communicate priorities and actions identified through risk analysis and plans to stakeholders and those expected to take action to reduce risk.</text:p>
          </table:table-cell>
          <table:table-cell table:number-columns-repeated="1020"/>
        </table:table-row>
        <table:table-row table:style-name="ro1">
          <table:table-cell office:value-type="float" office:value="120">
            <text:p>120</text:p>
          </table:table-cell>
          <table:table-cell table:formula="of:=LOOKUP([.C121];['Core Capabilities'.$B$2:.$B$32];['Core Capabilities'.$A$2:.$A$32])" office:value-type="float" office:value="25">
            <text:p>25</text:p>
          </table:table-cell>
          <table:table-cell office:value-type="string">
            <text:p>Public Information and Warning</text:p>
          </table:table-cell>
          <table:table-cell office:value-type="string">
            <text:p> Refine and consider options to publicly release potentially sensitive risk information.</text:p>
          </table:table-cell>
          <table:table-cell table:number-columns-repeated="1020"/>
        </table:table-row>
        <table:table-row table:style-name="ro8">
          <table:table-cell office:value-type="float" office:value="121">
            <text:p>121</text:p>
          </table:table-cell>
          <table:table-cell table:formula="of:=LOOKUP([.C122];['Core Capabilities'.$B$2:.$B$32];['Core Capabilities'.$A$2:.$A$32])" office:value-type="float" office:value="25">
            <text:p>25</text:p>
          </table:table-cell>
          <table:table-cell office:value-type="string">
            <text:p>Public Information and Warning</text:p>
          </table:table-cell>
          <table:table-cell office:value-type="string">
            <text:p> Use social media, Web sites (e.g., Ready.gov), and smartphone applications, as well as more traditional mechanisms, such as community meetings or ethnic media outlets, to inform the public of actions to take to connect preparedness to resilience. Information and messaging should ensure effective communication with individuals who have disabilities or access and functional needs, including those who are deaf, hard of hearing, blind, or have low vision, through the use of appropriate auxiliary aids and services, such as sign language and other interpreters and the captioning of audio and video materials.</text:p>
          </table:table-cell>
          <table:table-cell table:number-columns-repeated="1020"/>
        </table:table-row>
        <table:table-row table:style-name="ro3">
          <table:table-cell office:value-type="float" office:value="122">
            <text:p>122</text:p>
          </table:table-cell>
          <table:table-cell table:formula="of:=LOOKUP([.C123];['Core Capabilities'.$B$2:.$B$32];['Core Capabilities'.$A$2:.$A$32])" office:value-type="float" office:value="25">
            <text:p>25</text:p>
          </table:table-cell>
          <table:table-cell office:value-type="string">
            <text:p>Public Information and Warning</text:p>
          </table:table-cell>
          <table:table-cell office:value-type="string">
            <text:p> Promote mitigation and resilience to the public through a national preparedness campaign to increase public awareness and motivate individuals to build societal resilience prior to an event.</text:p>
          </table:table-cell>
          <table:table-cell table:number-columns-repeated="1020"/>
        </table:table-row>
        <table:table-row table:style-name="ro3">
          <table:table-cell office:value-type="float" office:value="123">
            <text:p>123</text:p>
          </table:table-cell>
          <table:table-cell table:formula="of:=LOOKUP([.C124];['Core Capabilities'.$B$2:.$B$32];['Core Capabilities'.$A$2:.$A$32])" office:value-type="float" office:value="25">
            <text:p>25</text:p>
          </table:table-cell>
          <table:table-cell office:value-type="string">
            <text:p>Public Information and Warning</text:p>
          </table:table-cell>
          <table:table-cell office:value-type="string">
            <text:p> Target messages to reach organizations representing children, individuals with disabilities or access and functional needs, diverse communities, and people with LEP.</text:p>
          </table:table-cell>
          <table:table-cell table:number-columns-repeated="1020"/>
        </table:table-row>
        <table:table-row table:style-name="ro3">
          <table:table-cell office:value-type="float" office:value="124">
            <text:p>124</text:p>
          </table:table-cell>
          <table:table-cell table:formula="of:=LOOKUP([.C125];['Core Capabilities'.$B$2:.$B$32];['Core Capabilities'.$A$2:.$A$32])" office:value-type="float" office:value="25">
            <text:p>25</text:p>
          </table:table-cell>
          <table:table-cell office:value-type="string">
            <text:p>Public Information and Warning</text:p>
          </table:table-cell>
          <table:table-cell office:value-type="string">
            <text:p> Support and increase the number of communities that develop and share risk reduction products (e.g., building codes, design standards, floodplain management principles and practices, and architectural accessibility standards).</text:p>
          </table:table-cell>
          <table:table-cell table:number-columns-repeated="1020"/>
        </table:table-row>
        <table:table-row table:style-name="ro1">
          <table:table-cell office:value-type="float" office:value="125">
            <text:p>125</text:p>
          </table:table-cell>
          <table:table-cell table:formula="of:=LOOKUP([.C126];['Core Capabilities'.$B$2:.$B$32];['Core Capabilities'.$A$2:.$A$32])" office:value-type="float" office:value="25">
            <text:p>25</text:p>
          </table:table-cell>
          <table:table-cell office:value-type="string">
            <text:p>Public Information and Warning</text:p>
          </table:table-cell>
          <table:table-cell office:value-type="string">
            <text:p>Incident-driven Operations</text:p>
          </table:table-cell>
          <table:table-cell table:number-columns-repeated="1020"/>
        </table:table-row>
        <table:table-row table:style-name="ro3">
          <table:table-cell office:value-type="float" office:value="126">
            <text:p>126</text:p>
          </table:table-cell>
          <table:table-cell table:formula="of:=LOOKUP([.C127];['Core Capabilities'.$B$2:.$B$32];['Core Capabilities'.$A$2:.$A$32])" office:value-type="float" office:value="25">
            <text:p>25</text:p>
          </table:table-cell>
          <table:table-cell office:value-type="string">
            <text:p>Public Information and Warning</text:p>
          </table:table-cell>
          <table:table-cell office:value-type="string">
            <text:p> Provide the tools necessary to make decisions quickly, such as a synchronization matrix that allows multiple leaders to make independent decisions.</text:p>
          </table:table-cell>
          <table:table-cell table:number-columns-repeated="1020"/>
        </table:table-row>
        <table:table-row table:style-name="ro3">
          <table:table-cell office:value-type="float" office:value="127">
            <text:p>127</text:p>
          </table:table-cell>
          <table:table-cell table:formula="of:=LOOKUP([.C128];['Core Capabilities'.$B$2:.$B$32];['Core Capabilities'.$A$2:.$A$32])" office:value-type="float" office:value="25">
            <text:p>25</text:p>
          </table:table-cell>
          <table:table-cell office:value-type="string">
            <text:p>Public Information and Warning</text:p>
          </table:table-cell>
          <table:table-cell office:value-type="string">
            <text:p> Share information obtained through coordinating activities to inform response and recovery decision making by effectively communicating threat and hazard risk analysis.</text:p>
          </table:table-cell>
          <table:table-cell table:number-columns-repeated="1020"/>
        </table:table-row>
        <table:table-row table:style-name="ro3">
          <table:table-cell office:value-type="float" office:value="128">
            <text:p>128</text:p>
          </table:table-cell>
          <table:table-cell table:formula="of:=LOOKUP([.C129];['Core Capabilities'.$B$2:.$B$32];['Core Capabilities'.$A$2:.$A$32])" office:value-type="float" office:value="25">
            <text:p>25</text:p>
          </table:table-cell>
          <table:table-cell office:value-type="string">
            <text:p>Public Information and Warning</text:p>
          </table:table-cell>
          <table:table-cell office:value-type="string">
            <text:p> Conduct outreach with atypical partners. Coordinate common messaging and verified source communications through local community leaders.</text:p>
          </table:table-cell>
          <table:table-cell table:number-columns-repeated="1020"/>
        </table:table-row>
        <table:table-row table:style-name="ro3">
          <table:table-cell office:value-type="float" office:value="129">
            <text:p>129</text:p>
          </table:table-cell>
          <table:table-cell table:formula="of:=LOOKUP([.C130];['Core Capabilities'.$B$2:.$B$32];['Core Capabilities'.$A$2:.$A$32])" office:value-type="float" office:value="25">
            <text:p>25</text:p>
          </table:table-cell>
          <table:table-cell office:value-type="string">
            <text:p>Public Information and Warning</text:p>
          </table:table-cell>
          <table:table-cell office:value-type="string">
            <text:p> Capitalize on the critical post-disaster window of opportunity and the media information cycle to influence public opinion to take steps toward future mitigation.</text:p>
          </table:table-cell>
          <table:table-cell table:number-columns-repeated="1020"/>
        </table:table-row>
        <table:table-row table:style-name="ro1">
          <table:table-cell office:value-type="float" office:value="130">
            <text:p>130</text:p>
          </table:table-cell>
          <table:table-cell table:formula="of:=LOOKUP([.C131];['Core Capabilities'.$B$2:.$B$32];['Core Capabilities'.$A$2:.$A$32])" office:value-type="float" office:value="25">
            <text:p>25</text:p>
          </table:table-cell>
          <table:table-cell office:value-type="string">
            <text:p>Public Information and Warning</text:p>
          </table:table-cell>
          <table:table-cell office:value-type="string">
            <text:p>Change Management</text:p>
          </table:table-cell>
          <table:table-cell table:number-columns-repeated="1020"/>
        </table:table-row>
        <table:table-row table:style-name="ro1">
          <table:table-cell office:value-type="float" office:value="131">
            <text:p>131</text:p>
          </table:table-cell>
          <table:table-cell table:formula="of:=LOOKUP([.C132];['Core Capabilities'.$B$2:.$B$32];['Core Capabilities'.$A$2:.$A$32])" office:value-type="float" office:value="25">
            <text:p>25</text:p>
          </table:table-cell>
          <table:table-cell office:value-type="string">
            <text:p>Public Information and Warning</text:p>
          </table:table-cell>
          <table:table-cell office:value-type="string">
            <text:p> Address evolving risk perception and risk communication within a community.</text:p>
          </table:table-cell>
          <table:table-cell table:number-columns-repeated="1020"/>
        </table:table-row>
        <table:table-row table:style-name="ro1">
          <table:table-cell office:value-type="float" office:value="132">
            <text:p>132</text:p>
          </table:table-cell>
          <table:table-cell table:formula="of:=LOOKUP([.C133];['Core Capabilities'.$B$2:.$B$32];['Core Capabilities'.$A$2:.$A$32])" office:value-type="float" office:value="25">
            <text:p>25</text:p>
          </table:table-cell>
          <table:table-cell office:value-type="string">
            <text:p>Public Information and Warning</text:p>
          </table:table-cell>
          <table:table-cell office:value-type="string">
            <text:p> Practice science-based methods, such as community-based social marketing, to create behavior change.</text:p>
          </table:table-cell>
          <table:table-cell table:number-columns-repeated="1020"/>
        </table:table-row>
        <table:table-row table:style-name="ro1">
          <table:table-cell office:value-type="float" office:value="133">
            <text:p>133</text:p>
          </table:table-cell>
          <table:table-cell table:formula="of:=LOOKUP([.C134];['Core Capabilities'.$B$2:.$B$32];['Core Capabilities'.$A$2:.$A$32])" office:value-type="float" office:value="14">
            <text:p>14</text:p>
          </table:table-cell>
          <table:table-cell office:value-type="string">
            <text:p>Long-term Vulnerability Reduction</text:p>
          </table:table-cell>
          <table:table-cell office:value-type="string">
            <text:p>Individual and Local Community</text:p>
          </table:table-cell>
          <table:table-cell table:number-columns-repeated="1020"/>
        </table:table-row>
        <table:table-row table:style-name="ro1">
          <table:table-cell office:value-type="float" office:value="134">
            <text:p>134</text:p>
          </table:table-cell>
          <table:table-cell table:formula="of:=LOOKUP([.C135];['Core Capabilities'.$B$2:.$B$32];['Core Capabilities'.$A$2:.$A$32])" office:value-type="float" office:value="14">
            <text:p>14</text:p>
          </table:table-cell>
          <table:table-cell office:value-type="string">
            <text:p>Long-term Vulnerability Reduction</text:p>
          </table:table-cell>
          <table:table-cell office:value-type="string">
            <text:p> Broaden the use of natural hazards and catastrophic insurance.</text:p>
          </table:table-cell>
          <table:table-cell table:number-columns-repeated="1020"/>
        </table:table-row>
        <table:table-row table:style-name="ro1">
          <table:table-cell office:value-type="float" office:value="135">
            <text:p>135</text:p>
          </table:table-cell>
          <table:table-cell table:formula="of:=LOOKUP([.C136];['Core Capabilities'.$B$2:.$B$32];['Core Capabilities'.$A$2:.$A$32])" office:value-type="float" office:value="14">
            <text:p>14</text:p>
          </table:table-cell>
          <table:table-cell office:value-type="string">
            <text:p>Long-term Vulnerability Reduction</text:p>
          </table:table-cell>
          <table:table-cell office:value-type="string">
            <text:p> Develop plans and recognize that a prepared individual or family is the foundation of a resilient community.</text:p>
          </table:table-cell>
          <table:table-cell table:number-columns-repeated="1020"/>
        </table:table-row>
        <table:table-row table:style-name="ro1">
          <table:table-cell office:value-type="float" office:value="136">
            <text:p>136</text:p>
          </table:table-cell>
          <table:table-cell table:formula="of:=LOOKUP([.C137];['Core Capabilities'.$B$2:.$B$32];['Core Capabilities'.$A$2:.$A$32])" office:value-type="float" office:value="14">
            <text:p>14</text:p>
          </table:table-cell>
          <table:table-cell office:value-type="string">
            <text:p>Long-term Vulnerability Reduction</text:p>
          </table:table-cell>
          <table:table-cell office:value-type="string">
            <text:p> Promote neighborhood activities and encourage volunteerism that advances preparedness awareness campaigns.</text:p>
          </table:table-cell>
          <table:table-cell table:number-columns-repeated="1020"/>
        </table:table-row>
        <table:table-row table:style-name="ro1">
          <table:table-cell office:value-type="float" office:value="137">
            <text:p>137</text:p>
          </table:table-cell>
          <table:table-cell table:formula="of:=LOOKUP([.C138];['Core Capabilities'.$B$2:.$B$32];['Core Capabilities'.$A$2:.$A$32])" office:value-type="float" office:value="14">
            <text:p>14</text:p>
          </table:table-cell>
          <table:table-cell office:value-type="string">
            <text:p>Long-term Vulnerability Reduction</text:p>
          </table:table-cell>
          <table:table-cell office:value-type="string">
            <text:p> Adopt and enforce a suitable building code to ensure resilient construction.</text:p>
          </table:table-cell>
          <table:table-cell table:number-columns-repeated="1020"/>
        </table:table-row>
        <table:table-row table:style-name="ro3">
          <table:table-cell office:value-type="float" office:value="138">
            <text:p>138</text:p>
          </table:table-cell>
          <table:table-cell table:formula="of:=LOOKUP([.C139];['Core Capabilities'.$B$2:.$B$32];['Core Capabilities'.$A$2:.$A$32])" office:value-type="float" office:value="14">
            <text:p>14</text:p>
          </table:table-cell>
          <table:table-cell office:value-type="string">
            <text:p>Long-term Vulnerability Reduction</text:p>
          </table:table-cell>
          <table:table-cell office:value-type="string">
            <text:p> Incorporate mitigation measures into construction and development projects that take into account future conditions.</text:p>
          </table:table-cell>
          <table:table-cell table:number-columns-repeated="1020"/>
        </table:table-row>
        <table:table-row table:style-name="ro1">
          <table:table-cell office:value-type="float" office:value="139">
            <text:p>139</text:p>
          </table:table-cell>
          <table:table-cell table:formula="of:=LOOKUP([.C140];['Core Capabilities'.$B$2:.$B$32];['Core Capabilities'.$A$2:.$A$32])" office:value-type="float" office:value="14">
            <text:p>14</text:p>
          </table:table-cell>
          <table:table-cell office:value-type="string">
            <text:p>Long-term Vulnerability Reduction</text:p>
          </table:table-cell>
          <table:table-cell office:value-type="string">
            <text:p> Capitalize on opportunities during the recovery building process to further reduce vulnerability.</text:p>
          </table:table-cell>
          <table:table-cell table:number-columns-repeated="1020"/>
        </table:table-row>
        <table:table-row table:style-name="ro1">
          <table:table-cell office:value-type="float" office:value="140">
            <text:p>140</text:p>
          </table:table-cell>
          <table:table-cell table:formula="of:=LOOKUP([.C141];['Core Capabilities'.$B$2:.$B$32];['Core Capabilities'.$A$2:.$A$32])" office:value-type="float" office:value="14">
            <text:p>14</text:p>
          </table:table-cell>
          <table:table-cell office:value-type="string">
            <text:p>Long-term Vulnerability Reduction</text:p>
          </table:table-cell>
          <table:table-cell office:value-type="string">
            <text:p>Private Sector</text:p>
          </table:table-cell>
          <table:table-cell table:number-columns-repeated="1020"/>
        </table:table-row>
        <table:table-row table:style-name="ro1">
          <table:table-cell office:value-type="float" office:value="141">
            <text:p>141</text:p>
          </table:table-cell>
          <table:table-cell table:formula="of:=LOOKUP([.C142];['Core Capabilities'.$B$2:.$B$32];['Core Capabilities'.$A$2:.$A$32])" office:value-type="float" office:value="14">
            <text:p>14</text:p>
          </table:table-cell>
          <table:table-cell office:value-type="string">
            <text:p>Long-term Vulnerability Reduction</text:p>
          </table:table-cell>
          <table:table-cell office:value-type="string">
            <text:p> Determine the level of appropriate risk reduction to incorporate in operational and capital improvement projects.</text:p>
          </table:table-cell>
          <table:table-cell table:number-columns-repeated="1020"/>
        </table:table-row>
        <table:table-row table:style-name="ro1">
          <table:table-cell office:value-type="float" office:value="142">
            <text:p>142</text:p>
          </table:table-cell>
          <table:table-cell table:formula="of:=LOOKUP([.C143];['Core Capabilities'.$B$2:.$B$32];['Core Capabilities'.$A$2:.$A$32])" office:value-type="float" office:value="14">
            <text:p>14</text:p>
          </table:table-cell>
          <table:table-cell office:value-type="string">
            <text:p>Long-term Vulnerability Reduction</text:p>
          </table:table-cell>
          <table:table-cell office:value-type="string">
            <text:p> Advance projects and activities that do not increase the residual risk in nearby neighborhoods and communities.</text:p>
          </table:table-cell>
          <table:table-cell table:number-columns-repeated="1020"/>
        </table:table-row>
        <table:table-row table:style-name="ro3">
          <table:table-cell office:value-type="float" office:value="143">
            <text:p>143</text:p>
          </table:table-cell>
          <table:table-cell table:formula="of:=LOOKUP([.C144];['Core Capabilities'.$B$2:.$B$32];['Core Capabilities'.$A$2:.$A$32])" office:value-type="float" office:value="14">
            <text:p>14</text:p>
          </table:table-cell>
          <table:table-cell office:value-type="string">
            <text:p>Long-term Vulnerability Reduction</text:p>
          </table:table-cell>
          <table:table-cell office:value-type="string">
            <text:p> Coordinate with government and community organizations to reduce duplication of effort and encourage complementary efforts.</text:p>
          </table:table-cell>
          <table:table-cell table:number-columns-repeated="1020"/>
        </table:table-row>
        <table:table-row table:style-name="ro1">
          <table:table-cell office:value-type="float" office:value="144">
            <text:p>144</text:p>
          </table:table-cell>
          <table:table-cell table:formula="of:=LOOKUP([.C145];['Core Capabilities'.$B$2:.$B$32];['Core Capabilities'.$A$2:.$A$32])" office:value-type="float" office:value="14">
            <text:p>14</text:p>
          </table:table-cell>
          <table:table-cell office:value-type="string">
            <text:p>Long-term Vulnerability Reduction</text:p>
          </table:table-cell>
          <table:table-cell office:value-type="string">
            <text:p>Government</text:p>
          </table:table-cell>
          <table:table-cell table:number-columns-repeated="1020"/>
        </table:table-row>
        <table:table-row table:style-name="ro1">
          <table:table-cell office:value-type="float" office:value="145">
            <text:p>145</text:p>
          </table:table-cell>
          <table:table-cell table:formula="of:=LOOKUP([.C146];['Core Capabilities'.$B$2:.$B$32];['Core Capabilities'.$A$2:.$A$32])" office:value-type="float" office:value="14">
            <text:p>14</text:p>
          </table:table-cell>
          <table:table-cell office:value-type="string">
            <text:p>Long-term Vulnerability Reduction</text:p>
          </table:table-cell>
          <table:table-cell office:value-type="string">
            <text:p> Put community plans to work.</text:p>
          </table:table-cell>
          <table:table-cell table:number-columns-repeated="1020"/>
        </table:table-row>
        <table:table-row table:style-name="ro3">
          <table:table-cell office:value-type="float" office:value="146">
            <text:p>146</text:p>
          </table:table-cell>
          <table:table-cell table:formula="of:=LOOKUP([.C147];['Core Capabilities'.$B$2:.$B$32];['Core Capabilities'.$A$2:.$A$32])" office:value-type="float" office:value="14">
            <text:p>14</text:p>
          </table:table-cell>
          <table:table-cell office:value-type="string">
            <text:p>Long-term Vulnerability Reduction</text:p>
          </table:table-cell>
          <table:table-cell office:value-type="string">
            <text:p> Execute identified risk management actions and projects resulting from analysis and planning processes in the community.</text:p>
          </table:table-cell>
          <table:table-cell table:number-columns-repeated="1020"/>
        </table:table-row>
        <table:table-row table:style-name="ro1">
          <table:table-cell office:value-type="float" office:value="147">
            <text:p>147</text:p>
          </table:table-cell>
          <table:table-cell table:formula="of:=LOOKUP([.C148];['Core Capabilities'.$B$2:.$B$32];['Core Capabilities'.$A$2:.$A$32])" office:value-type="float" office:value="14">
            <text:p>14</text:p>
          </table:table-cell>
          <table:table-cell office:value-type="string">
            <text:p>Long-term Vulnerability Reduction</text:p>
          </table:table-cell>
          <table:table-cell office:value-type="string">
            <text:p> Make risk reduction a priority in capital improvement projects.</text:p>
          </table:table-cell>
          <table:table-cell table:number-columns-repeated="1020"/>
        </table:table-row>
        <table:table-row table:style-name="ro3">
          <table:table-cell office:value-type="float" office:value="148">
            <text:p>148</text:p>
          </table:table-cell>
          <table:table-cell table:formula="of:=LOOKUP([.C149];['Core Capabilities'.$B$2:.$B$32];['Core Capabilities'.$A$2:.$A$32])" office:value-type="float" office:value="14">
            <text:p>14</text:p>
          </table:table-cell>
          <table:table-cell office:value-type="string">
            <text:p>Long-term Vulnerability Reduction</text:p>
          </table:table-cell>
          <table:table-cell office:value-type="string">
            <text:p> Employ a variety of incentives, statutory and regulatory requirements, and voluntary initiatives to implement successful practices throughout communities.</text:p>
          </table:table-cell>
          <table:table-cell table:number-columns-repeated="1020"/>
        </table:table-row>
        <table:table-row table:style-name="ro3">
          <table:table-cell office:value-type="float" office:value="149">
            <text:p>149</text:p>
          </table:table-cell>
          <table:table-cell table:formula="of:=LOOKUP([.C150];['Core Capabilities'.$B$2:.$B$32];['Core Capabilities'.$A$2:.$A$32])" office:value-type="float" office:value="14">
            <text:p>14</text:p>
          </table:table-cell>
          <table:table-cell office:value-type="string">
            <text:p>Long-term Vulnerability Reduction</text:p>
          </table:table-cell>
          <table:table-cell office:value-type="string">
            <text:p> Be transparent and explicit about mitigation efforts in order to increase and sustain whole community investment, reduce duplication of effort, and encourage complementary efforts by partners.</text:p>
          </table:table-cell>
          <table:table-cell table:number-columns-repeated="1020"/>
        </table:table-row>
        <table:table-row table:style-name="ro1">
          <table:table-cell office:value-type="float" office:value="150">
            <text:p>150</text:p>
          </table:table-cell>
          <table:table-cell table:formula="of:=LOOKUP([.C151];['Core Capabilities'.$B$2:.$B$32];['Core Capabilities'.$A$2:.$A$32])" office:value-type="float" office:value="14">
            <text:p>14</text:p>
          </table:table-cell>
          <table:table-cell office:value-type="string">
            <text:p>Long-term Vulnerability Reduction</text:p>
          </table:table-cell>
          <table:table-cell office:value-type="string">
            <text:p> Establish standards and practices to reduce long-term vulnerability.</text:p>
          </table:table-cell>
          <table:table-cell table:number-columns-repeated="1020"/>
        </table:table-row>
        <table:table-row table:style-name="ro1">
          <table:table-cell office:value-type="float" office:value="151">
            <text:p>151</text:p>
          </table:table-cell>
          <table:table-cell table:formula="of:=LOOKUP([.C152];['Core Capabilities'.$B$2:.$B$32];['Core Capabilities'.$A$2:.$A$32])" office:value-type="float" office:value="14">
            <text:p>14</text:p>
          </table:table-cell>
          <table:table-cell office:value-type="string">
            <text:p>Long-term Vulnerability Reduction</text:p>
          </table:table-cell>
          <table:table-cell office:value-type="string">
            <text:p> Capitalize on opportunities during the recovery building process to further reduce vulnerability.</text:p>
          </table:table-cell>
          <table:table-cell table:number-columns-repeated="1020"/>
        </table:table-row>
        <table:table-row table:style-name="ro1">
          <table:table-cell office:value-type="float" office:value="152">
            <text:p>152</text:p>
          </table:table-cell>
          <table:table-cell table:formula="of:=LOOKUP([.C153];['Core Capabilities'.$B$2:.$B$32];['Core Capabilities'.$A$2:.$A$32])" office:value-type="float" office:value="20">
            <text:p>20</text:p>
          </table:table-cell>
          <table:table-cell office:value-type="string">
            <text:p>Operational Coordination</text:p>
          </table:table-cell>
          <table:table-cell office:value-type="string">
            <text:p>Steady-state/Ongoing Operations</text:p>
          </table:table-cell>
          <table:table-cell table:number-columns-repeated="1020"/>
        </table:table-row>
        <table:table-row table:style-name="ro3">
          <table:table-cell office:value-type="float" office:value="153">
            <text:p>153</text:p>
          </table:table-cell>
          <table:table-cell table:formula="of:=LOOKUP([.C154];['Core Capabilities'.$B$2:.$B$32];['Core Capabilities'.$A$2:.$A$32])" office:value-type="float" office:value="20">
            <text:p>20</text:p>
          </table:table-cell>
          <table:table-cell office:value-type="string">
            <text:p>Operational Coordination</text:p>
          </table:table-cell>
          <table:table-cell office:value-type="string">
            <text:p> Establish procedures and build partnerships and coalitions that support mitigation capabilities across the whole community and emphasize a coordinated delivery of mitigation capabilities.</text:p>
          </table:table-cell>
          <table:table-cell table:number-columns-repeated="1020"/>
        </table:table-row>
        <table:table-row table:style-name="ro3">
          <table:table-cell office:value-type="float" office:value="154">
            <text:p>154</text:p>
          </table:table-cell>
          <table:table-cell table:formula="of:=LOOKUP([.C155];['Core Capabilities'.$B$2:.$B$32];['Core Capabilities'.$A$2:.$A$32])" office:value-type="float" office:value="20">
            <text:p>20</text:p>
          </table:table-cell>
          <table:table-cell office:value-type="string">
            <text:p>Operational Coordination</text:p>
          </table:table-cell>
          <table:table-cell office:value-type="string">
            <text:p> Identify mitigation roles and responsibilities and engage stakeholders across the whole community to support the information sharing process.</text:p>
          </table:table-cell>
          <table:table-cell table:number-columns-repeated="1020"/>
        </table:table-row>
        <table:table-row table:style-name="ro3">
          <table:table-cell office:value-type="float" office:value="155">
            <text:p>155</text:p>
          </table:table-cell>
          <table:table-cell table:formula="of:=LOOKUP([.C156];['Core Capabilities'.$B$2:.$B$32];['Core Capabilities'.$A$2:.$A$32])" office:value-type="float" office:value="20">
            <text:p>20</text:p>
          </table:table-cell>
          <table:table-cell office:value-type="string">
            <text:p>Operational Coordination</text:p>
          </table:table-cell>
          <table:table-cell office:value-type="string">
            <text:p> Recognize the complexity of various interest groups and integrate organizations across communities, including public-private partnerships.</text:p>
          </table:table-cell>
          <table:table-cell table:number-columns-repeated="1020"/>
        </table:table-row>
        <table:table-row table:style-name="ro1">
          <table:table-cell office:value-type="float" office:value="156">
            <text:p>156</text:p>
          </table:table-cell>
          <table:table-cell table:formula="of:=LOOKUP([.C157];['Core Capabilities'.$B$2:.$B$32];['Core Capabilities'.$A$2:.$A$32])" office:value-type="float" office:value="20">
            <text:p>20</text:p>
          </table:table-cell>
          <table:table-cell office:value-type="string">
            <text:p>Operational Coordination</text:p>
          </table:table-cell>
          <table:table-cell office:value-type="string">
            <text:p>Incident-driven Operations</text:p>
          </table:table-cell>
          <table:table-cell table:number-columns-repeated="1020"/>
        </table:table-row>
        <table:table-row table:style-name="ro3">
          <table:table-cell office:value-type="float" office:value="157">
            <text:p>157</text:p>
          </table:table-cell>
          <table:table-cell table:formula="of:=LOOKUP([.C158];['Core Capabilities'.$B$2:.$B$32];['Core Capabilities'.$A$2:.$A$32])" office:value-type="float" office:value="20">
            <text:p>20</text:p>
          </table:table-cell>
          <table:table-cell office:value-type="string">
            <text:p>Operational Coordination</text:p>
          </table:table-cell>
          <table:table-cell office:value-type="string">
            <text:p> Emphasize mitigation technique integration into Incident Command System (ICS)11 planning cycles by command and general staff representatives and educate whole community partners.</text:p>
          </table:table-cell>
          <table:table-cell table:number-columns-repeated="1020"/>
        </table:table-row>
        <table:table-row table:style-name="ro3">
          <table:table-cell office:value-type="float" office:value="158">
            <text:p>158</text:p>
          </table:table-cell>
          <table:table-cell table:formula="of:=LOOKUP([.C159];['Core Capabilities'.$B$2:.$B$32];['Core Capabilities'.$A$2:.$A$32])" office:value-type="float" office:value="20">
            <text:p>20</text:p>
          </table:table-cell>
          <table:table-cell office:value-type="string">
            <text:p>Operational Coordination</text:p>
          </table:table-cell>
          <table:table-cell office:value-type="string">
            <text:p> Use and leverage mitigation products and capabilities, such as the identification of threats and the assessment of risk, to support incident operations.</text:p>
          </table:table-cell>
          <table:table-cell table:number-columns-repeated="1020"/>
        </table:table-row>
        <table:table-row table:style-name="ro2">
          <table:table-cell office:value-type="float" office:value="159">
            <text:p>159</text:p>
          </table:table-cell>
          <table:table-cell table:formula="of:=LOOKUP([.C160];['Core Capabilities'.$B$2:.$B$32];['Core Capabilities'.$A$2:.$A$32])" office:value-type="float" office:value="20">
            <text:p>20</text:p>
          </table:table-cell>
          <table:table-cell office:value-type="string">
            <text:p>Operational Coordination</text:p>
          </table:table-cell>
          <table:table-cell office:value-type="string">
            <text:p> Contribute to the situational awareness and a common operating picture for the entire Federal Government and for local, state, tribal, and territorial governments, as appropriate, in the event of a natural disaster, act of terrorism, or other manmade disaster.</text:p>
          </table:table-cell>
          <table:table-cell table:number-columns-repeated="1020"/>
        </table:table-row>
        <table:table-row table:style-name="ro1">
          <table:table-cell office:value-type="float" office:value="160">
            <text:p>160</text:p>
          </table:table-cell>
          <table:table-cell table:formula="of:=LOOKUP([.C161];['Core Capabilities'.$B$2:.$B$32];['Core Capabilities'.$A$2:.$A$32])" office:value-type="float" office:value="20">
            <text:p>20</text:p>
          </table:table-cell>
          <table:table-cell office:value-type="string">
            <text:p>Operational Coordination</text:p>
          </table:table-cell>
          <table:table-cell office:value-type="string">
            <text:p> Capitalize on opportunities for mitigation actions following disasters and incidents.</text:p>
          </table:table-cell>
          <table:table-cell table:number-columns-repeated="1020"/>
        </table:table-row>
        <table:table-row table:style-name="ro1">
          <table:table-cell office:value-type="float" office:value="161">
            <text:p>161</text:p>
          </table:table-cell>
          <table:table-cell table:formula="of:=LOOKUP([.C162];['Core Capabilities'.$B$2:.$B$32];['Core Capabilities'.$A$2:.$A$32])" office:value-type="float" office:value="20">
            <text:p>20</text:p>
          </table:table-cell>
          <table:table-cell office:value-type="string">
            <text:p>Operational Coordination</text:p>
          </table:table-cell>
          <table:table-cell office:value-type="string">
            <text:p>Change Management</text:p>
          </table:table-cell>
          <table:table-cell table:number-columns-repeated="1020"/>
        </table:table-row>
        <table:table-row table:style-name="ro1">
          <table:table-cell office:value-type="float" office:value="162">
            <text:p>162</text:p>
          </table:table-cell>
          <table:table-cell table:formula="of:=LOOKUP([.C163];['Core Capabilities'.$B$2:.$B$32];['Core Capabilities'.$A$2:.$A$32])" office:value-type="float" office:value="20">
            <text:p>20</text:p>
          </table:table-cell>
          <table:table-cell office:value-type="string">
            <text:p>Operational Coordination</text:p>
          </table:table-cell>
          <table:table-cell office:value-type="string">
            <text:p> Adapt to evolving risks and changing conditions.</text:p>
          </table:table-cell>
          <table:table-cell table:number-columns-repeated="1020"/>
        </table:table-row>
        <table:table-row table:style-name="ro1">
          <table:table-cell office:value-type="float" office:value="163">
            <text:p>163</text:p>
          </table:table-cell>
          <table:table-cell table:formula="of:=LOOKUP([.C164];['Core Capabilities'.$B$2:.$B$32];['Core Capabilities'.$A$2:.$A$32])" office:value-type="float" office:value="20">
            <text:p>20</text:p>
          </table:table-cell>
          <table:table-cell office:value-type="string">
            <text:p>Operational Coordination</text:p>
          </table:table-cell>
          <table:table-cell office:value-type="string">
            <text:p> Look for ways to include new stakeholders in mitigation capabilities.</text:p>
          </table:table-cell>
          <table:table-cell table:number-columns-repeated="1020"/>
        </table:table-row>
        <table:table-row table:style-name="ro4" table:number-rows-repeated="1048411">
          <table:table-cell table:number-columns-repeated="1024"/>
        </table:table-row>
        <table:table-row table:style-name="ro4">
          <table:table-cell table:number-columns-repeated="1024"/>
        </table:table-row>
      </table:table>
      <table:table table:name="Expertises" table:style-name="ta1">
        <office:forms form:automatic-focus="false" form:apply-design-mode="false"/>
        <table:table-column table:style-name="co17" table:default-cell-style-name="Default"/>
        <table:table-column table:style-name="co4" table:number-columns-repeated="1023" table:default-cell-style-name="Default"/>
        <table:table-row table:style-name="ro4">
          <table:table-cell table:style-name="ce9" office:value-type="string">
            <text:p>Name</text:p>
          </table:table-cell>
          <table:table-cell table:style-name="ce9" office:value-type="string">
            <text:p>!</text:p>
          </table:table-cell>
          <table:table-cell table:style-name="ce9" table:number-columns-repeated="1022"/>
        </table:table-row>
        <table:table-row table:style-name="ro4">
          <table:table-cell office:value-type="string">
            <text:p>Communication Systems</text:p>
          </table:table-cell>
          <table:table-cell office:value-type="string">
            <text:p>!</text:p>
          </table:table-cell>
          <table:table-cell table:number-columns-repeated="1022"/>
        </table:table-row>
        <table:table-row table:style-name="ro4">
          <table:table-cell office:value-type="string">
            <text:p>Emergency Management</text:p>
          </table:table-cell>
          <table:table-cell office:value-type="string">
            <text:p>!</text:p>
          </table:table-cell>
          <table:table-cell table:number-columns-repeated="1022"/>
        </table:table-row>
        <table:table-row table:style-name="ro4">
          <table:table-cell office:value-type="string">
            <text:p>Environment</text:p>
          </table:table-cell>
          <table:table-cell office:value-type="string">
            <text:p>!</text:p>
          </table:table-cell>
          <table:table-cell table:number-columns-repeated="1022"/>
        </table:table-row>
        <table:table-row table:style-name="ro4">
          <table:table-cell office:value-type="string">
            <text:p>Information Systems</text:p>
          </table:table-cell>
          <table:table-cell office:value-type="string">
            <text:p>!</text:p>
          </table:table-cell>
          <table:table-cell table:number-columns-repeated="1022"/>
        </table:table-row>
        <table:table-row table:style-name="ro4">
          <table:table-cell office:value-type="string">
            <text:p>Intelligence/Analysis</text:p>
          </table:table-cell>
          <table:table-cell office:value-type="string">
            <text:p>!</text:p>
          </table:table-cell>
          <table:table-cell table:number-columns-repeated="1022"/>
        </table:table-row>
        <table:table-row table:style-name="ro4">
          <table:table-cell office:value-type="string">
            <text:p>Law Enforcement</text:p>
          </table:table-cell>
          <table:table-cell office:value-type="string">
            <text:p>!</text:p>
          </table:table-cell>
          <table:table-cell table:number-columns-repeated="1022"/>
        </table:table-row>
        <table:table-row table:style-name="ro4">
          <table:table-cell office:value-type="string">
            <text:p>Legal</text:p>
          </table:table-cell>
          <table:table-cell office:value-type="string">
            <text:p>!</text:p>
          </table:table-cell>
          <table:table-cell table:number-columns-repeated="1022"/>
        </table:table-row>
        <table:table-row table:style-name="ro4">
          <table:table-cell office:value-type="string">
            <text:p>Logistics</text:p>
          </table:table-cell>
          <table:table-cell office:value-type="string">
            <text:p>!</text:p>
          </table:table-cell>
          <table:table-cell table:number-columns-repeated="1022"/>
        </table:table-row>
        <table:table-row table:style-name="ro4">
          <table:table-cell office:value-type="string">
            <text:p>Planning</text:p>
          </table:table-cell>
          <table:table-cell office:value-type="string">
            <text:p>!</text:p>
          </table:table-cell>
          <table:table-cell table:number-columns-repeated="1022"/>
        </table:table-row>
        <table:table-row table:style-name="ro4">
          <table:table-cell office:value-type="string">
            <text:p>Public Health</text:p>
          </table:table-cell>
          <table:table-cell office:value-type="string">
            <text:p>!</text:p>
          </table:table-cell>
          <table:table-cell table:number-columns-repeated="1022"/>
        </table:table-row>
        <table:table-row table:style-name="ro4">
          <table:table-cell office:value-type="string">
            <text:p>Public Relations</text:p>
          </table:table-cell>
          <table:table-cell office:value-type="string">
            <text:p>!</text:p>
          </table:table-cell>
          <table:table-cell table:number-columns-repeated="1022"/>
        </table:table-row>
        <table:table-row table:style-name="ro4">
          <table:table-cell office:value-type="string">
            <text:p>Sales and Marketing</text:p>
          </table:table-cell>
          <table:table-cell office:value-type="string">
            <text:p>!</text:p>
          </table:table-cell>
          <table:table-cell table:number-columns-repeated="1022"/>
        </table:table-row>
      </table:table>
      <table:table table:name="Subcommittees" table:style-name="ta1">
        <office:forms form:automatic-focus="false" form:apply-design-mode="false"/>
        <table:table-column table:style-name="co18" table:default-cell-style-name="Default"/>
        <table:table-column table:style-name="co4" table:default-cell-style-name="Default"/>
        <table:table-row table:style-name="ro4">
          <table:table-cell office:value-type="string">
            <text:p>Name</text:p>
          </table:table-cell>
          <table:table-cell office:value-type="string">
            <text:p>!</text:p>
          </table:table-cell>
        </table:table-row>
        <table:table-row table:style-name="ro4">
          <table:table-cell office:value-type="string">
            <text:p>Civil Disturbance</text:p>
          </table:table-cell>
          <table:table-cell office:value-type="string">
            <text:p>!</text:p>
          </table:table-cell>
        </table:table-row>
        <table:table-row table:style-name="ro4">
          <table:table-cell office:value-type="string">
            <text:p>Credentialing</text:p>
          </table:table-cell>
          <table:table-cell office:value-type="string">
            <text:p>!</text:p>
          </table:table-cell>
        </table:table-row>
        <table:table-row table:style-name="ro4">
          <table:table-cell office:value-type="string">
            <text:p>Criminal Enterprise</text:p>
          </table:table-cell>
          <table:table-cell office:value-type="string">
            <text:p>!</text:p>
          </table:table-cell>
        </table:table-row>
        <table:table-row table:style-name="ro4">
          <table:table-cell office:value-type="string">
            <text:p>Crisis Management</text:p>
          </table:table-cell>
          <table:table-cell office:value-type="string">
            <text:p>!</text:p>
          </table:table-cell>
        </table:table-row>
        <table:table-row table:style-name="ro4">
          <table:table-cell office:value-type="string">
            <text:p>Critical Infrastructure</text:p>
          </table:table-cell>
          <table:table-cell office:value-type="string">
            <text:p>!</text:p>
          </table:table-cell>
        </table:table-row>
        <table:table-row table:style-name="ro4">
          <table:table-cell office:value-type="string">
            <text:p>Dignitary/VIP</text:p>
          </table:table-cell>
          <table:table-cell office:value-type="string">
            <text:p>!</text:p>
          </table:table-cell>
        </table:table-row>
        <table:table-row table:style-name="ro4">
          <table:table-cell office:value-type="string">
            <text:p>Explosive Device Response</text:p>
          </table:table-cell>
          <table:table-cell office:value-type="string">
            <text:p>!</text:p>
          </table:table-cell>
        </table:table-row>
        <table:table-row table:style-name="ro4">
          <table:table-cell office:value-type="string">
            <text:p>Fire/Life Safety</text:p>
          </table:table-cell>
          <table:table-cell office:value-type="string">
            <text:p>!</text:p>
          </table:table-cell>
        </table:table-row>
        <table:table-row table:style-name="ro4">
          <table:table-cell office:value-type="string">
            <text:p>Health/Medical</text:p>
          </table:table-cell>
          <table:table-cell office:value-type="string">
            <text:p>!</text:p>
          </table:table-cell>
        </table:table-row>
        <table:table-row table:style-name="ro4">
          <table:table-cell office:value-type="string">
            <text:p>Intelligence</text:p>
          </table:table-cell>
          <table:table-cell office:value-type="string">
            <text:p>!</text:p>
          </table:table-cell>
        </table:table-row>
        <table:table-row table:style-name="ro1">
          <table:table-cell office:value-type="string">
            <text:p>Interagency Communication</text:p>
          </table:table-cell>
          <table:table-cell office:value-type="string">
            <text:p>!</text:p>
          </table:table-cell>
        </table:table-row>
        <table:table-row table:style-name="ro4">
          <table:table-cell office:value-type="string">
            <text:p>Legal</text:p>
          </table:table-cell>
          <table:table-cell office:value-type="string">
            <text:p>!</text:p>
          </table:table-cell>
        </table:table-row>
        <table:table-row table:style-name="ro4">
          <table:table-cell office:value-type="string">
            <text:p>Marine Services</text:p>
          </table:table-cell>
          <table:table-cell office:value-type="string">
            <text:p>!</text:p>
          </table:table-cell>
        </table:table-row>
        <table:table-row table:style-name="ro1">
          <table:table-cell office:value-type="string">
            <text:p>MetLife Stadium</text:p>
          </table:table-cell>
          <table:table-cell office:value-type="string">
            <text:p>!</text:p>
          </table:table-cell>
        </table:table-row>
        <table:table-row table:style-name="ro4">
          <table:table-cell office:value-type="string">
            <text:p>NFL Experience</text:p>
          </table:table-cell>
          <table:table-cell office:value-type="string">
            <text:p>!</text:p>
          </table:table-cell>
        </table:table-row>
        <table:table-row table:style-name="ro4">
          <table:table-cell office:value-type="string">
            <text:p>Public Affairs</text:p>
          </table:table-cell>
          <table:table-cell office:value-type="string">
            <text:p>!</text:p>
          </table:table-cell>
        </table:table-row>
        <table:table-row table:style-name="ro4">
          <table:table-cell office:value-type="string">
            <text:p>Recovery Management</text:p>
          </table:table-cell>
          <table:table-cell office:value-type="string">
            <text:p>!</text:p>
          </table:table-cell>
        </table:table-row>
        <table:table-row table:style-name="ro4">
          <table:table-cell office:value-type="string">
            <text:p>Tactical</text:p>
          </table:table-cell>
          <table:table-cell office:value-type="string">
            <text:p>!</text:p>
          </table:table-cell>
        </table:table-row>
        <table:table-row table:style-name="ro4">
          <table:table-cell office:value-type="string">
            <text:p>Traffic/Transportation</text:p>
          </table:table-cell>
          <table:table-cell office:value-type="string">
            <text:p>!</text:p>
          </table:table-cell>
        </table:table-row>
        <table:table-row table:style-name="ro4">
          <table:table-cell office:value-type="string">
            <text:p>Training</text:p>
          </table:table-cell>
          <table:table-cell office:value-type="string">
            <text:p>!</text:p>
          </table:table-cell>
        </table:table-row>
      </table:table>
      <table:named-expressions/>
      <table:database-ranges>
        <table:database-range table:name="__Anonymous_Sheet_DB__1" table:target-range-address="'Core Capabilities'.B1:'Core Capabilities'.AMJ1048576">
          <table:sort>
            <table:sort-by table:field-number="0" table:data-type="automatic"/>
          </table:sort>
        </table:database-range>
        <table:database-range table:name="__Anonymous_Sheet_DB__2" table:target-range-address="'CC-MA'.B1:'CC-MA'.AMG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7">00/00/0000</text:date>, <text:time style:data-style-name="N2" text:time-value="0000-00-00T16:02: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27T16:03:29</dc:date>
    <meta:generator>LibreOffice/4.0.2.2$Linux_x86 LibreOffice_project/400m0$Build-2</meta:generator>
    <meta:editing-duration>P2DT20H48M38S</meta:editing-duration>
    <meta:editing-cycles>12</meta:editing-cycles>
    <meta:document-statistic meta:table-count="7" meta:cell-count="2008" meta:object-count="0"/>
  </office:meta>
</office:document-meta>
</file>